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Condensed" svg:font-family="'DejaVu Sans Condensed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castItem_3e_">
      <style:text-properties fo:font-variant="normal" fo:text-transform="none"/>
    </style:style>
    <style:style style:name="P2" style:family="paragraph" style:parent-style-name="_3c_castItem_3e_">
      <style:text-properties fo:font-variant="normal" fo:text-transform="none" officeooo:paragraph-rsid="0033a2e1"/>
    </style:style>
    <style:style style:name="P3" style:family="paragraph" style:parent-style-name="_3c_castItem_3e_">
      <style:text-properties fo:font-variant="normal" fo:text-transform="none" officeooo:rsid="0033a2e1" officeooo:paragraph-rsid="0033a2e1"/>
    </style:style>
    <style:style style:name="P4" style:family="paragraph" style:parent-style-name="Heading">
      <style:text-properties fo:font-variant="normal" fo:text-transform="none" style:font-name="Arial" fo:font-size="14pt" officeooo:rsid="0033a2e1" officeooo:paragraph-rsid="0033a2e1" style:font-name-asian="Microsoft YaHei" style:font-size-asian="14pt" style:font-name-complex="Arial1" style:font-size-complex="14pt"/>
    </style:style>
    <style:style style:name="P5" style:family="paragraph" style:parent-style-name="_3c_speaker_3e_">
      <style:text-properties officeooo:rsid="0033a2e1" officeooo:paragraph-rsid="0033a2e1"/>
    </style:style>
    <style:style style:name="P6" style:family="paragraph" style:parent-style-name="_3c_l_3e_">
      <style:text-properties officeooo:rsid="0033a2e1" officeooo:paragraph-rsid="0033a2e1"/>
    </style:style>
    <style:style style:name="P7" style:family="paragraph" style:parent-style-name="_3c_l_3e_">
      <style:text-properties officeooo:rsid="00349e12" officeooo:paragraph-rsid="00349e12"/>
    </style:style>
    <style:style style:name="P8" style:family="paragraph" style:parent-style-name="_3c_l_3e_">
      <style:text-properties officeooo:rsid="00349e12" officeooo:paragraph-rsid="00368db0"/>
    </style:style>
    <style:style style:name="P9" style:family="paragraph" style:parent-style-name="_3c_l_3e_">
      <style:text-properties officeooo:rsid="00368db0" officeooo:paragraph-rsid="00368db0"/>
    </style:style>
    <style:style style:name="P10" style:family="paragraph" style:parent-style-name="_3c_l_3e_">
      <style:text-properties fo:font-variant="normal" fo:text-transform="none" officeooo:rsid="0033a2e1" officeooo:paragraph-rsid="0033a2e1"/>
    </style:style>
    <style:style style:name="P11" style:family="paragraph" style:parent-style-name="_3c_l_3e_">
      <style:text-properties fo:font-variant="normal" fo:text-transform="none" officeooo:rsid="00349e12" officeooo:paragraph-rsid="00349e12"/>
    </style:style>
    <style:style style:name="P12" style:family="paragraph" style:parent-style-name="_3c_l_3e_">
      <style:text-properties fo:font-variant="normal" fo:text-transform="none" officeooo:rsid="00368db0" officeooo:paragraph-rsid="00368db0"/>
    </style:style>
    <style:style style:name="P13" style:family="paragraph" style:parent-style-name="_3c_l_3e_">
      <style:text-properties fo:font-variant="normal" fo:text-transform="none" officeooo:rsid="00382f85" officeooo:paragraph-rsid="00382f85"/>
    </style:style>
    <style:style style:name="P14" style:family="paragraph" style:parent-style-name="_3c_l_3e_">
      <style:text-properties fo:font-variant="normal" fo:text-transform="none" officeooo:rsid="00382f85" officeooo:paragraph-rsid="0038e510"/>
    </style:style>
    <style:style style:name="P15" style:family="paragraph" style:parent-style-name="_3c_l_3e_">
      <style:text-properties officeooo:rsid="00382f85" officeooo:paragraph-rsid="0038e510"/>
    </style:style>
    <style:style style:name="P16" style:family="paragraph" style:parent-style-name="_3c_l_3e_">
      <style:text-properties officeooo:rsid="003950a6" officeooo:paragraph-rsid="003950a6"/>
    </style:style>
    <style:style style:name="P17" style:family="paragraph" style:parent-style-name="_3c_l_3e_">
      <style:text-properties officeooo:rsid="003a662b" officeooo:paragraph-rsid="003a662b"/>
    </style:style>
    <style:style style:name="P18" style:family="paragraph" style:parent-style-name="_3c_l_3e_">
      <style:text-properties officeooo:rsid="003af535" officeooo:paragraph-rsid="003af535"/>
    </style:style>
    <style:style style:name="P19" style:family="paragraph" style:parent-style-name="_3c_l_3e_">
      <style:text-properties officeooo:rsid="003c839a" officeooo:paragraph-rsid="003c839a"/>
    </style:style>
    <style:style style:name="P20" style:family="paragraph" style:parent-style-name="_3c_l_3e_">
      <style:text-properties officeooo:rsid="003e35d0" officeooo:paragraph-rsid="003e35d0"/>
    </style:style>
    <style:style style:name="P21" style:family="paragraph" style:parent-style-name="_3c_l_3e_">
      <style:text-properties officeooo:rsid="003ed9f4" officeooo:paragraph-rsid="003ed9f4"/>
    </style:style>
    <style:style style:name="P22" style:family="paragraph" style:parent-style-name="_3c_l_3e_">
      <style:text-properties officeooo:rsid="003f79a7" officeooo:paragraph-rsid="003f79a7"/>
    </style:style>
    <style:style style:name="P23" style:family="paragraph" style:parent-style-name="_3c_l_3e_">
      <style:text-properties officeooo:rsid="00413815" officeooo:paragraph-rsid="00413815"/>
    </style:style>
    <style:style style:name="P24" style:family="paragraph" style:parent-style-name="_3c_l_3e_">
      <style:text-properties officeooo:rsid="00413815" officeooo:paragraph-rsid="00415530"/>
    </style:style>
    <style:style style:name="P25" style:family="paragraph" style:parent-style-name="_3c_l_3e_">
      <style:text-properties officeooo:rsid="00413815" officeooo:paragraph-rsid="00417f1c"/>
    </style:style>
    <style:style style:name="P26" style:family="paragraph" style:parent-style-name="_3c_l_3e_">
      <style:text-properties officeooo:rsid="00413815" officeooo:paragraph-rsid="0041aec9"/>
    </style:style>
    <style:style style:name="P27" style:family="paragraph" style:parent-style-name="_3c_l_3e_">
      <style:text-properties officeooo:rsid="00413815" officeooo:paragraph-rsid="0043263a"/>
    </style:style>
    <style:style style:name="P28" style:family="paragraph" style:parent-style-name="_3c_l_3e_">
      <style:text-properties officeooo:rsid="00413815" officeooo:paragraph-rsid="00444401"/>
    </style:style>
    <style:style style:name="P29" style:family="paragraph" style:parent-style-name="_3c_l_3e_">
      <style:text-properties officeooo:rsid="00413815" officeooo:paragraph-rsid="0044c664"/>
    </style:style>
    <style:style style:name="P30" style:family="paragraph" style:parent-style-name="_3c_l_3e_">
      <style:text-properties officeooo:rsid="00413815" officeooo:paragraph-rsid="0044eb94"/>
    </style:style>
    <style:style style:name="P31" style:family="paragraph" style:parent-style-name="_3c_l_3e_">
      <style:text-properties officeooo:rsid="00413815" officeooo:paragraph-rsid="0045b0f7"/>
    </style:style>
    <style:style style:name="P32" style:family="paragraph" style:parent-style-name="_3c_l_3e_">
      <style:text-properties officeooo:rsid="00413815" officeooo:paragraph-rsid="004612bc"/>
    </style:style>
    <style:style style:name="P33" style:family="paragraph" style:parent-style-name="_3c_l_3e_">
      <style:text-properties officeooo:rsid="00413815" officeooo:paragraph-rsid="0046bdbf"/>
    </style:style>
    <style:style style:name="P34" style:family="paragraph" style:parent-style-name="_3c_l_3e_">
      <style:text-properties officeooo:rsid="00413815" officeooo:paragraph-rsid="004ab281"/>
    </style:style>
    <style:style style:name="P35" style:family="paragraph" style:parent-style-name="_3c_l_3e_">
      <style:text-properties officeooo:rsid="00413815" officeooo:paragraph-rsid="004bae97"/>
    </style:style>
    <style:style style:name="P36" style:family="paragraph" style:parent-style-name="_3c_l_3e_">
      <style:text-properties officeooo:rsid="00413815" officeooo:paragraph-rsid="004cc821"/>
    </style:style>
    <style:style style:name="P37" style:family="paragraph" style:parent-style-name="_3c_l_3e_">
      <style:text-properties officeooo:rsid="00413815" officeooo:paragraph-rsid="004d1e3c"/>
    </style:style>
    <style:style style:name="P38" style:family="paragraph" style:parent-style-name="_3c_l_3e_">
      <style:text-properties officeooo:rsid="00413815" officeooo:paragraph-rsid="004f254a"/>
    </style:style>
    <style:style style:name="P39" style:family="paragraph" style:parent-style-name="_3c_l_3e_">
      <style:text-properties officeooo:rsid="00413815" officeooo:paragraph-rsid="0053098a"/>
    </style:style>
    <style:style style:name="P40" style:family="paragraph" style:parent-style-name="_3c_l_3e_">
      <style:text-properties officeooo:rsid="00413815" officeooo:paragraph-rsid="00532e38"/>
    </style:style>
    <style:style style:name="P41" style:family="paragraph" style:parent-style-name="_3c_l_3e_">
      <style:text-properties officeooo:rsid="00413815" officeooo:paragraph-rsid="0053ef70"/>
    </style:style>
    <style:style style:name="P42" style:family="paragraph" style:parent-style-name="_3c_l_3e_">
      <style:text-properties officeooo:rsid="00413815" officeooo:paragraph-rsid="0054ff3c"/>
    </style:style>
    <style:style style:name="P43" style:family="paragraph" style:parent-style-name="_3c_l_3e_">
      <style:text-properties officeooo:rsid="00413815" officeooo:paragraph-rsid="0055db3f"/>
    </style:style>
    <style:style style:name="P44" style:family="paragraph" style:parent-style-name="_3c_l_3e_">
      <style:text-properties officeooo:rsid="00413815" officeooo:paragraph-rsid="0048e32c"/>
    </style:style>
    <style:style style:name="P45" style:family="paragraph" style:parent-style-name="_3c_l_3e_">
      <style:text-properties officeooo:rsid="00413815" officeooo:paragraph-rsid="004be3c4"/>
    </style:style>
    <style:style style:name="P46" style:family="paragraph" style:parent-style-name="_3c_l_3e_">
      <style:text-properties officeooo:rsid="00413815" officeooo:paragraph-rsid="004fc1b2"/>
    </style:style>
    <style:style style:name="P47" style:family="paragraph" style:parent-style-name="_3c_l_3e_">
      <style:text-properties officeooo:rsid="00413815" officeooo:paragraph-rsid="0050fa2c"/>
    </style:style>
    <style:style style:name="P48" style:family="paragraph" style:parent-style-name="_3c_l_3e_">
      <style:text-properties officeooo:rsid="00413815" officeooo:paragraph-rsid="00519101"/>
    </style:style>
    <style:style style:name="P49" style:family="paragraph" style:parent-style-name="_3c_l_3e_">
      <style:text-properties officeooo:paragraph-rsid="00415530"/>
    </style:style>
    <style:style style:name="P50" style:family="paragraph" style:parent-style-name="_3c_l_3e_">
      <style:text-properties officeooo:paragraph-rsid="00417f1c"/>
    </style:style>
    <style:style style:name="P51" style:family="paragraph" style:parent-style-name="_3c_l_3e_">
      <style:text-properties officeooo:rsid="00417f1c" officeooo:paragraph-rsid="00417f1c"/>
    </style:style>
    <style:style style:name="P52" style:family="paragraph" style:parent-style-name="_3c_l_3e_">
      <style:text-properties officeooo:paragraph-rsid="0041aec9"/>
    </style:style>
    <style:style style:name="P53" style:family="paragraph" style:parent-style-name="_3c_l_3e_">
      <style:text-properties officeooo:paragraph-rsid="0043263a"/>
    </style:style>
    <style:style style:name="P54" style:family="paragraph" style:parent-style-name="_3c_l_3e_">
      <style:text-properties officeooo:paragraph-rsid="0044c664"/>
    </style:style>
    <style:style style:name="P55" style:family="paragraph" style:parent-style-name="_3c_l_3e_">
      <style:text-properties officeooo:paragraph-rsid="0045b0f7"/>
    </style:style>
    <style:style style:name="P56" style:family="paragraph" style:parent-style-name="_3c_l_3e_">
      <style:text-properties officeooo:paragraph-rsid="0048e32c"/>
    </style:style>
    <style:style style:name="P57" style:family="paragraph" style:parent-style-name="_3c_l_3e_">
      <style:text-properties officeooo:paragraph-rsid="004cc821"/>
    </style:style>
    <style:style style:name="P58" style:family="paragraph" style:parent-style-name="_3c_l_3e_">
      <style:text-properties officeooo:paragraph-rsid="004d1e3c"/>
    </style:style>
    <style:style style:name="P59" style:family="paragraph" style:parent-style-name="_3c_l_3e_">
      <style:text-properties officeooo:paragraph-rsid="004fc1b2"/>
    </style:style>
    <style:style style:name="P60" style:family="paragraph" style:parent-style-name="_3c_l_3e_">
      <style:text-properties officeooo:paragraph-rsid="0050fa2c"/>
    </style:style>
    <style:style style:name="P61" style:family="paragraph" style:parent-style-name="_3c_l_3e_">
      <style:text-properties officeooo:paragraph-rsid="0053ef70"/>
    </style:style>
    <style:style style:name="P62" style:family="paragraph" style:parent-style-name="_3c_l_3e_">
      <style:text-properties officeooo:paragraph-rsid="0054ff3c"/>
    </style:style>
    <style:style style:name="P63" style:family="paragraph" style:parent-style-name="_3c_l_3e_">
      <style:text-properties officeooo:rsid="00415530" officeooo:paragraph-rsid="00415530"/>
    </style:style>
    <style:style style:name="P64" style:family="paragraph" style:parent-style-name="_3c_l_3e_">
      <style:text-properties officeooo:rsid="00415530" officeooo:paragraph-rsid="00417f1c"/>
    </style:style>
    <style:style style:name="P65" style:family="paragraph" style:parent-style-name="_3c_l_3e_">
      <style:text-properties officeooo:rsid="0041aec9" officeooo:paragraph-rsid="0041aec9"/>
    </style:style>
    <style:style style:name="P66" style:family="paragraph" style:parent-style-name="_3c_l_3e_">
      <style:text-properties officeooo:rsid="0043263a" officeooo:paragraph-rsid="0043263a"/>
    </style:style>
    <style:style style:name="P67" style:family="paragraph" style:parent-style-name="_3c_l_3e_">
      <style:text-properties officeooo:rsid="0044c664" officeooo:paragraph-rsid="0044c664"/>
    </style:style>
    <style:style style:name="P68" style:family="paragraph" style:parent-style-name="_3c_l_3e_">
      <style:text-properties officeooo:rsid="0044eb94" officeooo:paragraph-rsid="0044eb94"/>
    </style:style>
    <style:style style:name="P69" style:family="paragraph" style:parent-style-name="_3c_l_3e_">
      <style:text-properties officeooo:rsid="0045b0f7" officeooo:paragraph-rsid="0045b0f7"/>
    </style:style>
    <style:style style:name="P70" style:family="paragraph" style:parent-style-name="_3c_l_3e_">
      <style:text-properties officeooo:rsid="004612bc" officeooo:paragraph-rsid="004612bc"/>
    </style:style>
    <style:style style:name="P71" style:family="paragraph" style:parent-style-name="_3c_l_3e_">
      <style:text-properties officeooo:rsid="0046bdbf" officeooo:paragraph-rsid="0046bdbf"/>
    </style:style>
    <style:style style:name="P72" style:family="paragraph" style:parent-style-name="_3c_l_3e_">
      <style:text-properties officeooo:rsid="0046bdbf" officeooo:paragraph-rsid="004723d9"/>
    </style:style>
    <style:style style:name="P73" style:family="paragraph" style:parent-style-name="_3c_l_3e_">
      <style:text-properties officeooo:rsid="004723d9" officeooo:paragraph-rsid="004723d9"/>
    </style:style>
    <style:style style:name="P74" style:family="paragraph" style:parent-style-name="_3c_l_3e_">
      <style:text-properties officeooo:rsid="004723d9" officeooo:paragraph-rsid="0048e32c"/>
    </style:style>
    <style:style style:name="P75" style:family="paragraph" style:parent-style-name="_3c_l_3e_">
      <style:text-properties officeooo:rsid="0048e32c" officeooo:paragraph-rsid="004ab281"/>
    </style:style>
    <style:style style:name="P76" style:family="paragraph" style:parent-style-name="_3c_l_3e_">
      <style:text-properties officeooo:rsid="004ab281" officeooo:paragraph-rsid="004ab281"/>
    </style:style>
    <style:style style:name="P77" style:family="paragraph" style:parent-style-name="_3c_l_3e_">
      <style:text-properties officeooo:rsid="004be3c4" officeooo:paragraph-rsid="004be3c4"/>
    </style:style>
    <style:style style:name="P78" style:family="paragraph" style:parent-style-name="_3c_l_3e_">
      <style:text-properties officeooo:rsid="004be3c4" officeooo:paragraph-rsid="004cc821"/>
    </style:style>
    <style:style style:name="P79" style:family="paragraph" style:parent-style-name="_3c_l_3e_">
      <style:text-properties officeooo:rsid="004cc821" officeooo:paragraph-rsid="004cc821"/>
    </style:style>
    <style:style style:name="P80" style:family="paragraph" style:parent-style-name="_3c_l_3e_">
      <style:text-properties officeooo:rsid="004d1e3c" officeooo:paragraph-rsid="004d1e3c"/>
    </style:style>
    <style:style style:name="P81" style:family="paragraph" style:parent-style-name="_3c_l_3e_">
      <style:text-properties officeooo:rsid="004d1e3c" officeooo:paragraph-rsid="004d3a4b"/>
    </style:style>
    <style:style style:name="P82" style:family="paragraph" style:parent-style-name="_3c_l_3e_">
      <style:text-properties officeooo:rsid="004d3a4b" officeooo:paragraph-rsid="004d3a4b"/>
    </style:style>
    <style:style style:name="P83" style:family="paragraph" style:parent-style-name="_3c_l_3e_">
      <style:text-properties officeooo:rsid="004f254a" officeooo:paragraph-rsid="004fc1b2"/>
    </style:style>
    <style:style style:name="P84" style:family="paragraph" style:parent-style-name="_3c_l_3e_">
      <style:text-properties officeooo:rsid="004fc1b2" officeooo:paragraph-rsid="004fc1b2"/>
    </style:style>
    <style:style style:name="P85" style:family="paragraph" style:parent-style-name="_3c_l_3e_">
      <style:text-properties officeooo:rsid="004fc1b2" officeooo:paragraph-rsid="0050fa2c"/>
    </style:style>
    <style:style style:name="P86" style:family="paragraph" style:parent-style-name="_3c_l_3e_">
      <style:text-properties officeooo:rsid="0050fa2c" officeooo:paragraph-rsid="0050fa2c"/>
    </style:style>
    <style:style style:name="P87" style:family="paragraph" style:parent-style-name="_3c_l_3e_">
      <style:text-properties officeooo:rsid="0053098a" officeooo:paragraph-rsid="0053098a"/>
    </style:style>
    <style:style style:name="P88" style:family="paragraph" style:parent-style-name="_3c_l_3e_">
      <style:text-properties officeooo:rsid="0053098a" officeooo:paragraph-rsid="00532e38"/>
    </style:style>
    <style:style style:name="P89" style:family="paragraph" style:parent-style-name="_3c_l_3e_">
      <style:text-properties officeooo:rsid="00532e38" officeooo:paragraph-rsid="00532e38"/>
    </style:style>
    <style:style style:name="P90" style:family="paragraph" style:parent-style-name="_3c_l_3e_">
      <style:text-properties officeooo:rsid="0053ef70" officeooo:paragraph-rsid="0053ef70"/>
    </style:style>
    <style:style style:name="P91" style:family="paragraph" style:parent-style-name="_3c_l_3e_">
      <style:text-properties officeooo:rsid="0053ef70" officeooo:paragraph-rsid="0054ff3c"/>
    </style:style>
    <style:style style:name="P92" style:family="paragraph" style:parent-style-name="_3c_l_3e_">
      <style:text-properties officeooo:rsid="0054ff3c" officeooo:paragraph-rsid="0054ff3c"/>
    </style:style>
    <style:style style:name="P93" style:family="paragraph" style:parent-style-name="_3c_l_3e_">
      <style:text-properties officeooo:rsid="0054ff3c" officeooo:paragraph-rsid="0055db3f"/>
    </style:style>
    <style:style style:name="P94" style:family="paragraph" style:parent-style-name="_3c_l_3e_">
      <style:text-properties officeooo:rsid="0055db3f" officeooo:paragraph-rsid="0055db3f"/>
    </style:style>
    <style:style style:name="P95" style:family="paragraph" style:parent-style-name="Heading_20_1">
      <style:text-properties fo:font-variant="normal" fo:text-transform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officeooo:rsid="0033a2e1"/>
    </style:style>
    <style:style style:name="T3" style:family="text">
      <style:text-properties fo:font-variant="normal" fo:text-transform="none" officeooo:rsid="00368db0"/>
    </style:style>
    <style:style style:name="T4" style:family="text">
      <style:text-properties fo:font-variant="normal" fo:text-transform="none" officeooo:rsid="003a662b"/>
    </style:style>
    <style:style style:name="T5" style:family="text">
      <style:text-properties fo:font-variant="normal" fo:text-transform="none" officeooo:rsid="003c839a"/>
    </style:style>
    <style:style style:name="T6" style:family="text">
      <style:text-properties fo:font-variant="normal" fo:text-transform="none" officeooo:rsid="00415530"/>
    </style:style>
    <style:style style:name="T7" style:family="text">
      <style:text-properties fo:font-variant="normal" fo:text-transform="none" officeooo:rsid="00417f1c"/>
    </style:style>
    <style:style style:name="T8" style:family="text">
      <style:text-properties fo:font-variant="normal" fo:text-transform="none" officeooo:rsid="0041aec9"/>
    </style:style>
    <style:style style:name="T9" style:family="text">
      <style:text-properties fo:font-variant="normal" fo:text-transform="none" officeooo:rsid="0043263a"/>
    </style:style>
    <style:style style:name="T10" style:family="text">
      <style:text-properties fo:font-variant="normal" fo:text-transform="none" officeooo:rsid="00444401"/>
    </style:style>
    <style:style style:name="T11" style:family="text">
      <style:text-properties fo:font-variant="normal" fo:text-transform="none" officeooo:rsid="0044c664"/>
    </style:style>
    <style:style style:name="T12" style:family="text">
      <style:text-properties fo:font-variant="normal" fo:text-transform="none" officeooo:rsid="0044eb94"/>
    </style:style>
    <style:style style:name="T13" style:family="text">
      <style:text-properties fo:font-variant="normal" fo:text-transform="none" officeooo:rsid="0045b0f7"/>
    </style:style>
    <style:style style:name="T14" style:family="text">
      <style:text-properties fo:font-variant="normal" fo:text-transform="none" officeooo:rsid="004612bc"/>
    </style:style>
    <style:style style:name="T15" style:family="text">
      <style:text-properties fo:font-variant="normal" fo:text-transform="none" officeooo:rsid="0046bdbf"/>
    </style:style>
    <style:style style:name="T16" style:family="text">
      <style:text-properties fo:font-variant="normal" fo:text-transform="none" officeooo:rsid="0048e32c"/>
    </style:style>
    <style:style style:name="T17" style:family="text">
      <style:text-properties fo:font-variant="normal" fo:text-transform="none" officeooo:rsid="004cc821"/>
    </style:style>
    <style:style style:name="T18" style:family="text">
      <style:text-properties fo:font-variant="normal" fo:text-transform="none" officeooo:rsid="004d1e3c"/>
    </style:style>
    <style:style style:name="T19" style:family="text">
      <style:text-properties fo:font-variant="normal" fo:text-transform="none" officeooo:rsid="004f254a"/>
    </style:style>
    <style:style style:name="T20" style:family="text">
      <style:text-properties fo:font-variant="normal" fo:text-transform="none" officeooo:rsid="004fc1b2"/>
    </style:style>
    <style:style style:name="T21" style:family="text">
      <style:text-properties fo:font-variant="normal" fo:text-transform="none" officeooo:rsid="0050fa2c"/>
    </style:style>
    <style:style style:name="T22" style:family="text">
      <style:text-properties fo:font-variant="normal" fo:text-transform="none" officeooo:rsid="0053098a"/>
    </style:style>
    <style:style style:name="T23" style:family="text">
      <style:text-properties fo:font-variant="normal" fo:text-transform="none" officeooo:rsid="00532e38"/>
    </style:style>
    <style:style style:name="T24" style:family="text">
      <style:text-properties fo:font-variant="normal" fo:text-transform="none" officeooo:rsid="0053ef70"/>
    </style:style>
    <style:style style:name="T25" style:family="text">
      <style:text-properties fo:font-variant="normal" fo:text-transform="none" officeooo:rsid="0054ff3c"/>
    </style:style>
    <style:style style:name="T26" style:family="text">
      <style:text-properties fo:font-variant="normal" fo:text-transform="none" officeooo:rsid="0055db3f"/>
    </style:style>
    <style:style style:name="T27" style:family="text">
      <style:text-properties officeooo:rsid="0033a2e1"/>
    </style:style>
    <style:style style:name="T28" style:family="text">
      <style:text-properties officeooo:rsid="003a662b"/>
    </style:style>
    <style:style style:name="T29" style:family="text">
      <style:text-properties officeooo:rsid="003af535"/>
    </style:style>
    <style:style style:name="T30" style:family="text">
      <style:text-properties officeooo:rsid="003c839a"/>
    </style:style>
    <style:style style:name="T31" style:family="text">
      <style:text-properties officeooo:rsid="00413815"/>
    </style:style>
    <style:style style:name="T32" style:family="text">
      <style:text-properties officeooo:rsid="00415530"/>
    </style:style>
    <style:style style:name="T33" style:family="text">
      <style:text-properties officeooo:rsid="00417f1c"/>
    </style:style>
    <style:style style:name="T34" style:family="text">
      <style:text-properties officeooo:rsid="0041aec9"/>
    </style:style>
    <style:style style:name="T35" style:family="text">
      <style:text-properties officeooo:rsid="0043263a"/>
    </style:style>
    <style:style style:name="T36" style:family="text">
      <style:text-properties officeooo:rsid="00444401"/>
    </style:style>
    <style:style style:name="T37" style:family="text">
      <style:text-properties officeooo:rsid="0044c664"/>
    </style:style>
    <style:style style:name="T38" style:family="text">
      <style:text-properties officeooo:rsid="0044eb94"/>
    </style:style>
    <style:style style:name="T39" style:family="text">
      <style:text-properties officeooo:rsid="0045b0f7"/>
    </style:style>
    <style:style style:name="T40" style:family="text">
      <style:text-properties officeooo:rsid="004612bc"/>
    </style:style>
    <style:style style:name="T41" style:family="text">
      <style:text-properties officeooo:rsid="0046bdbf"/>
    </style:style>
    <style:style style:name="T42" style:family="text">
      <style:text-properties officeooo:rsid="004ab281"/>
    </style:style>
    <style:style style:name="T43" style:family="text">
      <style:text-properties officeooo:rsid="004bae97"/>
    </style:style>
    <style:style style:name="T44" style:family="text">
      <style:text-properties officeooo:rsid="004cc821"/>
    </style:style>
    <style:style style:name="T45" style:family="text">
      <style:text-properties officeooo:rsid="004d1e3c"/>
    </style:style>
    <style:style style:name="T46" style:family="text">
      <style:text-properties officeooo:rsid="004f254a"/>
    </style:style>
    <style:style style:name="T47" style:family="text">
      <style:text-properties officeooo:rsid="0053098a"/>
    </style:style>
    <style:style style:name="T48" style:family="text">
      <style:text-properties officeooo:rsid="00532e38"/>
    </style:style>
    <style:style style:name="T49" style:family="text">
      <style:text-properties officeooo:rsid="0053ef70"/>
    </style:style>
    <style:style style:name="T50" style:family="text">
      <style:text-properties officeooo:rsid="0054ff3c"/>
    </style:style>
    <style:style style:name="T51" style:family="text">
      <style:text-properties officeooo:rsid="0055db3f"/>
    </style:style>
    <style:style style:name="T52" style:family="text">
      <style:text-properties officeooo:rsid="0056c4c7"/>
    </style:style>
    <style:style style:name="T53" style:family="text">
      <style:text-properties officeooo:rsid="0057172f"/>
    </style:style>
    <style:style style:name="T54" style:family="text">
      <style:text-properties officeooo:rsid="00584a77"/>
    </style:style>
    <style:style style:name="T55" style:family="text">
      <style:text-properties officeooo:rsid="0058b308"/>
    </style:style>
    <style:style style:name="T56" style:family="text">
      <style:text-properties officeooo:rsid="00599f55"/>
    </style:style>
    <style:style style:name="T57" style:family="text">
      <style:text-properties officeooo:rsid="005bc423"/>
    </style:style>
    <style:style style:name="T58" style:family="text">
      <style:text-properties officeooo:rsid="005db4f2"/>
    </style:style>
    <style:style style:name="T59" style:family="text">
      <style:text-properties officeooo:rsid="005e6fcb"/>
    </style:style>
    <style:style style:name="T60" style:family="text">
      <style:text-properties officeooo:rsid="0060420e"/>
    </style:style>
    <style:style style:name="T61" style:family="text">
      <style:text-properties officeooo:rsid="0060e912"/>
    </style:style>
    <style:style style:name="T62" style:family="text">
      <style:text-properties officeooo:rsid="0060eb27"/>
    </style:style>
    <style:style style:name="T63" style:family="text">
      <style:text-properties officeooo:rsid="0061eb29"/>
    </style:style>
    <style:style style:name="T64" style:family="text">
      <style:text-properties officeooo:rsid="0062ff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upiter</text:p>
      <text:p text:style-name="P3">Mars</text:p>
      <text:p text:style-name="P3">Cupidon</text:p>
      <text:p text:style-name="P3">Phœbus</text:p>
      <text:p text:style-name="P3">Mercure</text:p>
      <text:p text:style-name="P2">Orphée</text:p>
      <text:p text:style-name="P1">Eur<text:span text:style-name="T27">y</text:span>dice</text:p>
      <text:p text:style-name="P3">Le Berger Amoureux</text:p>
      <text:p text:style-name="P3">Le Berger Chasseur</text:p>
      <text:p text:style-name="P3">Le Magicien</text:p>
      <text:p text:style-name="P1">Caron</text:p>
      <text:p text:style-name="P3">Esprit</text:p>
      <text:p text:style-name="P1">Pluton</text:p>
      <text:p text:style-name="P1">Proserpine</text:p>
      <text:p text:style-name="P1">Les Bacc<text:span text:style-name="T27">h</text:span>antes</text:p>
      <text:p text:style-name="P3">Bergers</text:p>
      <text:p text:style-name="P3">L’Oracle d’Apollon</text:p>
      <text:p text:style-name="P4">La Descente d’Orphée aux Enfers<text:line-break/>Tragédie</text:p>
      <text:h text:style-name="P95" text:outline-level="1">Acte premier</text:h>
      <text:p text:style-name="P5">Orphée</text:p>
      <text:p text:style-name="_3c_l_3e_"><text:span text:style-name="_3c_pb_3e_"><text:span text:style-name="T1">[</text:span></text:span><text:span text:style-name="_3c_pb_3e_"><text:span text:style-name="T2">1</text:span></text:span><text:span text:style-name="_3c_pb_3e_"><text:span text:style-name="T1">]</text:span></text:span><text:span text:style-name="T2">Divissantes Deitez, ô grands Dieux immortels,</text:span></text:p>
      <text:p text:style-name="P10">Nous devons bien offrir sur vos divins autels,</text:p>
      <text:p text:style-name="P10">Nous devons bien tous deux un sacrifice rendre</text:p>
      <text:p text:style-name="P10">En signe des honneurs d’avoir daigné descendre</text:p>
      <text:p text:style-name="P10">De l’empire des Cieux, en nos humanitez</text:p>
      <text:p text:style-name="P10">Honorer ce beau jour de vos divinitez.</text:p>
      <text:p text:style-name="P6"><text:span text:style-name="_3c_pb_3e_"><text:span text:style-name="T1">[2]</text:span></text:span><text:span text:style-name="T1">Ma chere espouse et moy ne pouvons satisfaire</text:span></text:p>
      <text:p text:style-name="P10">Aux biens et aux honneurs qu’il vous a pleu nous faire :</text:p>
      <text:p text:style-name="P10">Nous vous remercions d’un cœur devotieux</text:p>
      <text:p text:style-name="P10">Ne pouvant vous offrir rien de plus precieux.</text:p>
      <text:p text:style-name="_3c_speaker_3e_">Jupiter</text:p>
      <text:p text:style-name="P10">Or sus vivez heureux, et que jamais l’envie</text:p>
      <text:p text:style-name="P10">Ne vous puisse troubler au cours de vostre vie,</text:p>
      <text:p text:style-name="P10">Que vous ne puissiez point tomber entre ses mains.</text:p>
      <text:p text:style-name="P10">Moy qui tiens dessur tous l’empire des humains,</text:p>
      <text:p text:style-name="P10">Et qui regne au plus haut de la troupe divine,</text:p>
      <text:p text:style-name="P10">Je ne consentiray jamais vostre ruine :</text:p>
      <text:p text:style-name="P10">Tant que ma deïté dessus vous regnera,</text:p>
      <text:p text:style-name="P10">Jamais le feu du Ciel ne vous offensera.</text:p>
      <text:p text:style-name="_3c_speaker_3e_">Mars</text:p>
      <text:p text:style-name="P10"><text:soft-page-break/>Et moy qui sous mes loix arme les braves Princes</text:p>
      <text:p text:style-name="P10">Aux furieux assauts dans leurs grandes Provinces,</text:p>
      <text:p text:style-name="P10">Qui les belles citez fais renverser en bas,</text:p>
      <text:p text:style-name="P10">Par les rudes efforts des genereux combats,</text:p>
      <text:p text:style-name="P10">Et qui suis redouté par l’effroy de mes armes,</text:p>
      <text:p text:style-name="P10">Je vous exempteray des sanglantes allarmes.</text:p>
      <text:p text:style-name="P10">On recognoist assez la force et le pouvoir</text:p>
      <text:p text:style-name="P10">Que sous mes estendards sans cesse je fais voir.</text:p>
      <text:p text:style-name="_3c_speaker_3e_">Cupidon</text:p>
      <text:p text:style-name="P10">Vivez d’un bon accord le reste de vos jours,</text:p>
      <text:p text:style-name="P10">Et contens joüyssez de vos belles Amours,</text:p>
      <text:p text:style-name="P11">Ayant dessous mes loix le Ciel, l’Enfer et l’onde,</text:p>
      <text:p text:style-name="P11">Et tout ce que l’on void sur la machine ronde.</text:p>
      <text:p text:style-name="P11">Je veux malgré le sort, vous rendre desormais</text:p>
      <text:p text:style-name="P7"><text:span text:style-name="_3c_pb_3e_"><text:span text:style-name="T2">[</text:span></text:span><text:span text:style-name="_3c_pb_3e_"><text:span text:style-name="T1">3</text:span></text:span><text:span text:style-name="_3c_pb_3e_"><text:span text:style-name="T2">]</text:span></text:span><text:span text:style-name="T1">En vos affections fidelles à jamais.</text:span></text:p>
      <text:p text:style-name="P11">Vous serez si constans aux plaines Élysees</text:p>
      <text:p text:style-name="P11">Que vos ames seront de mes feux embrasees.</text:p>
      <text:p text:style-name="P11">Si la mort a pouvoir de vos jours abreger,</text:p>
      <text:p text:style-name="P11">Elle ne pourra pas vos constances changer.</text:p>
      <text:p text:style-name="_3c_speaker_3e_">Phœbus</text:p>
      <text:p text:style-name="P11">Moi qui rends des mortels la poitrine enflammee,</text:p>
      <text:p text:style-name="P11">Qui les rends à jamais heureux en renommee,</text:p>
      <text:p text:style-name="P11">Qui donne jour aux Cieux, à la terre, à la Mer,</text:p>
      <text:p text:style-name="P11">Qui puis de mes rayons ce bas monde enflammer,</text:p>
      <text:p text:style-name="P11">Je feray quelque jour par la douce harmonie</text:p>
      <text:p text:style-name="P11">Du Luth et de la voix ensemblément unie,</text:p>
      <text:p text:style-name="P11">Que le son ravissant de vos accords divins</text:p>
      <text:p text:style-name="P11">Pour r’animer les morts un jour ne seront vains.</text:p>
      <text:p text:style-name="_3c_speaker_3e_">Mercure</text:p>
      <text:p text:style-name="P11">D’un eloquent parler vostre ame genereuse</text:p>
      <text:p text:style-name="P11">Obtiendra le laurier de la flamme amoureuse,</text:p>
      <text:p text:style-name="P11">D’une subtilité, d’un parler gracieux</text:p>
      <text:p text:style-name="P11">Vous serez sans pareil dans ce rond spacieux,</text:p>
      <text:p text:style-name="P11">Vos discours relevez forceront la mort mesme</text:p>
      <text:p text:style-name="P11">De vous prester secours dans le rivage blesme.</text:p>
      <text:p text:style-name="_3c_speaker_3e_">Orphée</text:p>
      <text:p text:style-name="P11">Tant que nous userons le reste de nos ans,</text:p>
      <text:p text:style-name="P11">Grace nous vous rendrons de ces divins presens,</text:p>
      <text:p text:style-name="P11"><text:soft-page-break/>Et dessur vos autels nos ames enflammees</text:p>
      <text:p text:style-name="P11">Seront à vous offrir nuict et jour animées.</text:p>
      <text:p text:style-name="P11">Ou sus donc, mon espoir, il nous faut vivre heure<text:span text:style-name="T52">u</text:span>x,</text:p>
      <text:p text:style-name="P11">Cueillant les fruicts d’amour dessur tous savoureux.</text:p>
      <text:p text:style-name="P8"><text:span text:style-name="_3c_pb_3e_"><text:span text:style-name="T2">[</text:span></text:span><text:span text:style-name="_3c_pb_3e_"><text:span text:style-name="T3">4</text:span></text:span><text:span text:style-name="_3c_pb_3e_"><text:span text:style-name="T2">]</text:span></text:span><text:span text:style-name="T1">Asseurez-vous </text:span><text:span text:style-name="T3">de moy, ne pensez que mon ame</text:span></text:p>
      <text:p text:style-name="P12">Puisse jamais sentir l’ardeur d’une autre flamme,</text:p>
      <text:p text:style-name="P12">Car plustost l’on verra tarir toute la Mer,</text:p>
      <text:p text:style-name="P12">Qu’infidelle je manque à vous vouloir aymer.</text:p>
      <text:p text:style-name="_3c_speaker_3e_">Eurydice</text:p>
      <text:p text:style-name="P12">Tout de mesme, mon cœur, asseurez-vous, ma vie,</text:p>
      <text:p text:style-name="P12">Que je n’auray jamais dans l’ame d’autre envie.</text:p>
      <text:p text:style-name="P12">Le Ciel n’a qu’un Soleil, qui nous donne le jour,</text:p>
      <text:p text:style-name="P12">Ainsi seul vous serez phrase de mon amour.</text:p>
      <text:p text:style-name="P12">Mais las ! je crains beaucoup que le destin contraire</text:p>
      <text:p text:style-name="P12">De nos chastes amours tasche de nous distraire.</text:p>
      <text:p text:style-name="P12">Helas ! helas! je crains qu’un sinistre malheur</text:p>
      <text:p text:style-name="P12">Vienne pour empescher nostre joye et nostre heur :</text:p>
      <text:p text:style-name="P12">Hymen s’en est allé d’un courroucé visage</text:p>
      <text:p text:style-name="P12">Qui me faict soupçonner quelque mauvais presage.</text:p>
      <text:p text:style-name="P12">Ce Dieu n’a point monstré de bon signe en partant,</text:p>
      <text:p text:style-name="P12">Qui cause qu’en mon cœur je le vay redoutant ;</text:p>
      <text:p text:style-name="P12">Car de luy seul despend nostre heureux hymenee.</text:p>
      <text:p text:style-name="_3c_speaker_3e_">Orphée</text:p>
      <text:p text:style-name="P12">Non, non, ne craignez point puisque ceste journée</text:p>
      <text:p text:style-name="P12">Ensemble nous avons tant de presens des Cieux</text:p>
      <text:p text:style-name="P12">Qui nous peut offencer en ce rond spacieux ?</text:p>
      <text:p text:style-name="P12">Jupin, l’Amour, Phœbus, et le Dieu des armees</text:p>
      <text:p text:style-name="P12">Ne delaisseront pas nos ames enflammées :</text:p>
      <text:p text:style-name="P12">Et si le Dieu nopcier nous veut abandonner,</text:p>
      <text:p text:style-name="P12">Par offrandes et vœux taschons le destourner.</text:p>
      <text:p text:style-name="P12">Cependant, mon espoir, allon cueillir les roses</text:p>
      <text:p text:style-name="P12">Qui sur vos levres sont nouvellement escloses.</text:p>
      <text:p text:style-name="_3c_speaker_3e_">Le Berger amoureux</text:p>
      <text:p text:style-name="P9"><text:span text:style-name="_3c_pb_3e_"><text:span text:style-name="T2">[</text:span></text:span><text:span text:style-name="_3c_pb_3e_"><text:span text:style-name="T1">5</text:span></text:span><text:span text:style-name="_3c_pb_3e_"><text:span text:style-name="T2">]</text:span></text:span><text:span text:style-name="T1">Entre tous les malheurs ausquels nous sommes nez,</text:span></text:p>
      <text:p text:style-name="P12">Où d’un sort rigoureux nous sommes destinez,</text:p>
      <text:p text:style-name="P12">Las ! ce n’est point d’offrir sa vie en sacrifice,</text:p>
      <text:p text:style-name="P12">Ce n’est point de tomber au creux d’un precipice,</text:p>
      <text:p text:style-name="P12">Ce n’est point de passer mille et mille dangers,</text:p>
      <text:p text:style-name="P12"><text:soft-page-break/>En allant visiter les pays estrangers,</text:p>
      <text:p text:style-name="P12">Ny d’estre sur la mer à la mercy des ondes</text:p>
      <text:p text:style-name="P12">Quand par les vents émeus elles sont vagabondes,</text:p>
      <text:p text:style-name="P12">Ny pour se voir jamais en prison arresté,</text:p>
      <text:p text:style-name="P12">Sans consolation reduict en pauvreté,</text:p>
      <text:p text:style-name="P12">Endurer la faim et de la soif ensemble.</text:p>
      <text:p text:style-name="P12">Ce ne sont les plus grands des malheurs ce me semble,</text:p>
      <text:p text:style-name="P12">Ce n’est rien au regard des penibles tourments,</text:p>
      <text:p text:style-name="P12">Que l’Amour faict souffrir aux fidelles amants :</text:p>
      <text:p text:style-name="P12">Ce Dieu plein de rigueur qui sous sa loy m’attire,</text:p>
      <text:p text:style-name="P12">Me faict sans nul espoi<text:span text:style-name="T53">r</text:span> endurer ce martyre :</text:p>
      <text:p text:style-name="P12">Car depuis que je sens ses traicts envenimez,</text:p>
      <text:p text:style-name="P12">Je regrette mes ans à demy consommez,</text:p>
      <text:p text:style-name="P12">Je vis sans nul repos, ce pendant que mon ame</text:p>
      <text:p text:style-name="P12">Brusle dedans l’ardeur de ma cuisante flamme :</text:p>
      <text:p text:style-name="P12">L’on ne peut exprimer le tourment rigoureux</text:p>
      <text:p text:style-name="P12">Que ressent nuict et jour mon esprit amoureux,</text:p>
      <text:p text:style-name="P12">Encore ce qui faict que plus je me tourmente,</text:p>
      <text:p text:style-name="P12">C’est que j’ay ce jourd’huy perdu ma chere amante :</text:p>
      <text:p text:style-name="P12">Celle pour qui je vis, cause de mes douleurs</text:p>
      <text:p text:style-name="P12">Me rend ce triste jour accablé de malheurs.</text:p>
      <text:p text:style-name="P12">En presence des Dieux, j’ay veu comment Orphée</text:p>
      <text:p text:style-name="P9"><text:span text:style-name="_3c_pb_3e_"><text:span text:style-name="T2">[</text:span></text:span><text:span text:style-name="_3c_pb_3e_"><text:span text:style-name="T1">6</text:span></text:span><text:span text:style-name="_3c_pb_3e_"><text:span text:style-name="T2">]</text:span></text:span><text:span text:style-name="T1">A pris ce jour fatal dessus moy ce trophée.</text:span></text:p>
      <text:p text:style-name="P12">Ce jour malencontreux, ce jour plein de destin,</text:p>
      <text:p text:style-name="P12">Ils ont tous honoré son Nuptial festin :</text:p>
      <text:p text:style-name="P12">Et ce pendant je vis, je vis, mais en mourant</text:p>
      <text:p text:style-name="P12">Par la flamme d’amour qui me va devorant,</text:p>
      <text:p text:style-name="P12">Par cét ardant brandon qui mon ame consomme,</text:p>
      <text:p text:style-name="P12">Comme le ver caché qui va rongeant la pomme.</text:p>
      <text:p text:style-name="P12">Que maudit soit le jour que je vis la beauté</text:p>
      <text:p text:style-name="P12">Qui me faict ressentir sa dure c<text:span text:style-name="T54">r</text:span>uauté,</text:p>
      <text:p text:style-name="P12">Et toy maudit Amour plein d’appas et de charmes</text:p>
      <text:p text:style-name="P12">Qui causes maintenant mes souspirs et mes larmes,</text:p>
      <text:p text:style-name="P12">Je te maudis cent fois, puisque tu prens plaisir</text:p>
      <text:p text:style-name="P12">De tourmenter mon cœur d’un amoureux desir.</text:p>
      <text:p text:style-name="P12">Mais que me sert ce dueil ? il me faut miserable</text:p>
      <text:p text:style-name="P12">Luy conter ma douleur et mon mal deplorable :</text:p>
      <text:p text:style-name="P12"><text:soft-page-break/>Je luy feray sçavoir le regret qui me poingt,</text:p>
      <text:p text:style-name="P12">Pour tascher de guerir et de ne mourir point :</text:p>
      <text:p text:style-name="P12">Possible luy disant ma peine douloureuse</text:p>
      <text:p text:style-name="P12">Elle prendra pitié de mon ame amoureuse.</text:p>
      <text:p text:style-name="P12">Je m’en vais la trouver, afin que de ce pas</text:p>
      <text:p text:style-name="P12">Je puisse m’exempter de l’amoureux trespas.</text:p>
      <text:p text:style-name="P12">Mais las ! je crains qu’apres ma flamme découverte</text:p>
      <text:p text:style-name="P12">Au mary m’accusant, elle cause ma perte,</text:p>
      <text:p text:style-name="P12">Qui prompt à se venger voudroit tirer raison</text:p>
      <text:p text:style-name="P12">D’avoir en son endroict usé de trahison,</text:p>
      <text:p text:style-name="P12">Me faisant d’un chacun recognoistre un infame</text:p>
      <text:p text:style-name="P9"><text:span text:style-name="_3c_pb_3e_"><text:span text:style-name="T2">[</text:span></text:span><text:span text:style-name="_3c_pb_3e_"><text:span text:style-name="T1">7</text:span></text:span><text:span text:style-name="_3c_pb_3e_"><text:span text:style-name="T2">]</text:span></text:span><text:span text:style-name="T1">Pour avoir entreprins de luy ravir sa femme,</text:span></text:p>
      <text:p text:style-name="P12">Toutesfois c’est tout un, advienne qui pourra,</text:p>
      <text:p text:style-name="P12">La crainte de mary ne me le defendra.</text:p>
      <text:p text:style-name="P12">Las ! il faut aussi bien qu’au tombeau l’on me voye,</text:p>
      <text:p text:style-name="P12">Car estant accepté, mon cœur mourra de joye :</text:p>
      <text:p text:style-name="P12">Si je suis refusé, je mourray de douleur,</text:p>
      <text:p text:style-name="P12">Par ainsi je ne puis éviter mon malheur.</text:p>
      <text:p text:style-name="_3c_speaker_3e_">Chasseur</text:p>
      <text:p text:style-name="P12">J’entends que souspirs, que douleurs et que plaintes</text:p>
      <text:p text:style-name="P13">De ceux qui de l’Amour ont leurs ames atteintes :</text:p>
      <text:p text:style-name="P13">Je ne puis reposer une heure seulement</text:p>
      <text:p text:style-name="P13">Sans entendre quelqu’un lamenter son tourment.</text:p>
      <text:p text:style-name="P13">L’Amour les tient si bien sous son obeissance,</text:p>
      <text:p text:style-name="P13">Que pour luy resister ils n’ont nulle puissance :</text:p>
      <text:p text:style-name="P13">Tous ces pauvres Bergers en sont si fort épris</text:p>
      <text:p text:style-name="P13">Qu’ils en perdent du tout leurs sens et leurs esprits.</text:p>
      <text:p text:style-name="P13">Pyrame tout rempli d’amoureuse caresse</text:p>
      <text:p text:style-name="P13">Mourat dessus le corps de sa chere maistresse ;</text:p>
      <text:p text:style-name="P13">Scylla trahit ses murs, et son pays aussi,</text:p>
      <text:p text:style-name="P13">Mettant dessous Minos sont pere à la mercy,</text:p>
      <text:p text:style-name="P13">Son poil d’or luy couppant, cause de sa misere,</text:p>
      <text:p text:style-name="P13">Pour en faire present au Roy son adversaire.</text:p>
      <text:p text:style-name="P13">Dans le cœur de Byblis ce brandon s’alluma</text:p>
      <text:p text:style-name="P13">Si fort, que sans respect son propre frere ayma,</text:p>
      <text:p text:style-name="P13">Et le Chasseur Narcis épris de ce feu mesme</text:p>
      <text:p text:style-name="P13">Fut si fol qu’il devint amoureux de luy-mesme,</text:p>
      <text:p text:style-name="P13"><text:soft-page-break/>Et tant d’autres malheurs lesquels sont advenus</text:p>
      <text:p text:style-name="P13">Pour avoir trop aymé les plaisirs de Venus,</text:p>
      <text:p text:style-name="P15"><text:span text:style-name="_3c_pb_3e_"><text:span text:style-name="T2">[</text:span></text:span><text:span text:style-name="_3c_pb_3e_"><text:span text:style-name="T1">8</text:span></text:span><text:span text:style-name="_3c_pb_3e_"><text:span text:style-name="T2">]</text:span></text:span><text:span text:style-name="T1">Pour avoir trop esté d’amoureuse naturelle</text:span></text:p>
      <text:p text:style-name="P14">S’y laissant emporter du tout à l’avanture,</text:p>
      <text:p text:style-name="P13">Que m’en resouvenant, mon cœur n’a nul desir</text:p>
      <text:p text:style-name="P13">De chercher en amour ny joye ny plaisir.</text:p>
      <text:p text:style-name="P13">Pour moy je ne le crains, autre aise je pourchasse,</text:p>
      <text:p text:style-name="P13">Tout mon contentement est d’aller à la chasse,</text:p>
      <text:p text:style-name="P13">De courir par les vois, et dedans les forests,</text:p>
      <text:p text:style-name="P13">Pour prendre quelque Cerf, tendre cordes et rets.</text:p>
      <text:h text:style-name="Heading_20_1" text:outline-level="1">Acte second</text:h>
      <text:p text:style-name="_3c_speaker_3e_">Le Berger amoureux</text:p>
      <text:p text:style-name="P16">Malheureux est celuy qui se laisse reduire</text:p>
      <text:p text:style-name="P16">À ce cruel enfant, et par luy se conduire.</text:p>
      <text:p text:style-name="P16">L’Amour est tout ainsi que le fruict savoureux,</text:p>
      <text:p text:style-name="P16">Dont l’on mange par trop le trouvant doucereux,</text:p>
      <text:p text:style-name="P16">Qui dedans l’estomach cause une fiévre lente,</text:p>
      <text:p text:style-name="P16">Laquelle avec le temps se rend si violente</text:p>
      <text:p text:style-name="P16">Qu’il n’y a plus moyen de pouvoir secourir</text:p>
      <text:p text:style-name="P16">Le pauvre patient qui resoult de mourir :</text:p>
      <text:p text:style-name="P16">Tout de mesme l’Amour par sa charmante amorce,</text:p>
      <text:p text:style-name="P16">Nous prend par la douceur, et nous retient de force,</text:p>
      <text:p text:style-name="P16">Et nous faict ressentir apres tant de malheurs</text:p>
      <text:p text:style-name="P16"><text:span text:style-name="_3c_pb_3e_"><text:span text:style-name="T2">[</text:span></text:span><text:span text:style-name="_3c_pb_3e_"><text:span text:style-name="T1">9</text:span></text:span><text:span text:style-name="_3c_pb_3e_"><text:span text:style-name="T2">]</text:span></text:span>Que pour un peu de bien ce sont mille douleurs.</text:p>
      <text:p text:style-name="P16">Il nous fût tant de mal si tost qu’il nous attrape</text:p>
      <text:p text:style-name="P16">Que c’est un grand hazard si quelqu’un en eschappe ;</text:p>
      <text:p text:style-name="P16">Car ainsi que l’on voit les saulx et les roseaux,</text:p>
      <text:p text:style-name="P16">Accroistre nuict et jour par la fraischeur des eaux ;</text:p>
      <text:p text:style-name="P16">Ainsi ce Dieu cruel se nourrit dans les larmes</text:p>
      <text:p text:style-name="P16">Que respandent les yeux par ses amoureux charmes !</text:p>
      <text:p text:style-name="P16"/>
      <text:p text:style-name="P16">Helas ! je n’en puis plus, je ne puis esperer</text:p>
      <text:p text:style-name="P16">De gaigner la beauté qui me fait souspirer :</text:p>
      <text:p text:style-name="P16">Elle m’a rejecté, trop ingrate et cruelle,</text:p>
      <text:p text:style-name="P16">Luy racontant l’amour que j’endure pour elle,</text:p>
      <text:p text:style-name="P16">Jurant par l’univers, et l’Empire des Dieux,</text:p>
      <text:p text:style-name="P16"><text:soft-page-break/>Que sur tous les mortels je luy suis odieux :</text:p>
      <text:p text:style-name="P16">Et pourtant je ne puis de ses yeux me distraire,</text:p>
      <text:p text:style-name="P16">Et plus je suis constant, plus elle m’est contraire :</text:p>
      <text:p text:style-name="P16">Je voudrois bien trouver le moyen d’<text:span text:style-name="T28">eviter</text:span></text:p>
      <text:p text:style-name="P17">Cet amoureux poison, et de luy resister,</text:p>
      <text:p text:style-name="P17">Mais helas ! je ne puis, car tant plus je m’y force,</text:p>
      <text:p text:style-name="P17">Et plus cest ardant feu dans mon cœur de renforce.</text:p>
      <text:p text:style-name="P17">Doncques ne le pouvant, il ma faut avoit</text:p>
      <text:p text:style-name="P17">Par la force, il me faut guerison recevoir :</text:p>
      <text:p text:style-name="P17">Mais la voicy qui vient, belle autant que superbe ;</text:p>
      <text:p text:style-name="P17">Pour prendre dans ce bois la fraischeur dessus l’herbe :</text:p>
      <text:p text:style-name="P17">Avant que la forcer je veux par mes discours</text:p>
      <text:p text:style-name="P17">Tascher de l’emouvoir à me donner secours.</text:p>
      <text:p text:style-name="P17"/>
      <text:p text:style-name="P17">Ornement de nos jours, que le Ciel favorable</text:p>
      <text:p text:style-name="P17">A fait naistre icy bas pour estre incomparable,</text:p>
      <text:p text:style-name="P17">Beauté sur qui les Dieux ont versé largement</text:p>
      <text:p text:style-name="P17"><text:span text:style-name="_3c_pb_3e_"><text:span text:style-name="T2">[</text:span></text:span><text:span text:style-name="_3c_pb_3e_"><text:span text:style-name="T1">10</text:span></text:span><text:span text:style-name="_3c_pb_3e_"><text:span text:style-name="T2">]</text:span></text:span>Tout ce qu’ils ont <text:span text:style-name="T29">au Ciel de plus riche ornement,</text:span></text:p>
      <text:p text:style-name="P18">Delaissez ces desdains, et derechef, ma Belle,</text:p>
      <text:p text:style-name="P18">Ne soyez envers moy desdaigneuse et rebelle.</text:p>
      <text:p text:style-name="P18">L’amour ne se doit point traicter par la liqueur,</text:p>
      <text:p text:style-name="P18">C’est par trop se monstrer cruelle à ma langueur.</text:p>
      <text:p text:style-name="P18">Helas ! si vous sçaviez l’amour que je vous porte,</text:p>
      <text:p text:style-name="P18">Et combien de douleurs vous aymant je supporte,</text:p>
      <text:p text:style-name="P18">Quand vostre cœur seroit semblable au diamant,</text:p>
      <text:p text:style-name="P18">Vous prendriez pitié de mon cruel tourment.</text:p>
      <text:p text:style-name="_3c_speaker_3e_">Eurydice</text:p>
      <text:p text:style-name="P18">Je te revoy, meschant, suborneur, temeraire,</text:p>
      <text:p text:style-name="P18">Qui de ma chasteté tasches de me distraire,</text:p>
      <text:p text:style-name="P18">Retire-toy d’icy, ne trouble mon repos,</text:p>
      <text:p text:style-name="P18">Ne m’importune plus de tes sales propos.</text:p>
      <text:p text:style-name="P18">Penses-tu que je sois une femme volage</text:p>
      <text:p text:style-name="P18">Pour mespriser ainsi la loy de mariage ?</text:p>
      <text:p text:style-name="P18">Un amour desreiglé ressemble un bastiment</text:p>
      <text:p text:style-name="P18">Qui tombe pour avoir un foible fondement.</text:p>
      <text:p text:style-name="P18">Une femme de bien son amour n’abandonne</text:p>
      <text:p text:style-name="P18">Qu’à celuy que le Ciel pour son espoux luy donne !</text:p>
      <text:p text:style-name="P18"><text:soft-page-break/>Mesme les animaux par exemple font voir</text:p>
      <text:p text:style-name="P18">Que l’on ne doit jamais manquer à ce devoir.</text:p>
      <text:p text:style-name="P18">Les Cigognes l’on voit d’une telle nature</text:p>
      <text:p text:style-name="P18">Qui si l’une d’entr’eux s’adonne d’avanture</text:p>
      <text:p text:style-name="P18">À d’autre qu’à celuy que pour sien elle a pris,</text:p>
      <text:p text:style-name="P18">Si tost que sur le fait les autres les ont pris,</text:p>
      <text:p text:style-name="P18">Des ongles et du bec en font telle justice,</text:p>
      <text:p text:style-name="P18">Que d’une prompte mort ils chastient ce vice.</text:p>
      <text:p text:style-name="P18"><text:span text:style-name="_3c_pb_3e_"><text:span text:style-name="T2">[</text:span></text:span><text:span text:style-name="_3c_pb_3e_"><text:span text:style-name="T4">1</text:span></text:span><text:span text:style-name="_3c_pb_3e_"><text:span text:style-name="T1">1</text:span></text:span><text:span text:style-name="_3c_pb_3e_"><text:span text:style-name="T2">]</text:span></text:span>À l’exemple je veux mon honneur conserver,</text:p>
      <text:p text:style-name="P18">Et pour mon cher espoux mon amour reserver.</text:p>
      <text:p text:style-name="P18">Pour la derniere fois, Berger, je te pardonne,</text:p>
      <text:p text:style-name="P18">Va te pourveoir ailleurs, nature ainsi l’ordonne ;</text:p>
      <text:p text:style-name="P18">Tes discours ne sçauroient à ce mal m’inciter,</text:p>
      <text:p text:style-name="P18">Tu ne perds que ton temps à me solliciter.</text:p>
      <text:p text:style-name="_3c_speaker_3e_">Le Berger amoureux</text:p>
      <text:p text:style-name="P18">Helas ! que dites-vous ? auriez-vous bien envie</text:p>
      <text:p text:style-name="P18">Par ce cruel refus de m’arracher la vie ?</text:p>
      <text:p text:style-name="P18">Vous ferez plus de mal de me laisser mourir,</text:p>
      <text:p text:style-name="P18">Que vous n’offencerez me venant secourir.</text:p>
      <text:p text:style-name="P18">D’un malle plus souvent un grand bien en arrive.</text:p>
      <text:p text:style-name="_3c_speaker_3e_">Eurydice</text:p>
      <text:p text:style-name="P18">Plustost dans un tombeau je seray mise vive,</text:p>
      <text:p text:style-name="P18">J’endureray plustost une cruelle mort,</text:p>
      <text:p text:style-name="P18">Que de faire jamais à mon espoux ce tort :</text:p>
      <text:p text:style-name="P18">Va, c’est trop discourir, autre affaire m’emmeine.</text:p>
      <text:p text:style-name="_3c_speaker_3e_">Berger amoureux</text:p>
      <text:p text:style-name="P18">Où pensez-vous fuïr ? demeurez, inhumaine,</text:p>
      <text:p text:style-name="P18">Puisque mon amitié ne vous peut esmouvoir,</text:p>
      <text:p text:style-name="P18">Par la force je veux maintenant vous avoir :</text:p>
      <text:p text:style-name="P18">C’est ores qu’il ne faut plus faire la mauvaise,</text:p>
      <text:p text:style-name="P18">Il faut que dans ce bois promptement je vous baise :</text:p>
      <text:p text:style-name="P18">Me pouvoir soulager, et ne le faire pas,</text:p>
      <text:p text:style-name="P18">Ce seroit estre autheur de mon propre <text:span text:style-name="T30">trespas.</text:span></text:p>
      <text:p text:style-name="_3c_speaker_3e_">Eurydice</text:p>
      <text:p text:style-name="P19">C’est t’efforcer en vain, meschant, abominable,</text:p>
      <text:p text:style-name="P19">De croire m’inciter à ce forfait damnable,</text:p>
      <text:p text:style-name="P19"><text:span text:style-name="_3c_pb_3e_"><text:span text:style-name="T2">[</text:span></text:span><text:span text:style-name="_3c_pb_3e_"><text:span text:style-name="T4">1</text:span></text:span><text:span text:style-name="_3c_pb_3e_"><text:span text:style-name="T1">2</text:span></text:span><text:span text:style-name="_3c_pb_3e_"><text:span text:style-name="T2">]</text:span></text:span>La sagesse et l’honneur resisteroit pour moy,</text:p>
      <text:p text:style-name="P19">Je veux jusqu’à la fin garder ma chaste foy.</text:p>
      <text:p text:style-name="_3c_speaker_3e_"><text:soft-page-break/>Le Berger</text:p>
      <text:p text:style-name="P19">Vous avez beau parler, si faut-il que mon ame</text:p>
      <text:p text:style-name="P19">Par vos embrassements amortisse sa flamme.</text:p>
      <text:p text:style-name="_3c_speaker_3e_">Eurydice</text:p>
      <text:p text:style-name="P19">Le feu sera plustost en glace converty</text:p>
      <text:p text:style-name="P19">Que d’un si sale fait le Ciel soit adverty.</text:p>
      <text:p text:style-name="_3c_speaker_3e_">Berger</text:p>
      <text:p text:style-name="P19">Je ne puis plus tarder, allons c’est à cest heure</text:p>
      <text:p text:style-name="P19">Qu’il faut trouver en vous ma fortune meilleure :</text:p>
      <text:p text:style-name="P19">L’amour ne me permet de perdre un temps si cher,</text:p>
      <text:p text:style-name="P19">Soubs ces arbres fueillus il vous faut approcher ;</text:p>
      <text:p text:style-name="P19">Afin que sans tarder je jouysse à mon aise</text:p>
      <text:p text:style-name="P19">Des plaisirs amoureux pour amortir ma braise.</text:p>
      <text:p text:style-name="_3c_speaker_3e_">Eurydice</text:p>
      <text:p text:style-name="P19">Tu mentiras meschant.</text:p>
      <text:p text:style-name="_3c_speaker_3e_">Berger</text:p>
      <text:p text:style-name="P19">Elle pense eschapper,</text:p>
      <text:p text:style-name="P19">À la course il me faut promptement l’attrapper.</text:p>
      <text:p text:style-name="_3c_speaker_3e_">Eurydice</text:p>
      <text:p text:style-name="P20">À mon aide Bergers, au secours, je suis morte.</text:p>
      <text:p text:style-name="_3c_speaker_3e_">Berger</text:p>
      <text:p text:style-name="P20">Rien ne vous servira de crier de la sorte.</text:p>
      <text:p text:style-name="_3c_speaker_3e_">Eurydice</text:p>
      <text:p text:style-name="P20">Helas ! C’est fait de moy.</text:p>
      <text:p text:style-name="_3c_speaker_3e_">Berger</text:p>
      <text:p text:style-name="P20">Bons Dieux quel accident !</text:p>
      <text:p text:style-name="P20">Un serpent venimeux aux pieds la va mordant.</text:p>
      <text:p text:style-name="_3c_speaker_3e_">Eurydice</text:p>
      <text:p text:style-name="P20">Mourray-je sans secours ?</text:p>
      <text:p text:style-name="_3c_speaker_3e_">Berger</text:p>
      <text:p text:style-name="P20">Quelle estrange advanture !</text:p>
      <text:p text:style-name="_3c_speaker_3e_">Eurydice</text:p>
      <text:p text:style-name="P20"><text:span text:style-name="_3c_pb_3e_"><text:span text:style-name="T2">[</text:span></text:span><text:span text:style-name="_3c_pb_3e_"><text:span text:style-name="T4">1</text:span></text:span><text:span text:style-name="_3c_pb_3e_"><text:span text:style-name="T1">3</text:span></text:span><text:span text:style-name="_3c_pb_3e_"><text:span text:style-name="T2">]</text:span></text:span>L’on me verra bien tost dessoubs la sepulture.</text:p>
      <text:p text:style-name="_3c_speaker_3e_">Berger</text:p>
      <text:p text:style-name="P20">Estant l’autheur du mal qui luy vient d’arriver,</text:p>
      <text:p text:style-name="P20">De crainte d’estre pris, il vaut mieux me sauver.</text:p>
      <text:p text:style-name="_3c_speaker_3e_">Le Chasseur</text:p>
      <text:p text:style-name="P20">D’où procede ce bruit ? Et quelle voix plaintive</text:p>
      <text:p text:style-name="P20">Soubs ces antres fueillus rend mon ame craintive ?</text:p>
      <text:p text:style-name="_3c_speaker_3e_">Eurydice</text:p>
      <text:p text:style-name="P20">Orphée mon espoir, mon soulas, mon soucy,</text:p>
      <text:p text:style-name="P20"><text:soft-page-break/>Faut-il sans te revoir finir mes jours icy ?</text:p>
      <text:p text:style-name="_3c_speaker_3e_">Chasseur</text:p>
      <text:p text:style-name="P20">Je me veux approcher de plus pres pour cognoistre</text:p>
      <text:p text:style-name="P20">D’où viennent ces souspirs, et qui ce pourroit estre.</text:p>
      <text:p text:style-name="P20">Ô Dieux qu’ay-je apperceu ! quelque divinité</text:p>
      <text:p text:style-name="P20">Semble se desguiser soubs ceste humanité :</text:p>
      <text:p text:style-name="P20">Je luy veux demander le subjet de sa plainte,</text:p>
      <text:p text:style-name="P20">La cause des douleurs dont son ame est atteinte.</text:p>
      <text:p text:style-name="P20">Nymphe dont la beauté paroist dans ces bas lieux</text:p>
      <text:p text:style-name="P20">Ainsi que le Soleil dans la voute des Cieux,</text:p>
      <text:p text:style-name="P20">Dites-moy qui vous fait de la sorte vous plaindre ?</text:p>
      <text:p text:style-name="P20">Ne celez vostre mal, vous ne devez rien craindre.</text:p>
      <text:p text:style-name="_3c_speaker_3e_">Eurydice</text:p>
      <text:p text:style-name="P20">Passant qui que tu sois, qui me viens enquerir,</text:p>
      <text:p text:style-name="P20">Advertis mon Espoux que je m’en vay mourir ;</text:p>
      <text:p text:style-name="P20">Fais-moy ceste faveur, raconte à mon Orphée</text:p>
      <text:p text:style-name="P20">Que la cruelle mort à ma vie estouffée ;</text:p>
      <text:p text:style-name="P20">Dis-luy q<text:span text:style-name="T55">u</text:span>e me pensant exempter de la main</text:p>
      <text:p text:style-name="P20"><text:span text:style-name="_3c_pb_3e_"><text:span text:style-name="T2">[</text:span></text:span><text:span text:style-name="_3c_pb_3e_"><text:span text:style-name="T4">1</text:span></text:span><text:span text:style-name="_3c_pb_3e_"><text:span text:style-name="T1">4</text:span></text:span><text:span text:style-name="_3c_pb_3e_"><text:span text:style-name="T2">]</text:span></text:span>D’un insolent Berger, malheureux, inhumain,</text:p>
      <text:p text:style-name="P20">Qui pour m’oster l’honneur m’avoit seule attaquée,</text:p>
      <text:p text:style-name="P20">Un serpent venimeux au talon m’a picquée :</text:p>
      <text:p text:style-name="P20">Neantmoins en perdant la lumiere du jour,</text:p>
      <text:p text:style-name="P20">Je ne perdray jamais l’ardeur de son amour :</text:p>
      <text:p text:style-name="P20">Car lors que je seray dans la plaine Élysée,</text:p>
      <text:p text:style-name="P20">Mon ame ne sera d’inconstance accusée.</text:p>
      <text:p text:style-name="P20">Helas ! je ne puis plus, la force du poison</text:p>
      <text:p text:style-name="P20">A gainé tout d’un coup mes sens et ma raison.</text:p>
      <text:p text:style-name="_3c_speaker_3e_">Chasseur</text:p>
      <text:p text:style-name="P20">Ô grands Dieux, c’en est faict ! je voy la mort qui</text:p>
      <text:p text:style-name="P20">Les souspirs et regrets de sa plaintive bouche.</text:p>
      <text:p text:style-name="P20">Accourez mes amis ; vous Bergers de ces bois</text:p>
      <text:p text:style-name="P20">Venez pour secourir une Dame aux abbois.</text:p>
      <text:p text:style-name="P20">Je n’entends ny ne vois personne secourable</text:p>
      <text:p text:style-name="P20">Qui puisse estre tesmoing de sa mort miserable,</text:p>
      <text:p text:style-name="P20">Et raconter au vray le malheureux meschef</text:p>
      <text:p text:style-name="P20">Qui vient presentement de tomber sur son chef.</text:p>
      <text:p text:style-name="_3c_speaker_3e_">Orphée</text:p>
      <text:p text:style-name="P20">Sur toutes les saisons le Printemps souhaitable</text:p>
      <text:p text:style-name="P20"><text:soft-page-break/>Est plaisant aux humains, gracieux, delectable.</text:p>
      <text:p text:style-name="P20">Dessoubs ces verds rameaux mon espouse à loisir</text:p>
      <text:p text:style-name="P20">Vient chercher la fraischeur, pour prendre son plaisir :</text:p>
      <text:p text:style-name="P20">Il me la faut trouver et jouyr avec elle</text:p>
      <text:p text:style-name="P20">Des doux contentements de la saison nouvelle,</text:p>
      <text:p text:style-name="P20">Nous reposant icy, tant que Phœbus panché</text:p>
      <text:p text:style-name="P20">Dessoubs l’autre Orizon se doit estre caché.</text:p>
      <text:p text:style-name="P20">Où estes-vous, mon cœur ? respondez-moy, ma belle,</text:p>
      <text:p text:style-name="P20"><text:span text:style-name="_3c_pb_3e_"><text:span text:style-name="T2">[</text:span></text:span><text:span text:style-name="_3c_pb_3e_"><text:span text:style-name="T4">1</text:span></text:span><text:span text:style-name="_3c_pb_3e_"><text:span text:style-name="T1">5</text:span></text:span><text:span text:style-name="_3c_pb_3e_"><text:span text:style-name="T2">]</text:span></text:span>Et ne vous cachez pas de vostre espoux fidelle.</text:p>
      <text:p text:style-name="P20">Mais qu’est-ce que je voy ? j’apperçois un Berger</text:p>
      <text:p text:style-name="P20">Qui semble me voyant de visage changer.</text:p>
      <text:p text:style-name="_3c_speaker_3e_">Chasseur</text:p>
      <text:p text:style-name="P20">Infortuné mary, que de douleurs dans l’ame</text:p>
      <text:p text:style-name="P20">Tu sentiras sçachants la mort de ceste Dame !</text:p>
      <text:p text:style-name="_3c_speaker_3e_">Orphée</text:p>
      <text:p text:style-name="P20">Ô Dieux qu’ay-je entendu ! maintenant mes esprits</text:p>
      <text:p text:style-name="P20">De crainte et de frayeur tout d’un coup sont espris.</text:p>
      <text:p text:style-name="_3c_speaker_3e_">Chasseur</text:p>
      <text:p text:style-name="P20">Ô jour mal-encontreux ! Estrange destinée !</text:p>
      <text:p text:style-name="P20">Me falloit-il trouver icy ceste journée,</text:p>
      <text:p text:style-name="P20">Pour avoir veu la fin d’une telle beauté,</text:p>
      <text:p text:style-name="P20">Et pour estre tesmoing de ceste cruauté ?</text:p>
      <text:p text:style-name="_3c_speaker_3e_">Orphée</text:p>
      <text:p text:style-name="P21">Je suis tout esperdu, peu s’en faut qu’à ceste heure</text:p>
      <text:p text:style-name="P21">Par ces tristes propos de crainte je ne meure,</text:p>
      <text:p text:style-name="P21">Qu’un funeste accident sur ma Belle arrivé</text:p>
      <text:p text:style-name="P21">Ne m’aye tout d’un coup de son bel œil privé :</text:p>
      <text:p text:style-name="P21">Il n’en faut plus douter, ha ! mort pleine de rage</text:p>
      <text:p text:style-name="P21">M’as-tu bien pu causer ce malheureux outrage ?</text:p>
      <text:p text:style-name="P21">M’as-tu privé du bien que j’avois icy bas,</text:p>
      <text:p text:style-name="P21">Avant que de gouster les amoureux esbats ?</text:p>
      <text:p text:style-name="P21">Las ! ô Dieux, la voila dessus l’herbe estenduë,</text:p>
      <text:p text:style-name="P21">Pasle sans mouvement, ayant l’ame renduë.</text:p>
      <text:p text:style-name="P21">Las ! helas! qu’est cecy ? d’où me vient ce malheur ?</text:p>
      <text:p text:style-name="P21">Puis-je vivre endurant une telle douleur ?</text:p>
      <text:p text:style-name="P21">Veillé-je, ou si je dors ? n’est-ce point quelque songe</text:p>
      <text:p text:style-name="P21"><text:span text:style-name="_3c_pb_3e_"><text:span text:style-name="T2">[</text:span></text:span><text:span text:style-name="_3c_pb_3e_"><text:span text:style-name="T4">1</text:span></text:span><text:span text:style-name="_3c_pb_3e_"><text:span text:style-name="T1">6</text:span></text:span><text:span text:style-name="_3c_pb_3e_"><text:span text:style-name="T2">]</text:span></text:span>Qui me charme les yeux d’erreur et de mensonge ?</text:p>
      <text:p text:style-name="P21">Las ! mon amy, dy-moi qui m’a causé ce tort,</text:p>
      <text:p text:style-name="P21"><text:soft-page-break/>Et d’où peut proceder ceste soudaine mort ?</text:p>
      <text:p text:style-name="P21">Raconte-moy comment ma belle est trespassée,</text:p>
      <text:p text:style-name="P21">Ne dissimule point, ne trouble ta pensée.</text:p>
      <text:p text:style-name="_3c_speaker_3e_">Chasseur</text:p>
      <text:p text:style-name="P21">J’allois pour vous trouver, vous m’avez prevenu,</text:p>
      <text:p text:style-name="P21">Doncques je vous diray ce qui est advenu.</text:p>
      <text:p text:style-name="P21">Lassé de trop chasser dans ceste forest sombre,</text:p>
      <text:p text:style-name="P21">Et venant pour chercher la fraischeur dessous l’ombre,</text:p>
      <text:p text:style-name="P21">Je me suis arresté tout pensif dans ce bois.</text:p>
      <text:p text:style-name="P21">Entendant ses souspirs, et sa plaintive voix,</text:p>
      <text:p text:style-name="P21">Pas à pas doucement m’estant approché d’elle,</text:p>
      <text:p text:style-name="P21">Je congeus que c’estoit vostre espouse fidelle,</text:p>
      <text:p text:style-name="P21">Je voulu l’assister, mais trop tard, car la mort</text:p>
      <text:p text:style-name="P21">Luy faisoit rudement ressentir son effort.</text:p>
      <text:p text:style-name="P21">Ses yeux demy-fermez ressembloient la lumiere,</text:p>
      <text:p text:style-name="P21">Qui manquant d’aliment perd sa clarté premiere,</text:p>
      <text:p text:style-name="P21">Ne laissant neantmoins, en restant quelque peu,</text:p>
      <text:p text:style-name="P21">De parfois relancer la lueur de son feu.</text:p>
      <text:p text:style-name="P21">Tout de mesme le peu qui restoit dedans l’ame</text:p>
      <text:p text:style-name="P21">De vie et de vigueur à ceste belle Dame,</text:p>
      <text:p text:style-name="P21">Mourant l’encourageoit de tristement confier</text:p>
      <text:p text:style-name="P21">La douleur qu’elle avoit de si tost vous quitter.</text:p>
      <text:p text:style-name="P21">D’une piteuse voix à l’instant me convie</text:p>
      <text:p text:style-name="P21">De vous faire sçavoir qu’elle perdoit la vie :</text:p>
      <text:p text:style-name="P21">« Passant qui que tu sois, dit-elle en souspirant,</text:p>
      <text:p text:style-name="P21">Advertis mon espoux que je m’en vay mourant,</text:p>
      <text:p text:style-name="P21"><text:span text:style-name="_3c_pb_3e_"><text:span text:style-name="T2">[</text:span></text:span><text:span text:style-name="_3c_pb_3e_"><text:span text:style-name="T4">1</text:span></text:span><text:span text:style-name="_3c_pb_3e_"><text:span text:style-name="T1">7</text:span></text:span><text:span text:style-name="_3c_pb_3e_"><text:span text:style-name="T2">]</text:span></text:span>Que pensant eviter la fureur et la rage</text:p>
      <text:p text:style-name="P21">D’un insolant Berger, trop lasche de courage,</text:p>
      <text:p text:style-name="P21">Qui par force vouloit me ravir mon honneur,</text:p>
      <text:p text:style-name="P21">Un venimeux serpent s’est trouvé par malheur</text:p>
      <text:p text:style-name="P21">Soubs mes pieds en courant de frayeur esperduë,</text:p>
      <text:p text:style-name="P21">Et m’a cruellement à la jambe morduë.</text:p>
      <text:p text:style-name="P21">Mais bien que le destin et le sort rigoureux</text:p>
      <text:p text:style-name="P21">Me separe le corps de son œil amoureux,</text:p>
      <text:p text:style-name="P21">Ma fidelle amitié n’en sera separée ;</text:p>
      <text:p text:style-name="P21">Elle sera là-bas d’eternelle durée,</text:p>
      <text:p text:style-name="P21">En attendant le jour que je le pourray voir,</text:p>
      <text:p text:style-name="P21"><text:soft-page-break/>Je luy reserveray ce fidelle devoir. »</text:p>
      <text:p text:style-name="P21">Achevant ces propos alors elle trespasse,</text:p>
      <text:p text:style-name="P21">Tout ainsi qu’un esclair qui promptement se passe,</text:p>
      <text:p text:style-name="P21">Et seul je suis resté tesmoing de sa douleur,</text:p>
      <text:p text:style-name="P21">Triste de vous conter un si cruel malheur.</text:p>
      <text:p text:style-name="_3c_speaker_3e_">Orphée</text:p>
      <text:p text:style-name="P21">Ô jour mal-encontreux ! ô perte incomparable !</text:p>
      <text:p text:style-name="P21">Helas ! Se peut-il veoir homme plus miserable ?</text:p>
      <text:p text:style-name="P21">La perte que je fais ne se peut estimer,</text:p>
      <text:p text:style-name="P21">Non plus que les thresors du profond de la mer.</text:p>
      <text:p text:style-name="P21">Le parfait ornement de la machine ronde</text:p>
      <text:p text:style-name="P21">Est maintenant là-bas au Plutonique monde :</text:p>
      <text:p text:style-name="P21">Et moy je suis resté pour vivre desormais</text:p>
      <text:p text:style-name="P21">Accablé de douleurs, malheureux à jamais.</text:p>
      <text:p text:style-name="P21"/>
      <text:p text:style-name="P21">Immortels, qu’est cecy ? sont-ce là vos promesse ?</text:p>
      <text:p text:style-name="P21">Est-ce de la façon que vous faictes largesse ?</text:p>
      <text:p text:style-name="P21">Est-ce de la façon que les pauvres humains</text:p>
      <text:p text:style-name="P21"><text:span text:style-name="_3c_pb_3e_"><text:span text:style-name="T2">[</text:span></text:span><text:span text:style-name="_3c_pb_3e_"><text:span text:style-name="T4">1</text:span></text:span><text:span text:style-name="_3c_pb_3e_"><text:span text:style-name="T1">8</text:span></text:span><text:span text:style-name="_3c_pb_3e_"><text:span text:style-name="T2">]</text:span></text:span>Reçoivent les presens de vos divines mains ?</text:p>
      <text:p text:style-name="P21">Pouvez-vous bien user de telles tromperies ?</text:p>
      <text:p text:style-name="P22">Peut-on trouver au Ciel de telles piperies ?</text:p>
      <text:p text:style-name="P22">Prenez-vous vos plaisirs d’abuser les mortels ?</text:p>
      <text:p text:style-name="P22">L’on ne doit desormais offrir sur vos autels :</text:p>
      <text:p text:style-name="P22">C’est abus que penser vous faire sacrifice,</text:p>
      <text:p text:style-name="P22">C’est s’efforcer en vain de vous rendre service,</text:p>
      <text:p text:style-name="P22">Cela ne sert de rien, puisque vos Deitez</text:p>
      <text:p text:style-name="P22">Ne peuvent s’esmouvoir par nos humilitez.</text:p>
      <text:p text:style-name="P22">Vous estes descendus ceste triste journée,</text:p>
      <text:p text:style-name="P22">Pour rendre encores plus ma nopce infortunée.</text:p>
      <text:p text:style-name="P22">L’honneur que j’ay receu m’est par trop cher vendu.</text:p>
      <text:p text:style-name="P22">Mais ne parlé-je point comme un homme esperdu ?</text:p>
      <text:p text:style-name="P22">Ô Dieux pardonnez-moy ! grandement je m’abuse,</text:p>
      <text:p text:style-name="P22">Envers vos Deitez humblement je m’excuse :</text:p>
      <text:p text:style-name="P22">Je sçay d’où vient le mal, je l’ay bien apperceu,</text:p>
      <text:p text:style-name="P22">Vous n’estes consentans du tort que j’ay receu ;</text:p>
      <text:p text:style-name="P22">Nul de vous n’a faussé sa parole divine,</text:p>
      <text:p text:style-name="P22">Hymen tant seulement a causé ma ruïne :</text:p>
      <text:p text:style-name="P22"><text:soft-page-break/>Il est le seul autheur de ma triste douleur,</text:p>
      <text:p text:style-name="P22">C’est luy qui ce jourd’huy m’a causé ce malheur.</text:p>
      <text:p text:style-name="P22">Il tesmoignoit assez estant à l’assemblée</text:p>
      <text:p text:style-name="P22">Qu’il avoit du dessein de la rendre troublée,</text:p>
      <text:p text:style-name="P22">Et qu’il desiroit fort de me rendre ce jour</text:p>
      <text:p text:style-name="P22">Privé de mon espoir et de mon cher amour.</text:p>
      <text:p text:style-name="P22">Car son triste regard donnoit assez d’indice</text:p>
      <text:p text:style-name="P22">Que ce jour je devois perdre mon Eurydice.</text:p>
      <text:p text:style-name="P22">Las Hymen qu’est cecy ? Dieu plein de cruauté,</text:p>
      <text:p text:style-name="P22"><text:span text:style-name="_3c_pb_3e_"><text:span text:style-name="T2">[</text:span></text:span><text:span text:style-name="_3c_pb_3e_"><text:span text:style-name="T4">1</text:span></text:span><text:span text:style-name="_3c_pb_3e_"><text:span text:style-name="T1">9</text:span></text:span><text:span text:style-name="_3c_pb_3e_"><text:span text:style-name="T2">]</text:span></text:span>Pourquoy m’as-tu ravy ceste chere beauté ?</text:p>
      <text:p text:style-name="P22">Pour quelle occasion rends-tu ceste journée</text:p>
      <text:p text:style-name="P22">Par ce triste depart mon ame infortunée ?</text:p>
      <text:p text:style-name="P22">Quelle offence ay-je faict à la divinité</text:p>
      <text:p text:style-name="P22">Pour lancer ton courroux sur mon humanité,</text:p>
      <text:p text:style-name="P22">Et me rendre à present par sa mort deplorable</text:p>
      <text:p text:style-name="P22">De tous les malheureux l’homme plus miserable ?</text:p>
      <text:p text:style-name="P22">Quelle estrange pitié ! las qui peut raconter</text:p>
      <text:p text:style-name="P22">Le subject malheureux que j’ay de lamenter ?</text:p>
      <text:p text:style-name="P22">Plustost l’on nombreroit le sable dessoubs l’onde,</text:p>
      <text:p text:style-name="P22">Que de dire mon mal et ma douleur profonde.</text:p>
      <text:p text:style-name="P22">Quelles fatalitez ! Ô grands Dieux tout-puissants</text:p>
      <text:p text:style-name="P22">Qui n’estes point authurs des douleurs que je sens,</text:p>
      <text:p text:style-name="P22">Prenez pitié de moy, faictes qu’en diligence</text:p>
      <text:p text:style-name="P22">Du traistre s<text:span text:style-name="T31">u</text:span>borneur je puisse avoir vengeance.</text:p>
      <text:p text:style-name="P23">Hercule demy-Dieu dessus tous courageux</text:p>
      <text:p text:style-name="P23">De son dard mist à mort le Centaure outrageux,</text:p>
      <text:p text:style-name="P23">Pour avoir indiscret osé trop entreprendre</text:p>
      <text:p text:style-name="P23">De vouloir sans raison son espouse luy prendre.</text:p>
      <text:p text:style-name="P23">De mesme qu’il ne soit à punir de ce tort,</text:p>
      <text:p text:style-name="P23">Ce traistre qui sur tous a merité la mort.</text:p>
      <text:p text:style-name="P23">Puissant Pere Jupin, Dominateur du foudre,</text:p>
      <text:p text:style-name="P23">Fais que presentement il soit reduit en poudre :</text:p>
      <text:p text:style-name="P23">Qu’il te plaise, grand Dieu, de le vouloir punir</text:p>
      <text:p text:style-name="P23">Quelque part que ce soit où il puisse venir.</text:p>
      <text:p text:style-name="P23">Et que dans peu de temps ce traistre abominable</text:p>
      <text:p text:style-name="P23">Soit puny pour jamais de ce forfait damnable :</text:p>
      <text:p text:style-name="P23">Et toy Dieu de là-bas, des eternelles nuicts,</text:p>
      <text:p text:style-name="P23"><text:soft-page-break/><text:span text:style-name="_3c_pb_3e_"><text:span text:style-name="T2">[</text:span></text:span><text:span text:style-name="_3c_pb_3e_"><text:span text:style-name="T5">2</text:span></text:span><text:span text:style-name="_3c_pb_3e_"><text:span text:style-name="T6">0</text:span></text:span><text:span text:style-name="_3c_pb_3e_"><text:span text:style-name="T2">]</text:span></text:span>Des tenebreux Enfers pleins d’horreurs et d’ennuis,</text:p>
      <text:p text:style-name="P23">Estant venu chez toy dans tes cavernes sombres</text:p>
      <text:p text:style-name="P23">Qu’il souffre les tou<text:span text:style-name="T56">r</text:span>ments des malheureuses ombres,</text:p>
      <text:p text:style-name="P23">Lasche-luy ton courroux, donne-luy le tourment</text:p>
      <text:p text:style-name="P23">Que merite celuy qui rend veuf un amant,</text:p>
      <text:p text:style-name="P23">Et qui malgré les loix d’une brutalle rage</text:p>
      <text:p text:style-name="P23">Mon espouse forçant à causé cet outrage.</text:p>
      <text:p text:style-name="P23">Prends ma cause, Pluton, considere combien</text:p>
      <text:p text:style-name="P23">Je suis triste perdant mon espoir et mon bien.</text:p>
      <text:p text:style-name="_3c_speaker_3e_">Chasseur</text:p>
      <text:p text:style-name="P23">Vostre juste douleur dessus tout lamentable</text:p>
      <text:p text:style-name="P23">Ne luy peut redonner la vie souhaitable.</text:p>
      <text:p text:style-name="P23">Vos plaintes, vos soupirs ne peuvent nullement</text:p>
      <text:p text:style-name="P23">Vive la ramener du triste monument.</text:p>
      <text:p text:style-name="P23">Courageux resistez à ce mal deplorable,</text:p>
      <text:p text:style-name="P23">Et luy faites dresser une tombe honorable,</text:p>
      <text:p text:style-name="P23">Sans vous entretenir d’un funebre discours.</text:p>
      <text:p text:style-name="_3c_speaker_3e_">Orphée</text:p>
      <text:p text:style-name="P23">J’arresterois plustost Phœbus faisant son cours,</text:p>
      <text:p text:style-name="P23">Et plustost je perdrois la lueur de cest astre,</text:p>
      <text:p text:style-name="P23">Que pouvoir oublier ce malheureux desastre.</text:p>
      <text:p text:style-name="P23">La terre auparavant se rejoindroit aux Cieux,</text:p>
      <text:p text:style-name="P23">Que je puisse arrester les larmes de mes yeux :</text:p>
      <text:p text:style-name="P23">Et d’autant qu’en vivant elle m’estoit fidelle,</text:p>
      <text:p text:style-name="P23">Tousjours apres sa mort j’auray memoire d’elle.</text:p>
      <text:p text:style-name="P23">Pluton a son esprit, la terre aura son corpus,</text:p>
      <text:p text:style-name="P23">Et moy le desplaisir pire que mille morts :</text:p>
      <text:p text:style-name="P23">Car je n’auray jamais qu’un regret dedans l’ame</text:p>
      <text:p text:style-name="P23"><text:span text:style-name="_3c_pb_3e_"><text:span text:style-name="T2">[</text:span></text:span><text:span text:style-name="_3c_pb_3e_"><text:span text:style-name="T5">2</text:span></text:span><text:span text:style-name="_3c_pb_3e_"><text:span text:style-name="T1">1</text:span></text:span><text:span text:style-name="_3c_pb_3e_"><text:span text:style-name="T2">]</text:span></text:span>D’avoir perdu si tost une si chaste Dame.</text:p>
      <text:p text:style-name="_3c_speaker_3e_">Chasseur</text:p>
      <text:p text:style-name="P23">Advisez cependant de la mettre au cercueil,</text:p>
      <text:p text:style-name="P23">Et de ne consommer vos jours en si grand dueil :</text:p>
      <text:p text:style-name="P23">Il la faut emporter de ce triste bocage.</text:p>
      <text:p text:style-name="P23">Ne vous désesperez, allons, prenez courage.</text:p>
      <text:p text:style-name="_3c_speaker_3e_">Orphée</text:p>
      <text:p text:style-name="P23">Ha ! beau corps qui vivant honorois l’univers,</text:p>
      <text:p text:style-name="P23">Faut-il que maintenant tu nourrisses les vers ?</text:p>
      <text:p text:style-name="P23">Suis-je si malheureux de t’avoir espousée</text:p>
      <text:p text:style-name="P23"><text:soft-page-break/>Pour devaller si tost dans la plaine Élysée ?</text:p>
      <text:p text:style-name="P23">Ô funebre destin, ô jour infortuné !</text:p>
      <text:p text:style-name="P23">Que maudit soit cent fois le jour que je fus né.</text:p>
      <text:h text:style-name="Heading_20_1" text:outline-level="1">Acte Troisiesme<text:line-break/><text:span text:style-name="T32">Orphée, Le Magicien, Le Berger amoureux</text:span></text:h>
      <text:p text:style-name="_3c_speaker_3e_">Orphée</text:p>
      <text:p text:style-name="P24">Q<text:span text:style-name="T32">u</text:span>e m’a <text:span text:style-name="T32">se</text:span>r<text:span text:style-name="T32">v</text:span>y, <text:span text:style-name="T32">P</text:span>h<text:span text:style-name="T32">œ</text:span>b<text:span text:style-name="T32">us</text:span>, ta di<text:span text:style-name="T32">v</text:span>ine puissance </text:p>
      <text:p text:style-name="P24">Sur le serpent Python occis par ta vaillance ?</text:p>
      <text:p text:style-name="P24">Cadme; que m’a servy ton généreux effort </text:p>
      <text:p text:style-name="P24">Sur celuy qui tes gens avoit mis à la mort ?</text:p>
      <text:p text:style-name="P63">Persée, que me sert le genereux remede</text:p>
      <text:p text:style-name="P63">Par lequel vaillamment tu sauvas Andromede ?</text:p>
      <text:p text:style-name="P49"><text:span text:style-name="_3c_pb_3e_"><text:span text:style-name="T2">[</text:span></text:span><text:span text:style-name="_3c_pb_3e_"><text:span text:style-name="T5">22</text:span></text:span><text:span text:style-name="_3c_pb_3e_"><text:span text:style-name="T2">]</text:span></text:span><text:span text:style-name="T31">Et dequoy m’a servy que le brave Jason</text:span></text:p>
      <text:p text:style-name="P24">Ayt occis le Serpent de la riche toison ?</text:p>
      <text:p text:style-name="P63">Ny la mort de celuy qui les pommes dorées</text:p>
      <text:p text:style-name="P63">Reservoit à Venus luy estant consacrées ?</text:p>
      <text:p text:style-name="P63">Ce n'estoit pas ceux-là qu'il falloit mettre à mort,</text:p>
      <text:p text:style-name="P63">Mais c'estoit celuy seul qui m'a fait tant de tort.</text:p>
      <text:p text:style-name="P63">Ha ! Megere, par toy m’est venu cest outrage,</text:p>
      <text:p text:style-name="P63">Furie de l’Enfer, pleine d’ire et de rage,</text:p>
      <text:p text:style-name="P63">Un de tes noirs Serpents que tu as sur le chef</text:p>
      <text:p text:style-name="P63">Est venu me causer ce malheureux mechef.</text:p>
      <text:p text:style-name="P63">Ha serpent ennemy de la nature humaine,</text:p>
      <text:p text:style-name="P63">Que tu me fais souffrir de douleur et de peine !</text:p>
      <text:p text:style-name="P63">Las! combien ton venin me cause de tourment,</text:p>
      <text:p text:style-name="P63">Voyant par toy ma Belle au triste monument.</text:p>
      <text:p text:style-name="P63">Jason sema les dents d'un Serpent fur la terre,</text:p>
      <text:p text:style-name="P63">Desquelles il sortit un escadron de guerre:</text:p>
      <text:p text:style-name="P63">Et, des tiennes, maudit, me naissent jours et nuicts</text:p>
      <text:p text:style-name="P63">Sans espoir de repos un million des ennuis,</text:p>
      <text:p text:style-name="P63">Lesquels ne prendront fin ainsi que ces gens d’armes,</text:p>
      <text:p text:style-name="P63">Qui s’occirent naissant par sanglantes alarmes :</text:p>
      <text:p text:style-name="P63">Car te ressouvenir de mes tristes amours</text:p>
      <text:p text:style-name="P63">Ne peut avoir de fin qu'en finissant mes jours,</text:p>
      <text:p text:style-name="P63">Las si pour la revoir il falloit entreprendre</text:p>
      <text:p text:style-name="P63">De traverser les flots, ainsi que fit Leandre,</text:p>
      <text:p text:style-name="P63"><text:soft-page-break/>Je n'aurois point de peur que l’inconstante mer</text:p>
      <text:p text:style-name="P63">Au profond de ses eaux me peust faire abysmer :</text:p>
      <text:p text:style-name="P63">Car la grande chaleur de mon ardante flame,</text:p>
      <text:p text:style-name="P63">Qui sans aucun repos s'allume dans mon ame,</text:p>
      <text:p text:style-name="P49"><text:span text:style-name="_3c_pb_3e_"><text:span text:style-name="T2">[</text:span></text:span><text:span text:style-name="_3c_pb_3e_"><text:span text:style-name="T5">2</text:span></text:span><text:span text:style-name="_3c_pb_3e_"><text:span text:style-name="T6">3</text:span></text:span><text:span text:style-name="_3c_pb_3e_"><text:span text:style-name="T2">]</text:span></text:span><text:span text:style-name="T32">Feroit tarir les eaux qui m'ennvironneroient,</text:span></text:p>
      <text:p text:style-name="P64">Et les grands flots esmeus en rien ne me nuiroient.</text:p>
      <text:p text:style-name="P64">Et quand mesme l’ardeur de ma flame bruslante</text:p>
      <text:p text:style-name="P64">Ne pourroit point seicher ceste mer inconstante,</text:p>
      <text:p text:style-name="P64">Ce ne seroit assez pour me faire perir,</text:p>
      <text:p text:style-name="P64">Puis qu’en l’eau de mes pleurs je ne puis pas mourir,</text:p>
      <text:p text:style-name="P64">Et vivant dans mes pleurs la mer n'auroit puissance</text:p>
      <text:p text:style-name="P64">De me donner la mort, ny me faire nuisance :</text:p>
      <text:p text:style-name="P64">D'autre part quand le vent esteindroit le flambeau,</text:p>
      <text:p text:style-name="P64">Sur la tour allumé pour me guider dans l’eau</text:p>
      <text:p text:style-name="P64"><text:s/>Comme Leandre estant dans ces flots fans lumiere,</text:p>
      <text:p text:style-name="P64">Ayant du tout perdu ma clarté coustumiere,</text:p>
      <text:p text:style-name="P64">Les rayons de ses yeux auroient assez pouvoir</text:p>
      <text:p text:style-name="P64">De m'esclairer nageant afin de la revoir,</text:p>
      <text:p text:style-name="P51">Quelque part qu'elle fust si elle estoit en vie</text:p>
      <text:p text:style-name="P51">De mon ame à l’instant elle seroit suivie,</text:p>
      <text:p text:style-name="P51">Rien ne m’empecheroit de la pouvoir trouver ;</text:p>
      <text:p text:style-name="P51">L’on me verroit bien-tost devers elle arriver,</text:p>
      <text:p text:style-name="P51">Fust-elle estroitement dedans le labyrinthe</text:p>
      <text:p text:style-name="P51">Que Dédale a basty, j’irois sans nulle crainte :</text:p>
      <text:p text:style-name="P51">Mais ô Dieux, c’en est faict, c'en est faict desormais,</text:p>
      <text:p text:style-name="P51">Il n'ya plus d'espoir de la revoir iamais :</text:p>
      <text:p text:style-name="P51">Las ! que feray-je donc en ma peine ennuyeuse ?</text:p>
      <text:p text:style-name="P51">Hé ! Dieux que deviendra mon ame langoureuse ?</text:p>
      <text:p text:style-name="P51">Et quel antre obscurcy me pourra retenir,</text:p>
      <text:p text:style-name="P51">Tant que vivant j’auray ce triste souvenir?</text:p>
      <text:p text:style-name="P51">Où pourray-je trouver une caverne ombreuse</text:p>
      <text:p text:style-name="P51">Où l’on ne puisse voir qu’une nuict tenebreuse ?</text:p>
      <text:p text:style-name="P50"><text:span text:style-name="_3c_pb_3e_"><text:span text:style-name="T2">[</text:span></text:span><text:span text:style-name="_3c_pb_3e_"><text:span text:style-name="T5">24</text:span></text:span><text:span text:style-name="_3c_pb_3e_"><text:span text:style-name="T2">]</text:span></text:span><text:span text:style-name="T31">Car le jour me desplaist, la lumière des Cieux</text:span></text:p>
      <text:p text:style-name="P25">Semble par dessus tout desplaisante à mes yeux.</text:p>
      <text:p text:style-name="P51">Il faut doncques chercher quelque triste demeure</text:p>
      <text:p text:style-name="P51">Pour plaindre ma douleur jusqu’à tant que je meure,</text:p>
      <text:p text:style-name="P51">Aux lieux les plus déserts, où jamais le Soleil</text:p>
      <text:p text:style-name="P51"><text:soft-page-break/>Ne puisse faire voir son visage vermeil; </text:p>
      <text:p text:style-name="P51">Et là j’accuseray les Enfers et la terre</text:p>
      <text:p text:style-name="P51">Pour avoir conjuré de me faire la guerre.</text:p>
      <text:p text:style-name="P25">Mais las ! dequoy me sert ce funebre discours ?</text:p>
      <text:p text:style-name="P51">Il faut avoir malheur, avoir autre recours,</text:p>
      <text:p text:style-name="P51">Je veux pour te revoir, ma fidelle compagne,</text:p>
      <text:p text:style-name="P51">Fausser l’injuste loy de l’ombreuse campaigne.</text:p>
      <text:p text:style-name="P51">En despit du destin et de mes maux soufferts</text:p>
      <text:p text:style-name="P51">Je veux pour te revoir devaller aux Enfers,</text:p>
      <text:p text:style-name="P51">Sans redouter Pluton, Cerbère, ny la Parque,</text:p>
      <text:p text:style-name="P51">J'iray prier Charon qu'il me passe en sa barque.</text:p>
      <text:p text:style-name="P51">Dans ce bois je cognois un vieillard ancien</text:p>
      <text:p text:style-name="P51">Astrologue sçauant, et grand Magicien,</text:p>
      <text:p text:style-name="P51">Qui cognoist les secrets de nature admirable,</text:p>
      <text:p text:style-name="P51">Je le vay supplier de m'estre secourable,</text:p>
      <text:p text:style-name="P51">Me monstrer le chemin que seul je dois tenir,</text:p>
      <text:p text:style-name="P51">Affin que chez Pluton je puisse parvenir.</text:p>
      <text:p text:style-name="P51">Mais le voicy qui sort de son humide roche,</text:p>
      <text:p text:style-name="P51">Il faut que devers luy promptement je m'aproche :</text:p>
      <text:p text:style-name="P25">Ven<text:span text:style-name="T33">e</text:span>rable vieillard, par le monde cognu,</text:p>
      <text:p text:style-name="P25">Au bruit de ton renom je suis icy venu,</text:p>
      <text:p text:style-name="P51">Je viens remply d'amour, de douleurs, et de larmes,</text:p>
      <text:p text:style-name="P51">À tes pieds implorer ton secours, et tes charmes,</text:p>
      <text:p text:style-name="P25"><text:span text:style-name="_3c_pb_3e_"><text:span text:style-name="T2">[</text:span></text:span><text:span text:style-name="_3c_pb_3e_"><text:span text:style-name="T5">2</text:span></text:span><text:span text:style-name="_3c_pb_3e_"><text:span text:style-name="T7">5</text:span></text:span><text:span text:style-name="_3c_pb_3e_"><text:span text:style-name="T2">]</text:span></text:span>Tu me peux soulager e<text:span text:style-name="T33">n</text:span> <text:span text:style-name="T33">m</text:span>es tristes ennuis,</text:p>
      <text:p text:style-name="P25">Me monstrant le chemin des inferna<text:span text:style-name="T33">l</text:span>les nui<text:span text:style-name="T33">ct</text:span>s.</text:p>
      <text:p text:style-name="_3c_speaker_3e_">L<text:span text:style-name="T33">e</text:span> Magicien</text:p>
      <text:p text:style-name="P25">Quel subject, mon enfant, avez-vous à ceste heure</text:p>
      <text:p text:style-name="P25">De vouloir devaller dans la pasle demeure,</text:p>
      <text:p text:style-name="P25">D’où vous peut proceder, cet estrange desir ?</text:p>
      <text:p text:style-name="P25">Es<text:span text:style-name="T33">p</text:span>ere<text:span text:style-name="T33">z-vous </text:span>trou<text:span text:style-name="T33">v</text:span>er là-ba<text:span text:style-name="T33">s</text:span> quelque plaisir ?</text:p>
      <text:p text:style-name="_3c_speaker_3e_">Orphée</text:p>
      <text:p text:style-name="P25">Je ne puis plus rester <text:span text:style-name="T33">s</text:span>ur la machine ronde,</text:p>
      <text:p text:style-name="P25"><text:span text:style-name="T33">I</text:span>l me faut de<text:span text:style-name="T33">v</text:span>a<text:span text:style-name="T33">ll</text:span>er au Platonique monde.</text:p>
      <text:p text:style-name="P25">En bref <text:span text:style-name="T33">j</text:span>e vous diray la <text:span text:style-name="T33">j</text:span>uste occasion</text:p>
      <text:p text:style-name="P25">De ma triste douleur et de <text:span text:style-name="T33">m</text:span>a pa<text:span text:style-name="T33">ssi</text:span>o<text:span text:style-name="T33">n.</text:span></text:p>
      <text:p text:style-name="P25">Mon Père, sçache donc que la mesme journée, </text:p>
      <text:p text:style-name="P51">Que je pensois jouyr de l’heureux Hymenée,</text:p>
      <text:p text:style-name="P51"><text:soft-page-break/>Eurydice a perdu la lumière du jour,</text:p>
      <text:p text:style-name="P51">Evitant d'un Berger l’injurieux amour ;</text:p>
      <text:p text:style-name="P51">Car pensant se sauver, redoutant sa furie,</text:p>
      <text:p text:style-name="P51">Un horrible Serpent estoit dans la prairie,</text:p>
      <text:p text:style-name="P51">Dessoubs l’herbe caché, qu'elle ne voyoit pas,</text:p>
      <text:p text:style-name="P51">Qui soudain la picquant luy donna le trespas,</text:p>
      <text:p text:style-name="P51">Et du depuis sa mort j'endure tant de gesnes,</text:p>
      <text:p text:style-name="P51">Que l’on ne peut penser la moindre de mes peines ;</text:p>
      <text:p text:style-name="P51">Mercure le Courrier dessur tous bien-disant,</text:p>
      <text:p text:style-name="P51">Mesme ne pourroit pas dire mon mal cuisant.</text:p>
      <text:p text:style-name="P51">Doncques pour soulager ma peine douloureuse,</text:p>
      <text:p text:style-name="P51">Monstre-moy le chemin de l’onde Stygieuse,</text:p>
      <text:p text:style-name="P51">Afin de la revoir, de luy monstrer comment</text:p>
      <text:p text:style-name="P51">Sur tous les amoureux je suis fidelle amant.</text:p>
      <text:p text:style-name="_3c_speaker_3e_">L<text:span text:style-name="T33">e</text:span> Magicien</text:p>
      <text:p text:style-name="P26"><text:span text:style-name="_3c_pb_3e_"><text:span text:style-name="T2">[</text:span></text:span><text:span text:style-name="_3c_pb_3e_"><text:span text:style-name="T5">2</text:span></text:span><text:span text:style-name="_3c_pb_3e_"><text:span text:style-name="T7">6</text:span></text:span><text:span text:style-name="_3c_pb_3e_"><text:span text:style-name="T2">]</text:span></text:span>Commen<text:span text:style-name="T34">t</text:span>, p<text:span text:style-name="T34">o</text:span>ur la re<text:span text:style-name="T34">v</text:span>oir, c'est en vain entreprendre</text:p>
      <text:p text:style-name="P26">De descendre là-b<text:span text:style-name="T34">a</text:span>s pou<text:span text:style-name="T34">r</text:span> penser la reprendre :</text:p>
      <text:p text:style-name="P26">Nos jours estans finis par la fiere Cloton,</text:p>
      <text:p text:style-name="P26">L'on ne retourne plus du regne de Pluton,</text:p>
      <text:p text:style-name="P26">C'est erreur de penser en retirer une ame,</text:p>
      <text:p text:style-name="P26">Mais j’excuse l'amour et l’ardeur de ta flamme,</text:p>
      <text:p text:style-name="P26">Je sçay bien le pouvoir qu'a l’enfant de Cypris,</text:p>
      <text:p text:style-name="P26">Autres fois de ses feux je me sentois espris,</text:p>
      <text:p text:style-name="P26">Tout vieillart que je suis il faut que je confesse</text:p>
      <text:p text:style-name="P65">Que j'ay cogneu l'Amour et sa Mere Déesse :</text:p>
      <text:p text:style-name="P65">Mais quelque beau subject qui m'eust peu decevoir,</text:p>
      <text:p text:style-name="P65">Si l’amour de son dard m'eust privé de la voir,</text:p>
      <text:p text:style-name="P65">Sçachant bien qu'elle fust dans ce Royaume sombre,</text:p>
      <text:p text:style-name="P65">Je n'eusse pas tasché d'en retirer son ombre,</text:p>
      <text:p text:style-name="P65">Ny mesmement songé de descendre là-bas</text:p>
      <text:p text:style-name="P26">Pour y penser <text:span text:style-name="T34">t</text:span>rou<text:span text:style-name="T34">v</text:span>er des amoureux esbats:</text:p>
      <text:p text:style-name="P26">D'autant que les mortels n'ont aucu<text:span text:style-name="T34">n</text:span>e puissance</text:p>
      <text:p text:style-name="P26">De remettre <text:span text:style-name="T34">u</text:span>n es<text:span text:style-name="T34">pr</text:span>it en sa premi<text:span text:style-name="T34">e</text:span>re essence:</text:p>
      <text:p text:style-name="P26">D<text:span text:style-name="T34">ez</text:span> lors qu'il a gou<text:span text:style-name="T34">s</text:span>té d<text:span text:style-name="T34">u fl</text:span>eu<text:span text:style-name="T34">v</text:span>e Stygieux,</text:p>
      <text:p text:style-name="P65">Il ne peut plus revoir la lumière des Cieux.</text:p>
      <text:p text:style-name="P65">Doncques déportez-vous d’une telle entreprise,</text:p>
      <text:p text:style-name="P65">Et moderez l’ardeur dont vostre ame est éprise.</text:p>
      <text:p text:style-name="_3c_speaker_3e_"><text:soft-page-break/>Orphée</text:p>
      <text:p text:style-name="P65">Plustost que de quitter mon voyage entrepris,</text:p>
      <text:p text:style-name="P65">Plustost que d'oublier les yeux qui m’ont épris</text:p>
      <text:p text:style-name="P65">Les rochers flotteront dessur l'onde escumeuse,</text:p>
      <text:p text:style-name="P65">Phœbus perdra plustost sa clarté lumineuse.</text:p>
      <text:p text:style-name="_3c_speaker_3e_">Magicien</text:p>
      <text:p text:style-name="P52"><text:span text:style-name="_3c_pb_3e_"><text:span text:style-name="T2">[</text:span></text:span><text:span text:style-name="_3c_pb_3e_"><text:span text:style-name="T5">2</text:span></text:span><text:span text:style-name="_3c_pb_3e_"><text:span text:style-name="T8">7</text:span></text:span><text:span text:style-name="_3c_pb_3e_"><text:span text:style-name="T2">]</text:span></text:span><text:span text:style-name="T31">Quoy ? pour finir vos jours y voulez vous aller ?</text:span></text:p>
      <text:p text:style-name="_3c_speaker_3e_">Orphée</text:p>
      <text:p text:style-name="P26">Pour finir mes travaux je veux y devaller.</text:p>
      <text:p text:style-name="_3c_speaker_3e_">Magicien</text:p>
      <text:p text:style-name="P27">Caron ne voudra pas vi<text:span text:style-name="T35">v</text:span>ant <text:span text:style-name="T35">v</text:span>o<text:span text:style-name="T35">u</text:span>s p<text:span text:style-name="T35">ass</text:span>er l'onde.</text:p>
      <text:p text:style-name="_3c_speaker_3e_">Orphée</text:p>
      <text:p text:style-name="P27">Je l'en vay supplier au partir de ce monde.</text:p>
      <text:p text:style-name="_3c_speaker_3e_">Magicien</text:p>
      <text:p text:style-name="P27">De ce vieillard Nocher n’esperez du secours.</text:p>
      <text:p text:style-name="_3c_speaker_3e_">Orphée</text:p>
      <text:p text:style-name="P23">J’espère qu’il prendra pitié de mes amours.</text:p>
      <text:p text:style-name="_3c_speaker_3e_">Magicien</text:p>
      <text:p text:style-name="P27">Son ame de pitié ne fut <text:span text:style-name="T35">j</text:span>amais atteinte.</text:p>
      <text:p text:style-name="_3c_speaker_3e_">Orphée</text:p>
      <text:p text:style-name="P27">Il pourra s'esmouvoir par ma juste complainte.</text:p>
      <text:p text:style-name="_3c_speaker_3e_">Magicien</text:p>
      <text:p text:style-name="P27">Bien que Caron voulust son fleuve vous passer,</text:p>
      <text:p text:style-name="P27">Vus ne pourriez pourtant plus outre traverser :</text:p>
      <text:p text:style-name="P27">Car Cerbere Portier de la demeure sombre,</text:p>
      <text:p text:style-name="P27">Vous feroit aussi tost des morts croistre le nombre.</text:p>
      <text:p text:style-name="_3c_speaker_3e_">Orphée</text:p>
      <text:p text:style-name="P27">Quand le danger seroit plus grand cent mille fois,</text:p>
      <text:p text:style-name="P66">Je ne veux differer d’y aller toutesfois :</text:p>
      <text:p text:style-name="P66">Et st je dois mourir en ce triste voyage,</text:p>
      <text:p text:style-name="P66">Heureux je finiray le reste de mon âge.</text:p>
      <text:p text:style-name="P66">Je seray lors exempt de ce mal langoureux,</text:p>
      <text:p text:style-name="P66">Et ne sentiray plus ce tourment amoureux:</text:p>
      <text:p text:style-name="P53"><text:span text:style-name="_3c_pb_3e_"><text:span text:style-name="T2">[</text:span></text:span><text:span text:style-name="_3c_pb_3e_"><text:span text:style-name="T5">2</text:span></text:span><text:span text:style-name="_3c_pb_3e_"><text:span text:style-name="T9">8</text:span></text:span><text:span text:style-name="_3c_pb_3e_"><text:span text:style-name="T2">]</text:span></text:span><text:span text:style-name="T31">J’adouciray l’ardeur du feu qui me devore,</text:span></text:p>
      <text:p text:style-name="P27">Revoyant la beauté que sur toutes j’honore.</text:p>
      <text:p text:style-name="_3c_speaker_3e_">Magicien</text:p>
      <text:p text:style-name="P27">Si mon sage conseil ne vous peut di<text:span text:style-name="T35">v</text:span>ertir</text:p>
      <text:p text:style-name="P27">Du dessein qu’à présent vous a<text:span text:style-name="T35">v</text:span>e<text:span text:style-name="T35">z d</text:span>e partir</text:p>
      <text:p text:style-name="P27">Pour aller aux Enfers <text:span text:style-name="T35">et </text:span>y trou<text:span text:style-name="T35">v</text:span>er la <text:span text:style-name="T35">j</text:span>oye,</text:p>
      <text:p text:style-name="P27">Je <text:span text:style-name="T35">s</text:span>uis prest maintenant de vous monstrer la voye</text:p>
      <text:p text:style-name="P27"><text:soft-page-break/>Par mes enchantements ; <text:span text:style-name="T35">j’</text:span>ay bien d'autre pou<text:span text:style-name="T35">v</text:span>oir,</text:p>
      <text:p text:style-name="P27">Je fais quand il me plaist <text:span text:style-name="T35">s</text:span>ur la terre pleu<text:span text:style-name="T35">v</text:span>oir,</text:p>
      <text:p text:style-name="P27">J'arreste quand <text:span text:style-name="T35">j</text:span>e veux Ph<text:span text:style-name="T35">œ</text:span>bus faisant <text:span text:style-name="T35">s</text:span>a course,</text:p>
      <text:p text:style-name="P27">Et <text:span text:style-name="T35">l</text:span>e co<text:span text:style-name="T35">uv</text:span>rant de <text:span text:style-name="T35">l’</text:span>eau retourner en <text:span text:style-name="T35">s</text:span>a <text:span text:style-name="T35">so</text:span>ur<text:span text:style-name="T35">c</text:span>e.</text:p>
      <text:p text:style-name="P27">La mer pleine de flots <text:span text:style-name="T35">se</text:span> rend calme à ma voix,</text:p>
      <text:p text:style-name="P27"><text:span text:style-name="T35">J</text:span>e fais changer de lieu les rochers et les bois,</text:p>
      <text:p text:style-name="P27">Et fais en <text:span text:style-name="T35">u</text:span>n moment entendre le tonnerre.</text:p>
      <text:p text:style-name="P27">Je cognois la vertu des herbes de la terre,</text:p>
      <text:p text:style-name="P27">Je <text:span text:style-name="T35">sç</text:span>ay les appliquer à faire ce q<text:span text:style-name="T35">u’</text:span>il faut</text:p>
      <text:p text:style-name="P27">Quand je m'en veux servir, il n'y a nul defaut.</text:p>
      <text:p text:style-name="P27">L'on ne sçauroit trouver si petite racine,</text:p>
      <text:p text:style-name="P27">Que je ne sçache au vray qu'en vaut la medecine.</text:p>
      <text:p text:style-name="P27">Je cognois l’advenir, ainsi que le passé,</text:p>
      <text:p text:style-name="P27">Et ce qui est caché dans ce rond compassé.</text:p>
      <text:p text:style-name="P27">J'ay dessus les Démons une telle puissance</text:p>
      <text:p text:style-name="P66">Que je les force tous me rendre obeïssance.</text:p>
      <text:p text:style-name="P66">Venez avecque moy, mes charmes je feray,</text:p>
      <text:p text:style-name="P66">Et de vostre desir je vous satisferay :</text:p>
      <text:p text:style-name="P66">Bien tost vous descendrez, dans l’obscure vallee.</text:p>
      <text:p text:style-name="_3c_speaker_3e_">Orphée</text:p>
      <text:p text:style-name="P23">C'est tout ce que prétend mon ame desolee...</text:p>
      <text:p text:style-name="_3c_speaker_3e_">Berger amoureux</text:p>
      <text:p text:style-name="P53"><text:span text:style-name="_3c_pb_3e_"><text:span text:style-name="T2">[</text:span></text:span><text:span text:style-name="_3c_pb_3e_"><text:span text:style-name="T5">2</text:span></text:span><text:span text:style-name="_3c_pb_3e_"><text:span text:style-name="T9">9</text:span></text:span><text:span text:style-name="_3c_pb_3e_"><text:span text:style-name="T2">]</text:span></text:span><text:span text:style-name="T35">Qu’ay je fait malheureux! las helas ! Quay-je fait?</text:span></text:p>
      <text:p text:style-name="P66">Quel supplice assez grand peut punir mon forfait ?</text:p>
      <text:p text:style-name="P66">D'avoir causé la mort d’une Dame parfaite,</text:p>
      <text:p text:style-name="P66">Pour rendre à ses despens mon ame satisfaite.</text:p>
      <text:p text:style-name="P66">Helas ! sans y penser j’ay causé son trespas !</text:p>
      <text:p text:style-name="P66">Et toutesfois chétif je ne m'excuse pas,</text:p>
      <text:p text:style-name="P66">Coulpable je me rends, j'ay commis ceste offence,</text:p>
      <text:p text:style-name="P66">Je ne sçaurois trouver des raisons pour deffence,</text:p>
      <text:p text:style-name="P66">C'est pourquoy déformais je n'auray plus de bien:</text:p>
      <text:p text:style-name="P66">Tous les contentements ne me feront plus rien.</text:p>
      <text:p text:style-name="P66">Le reste de mes ans mon ame désolée</text:p>
      <text:p text:style-name="P66">Pour demeure n'aura qu'une obscure vallée,</text:p>
      <text:p text:style-name="P66">Esloigné d'un chacun, où pour punition</text:p>
      <text:p text:style-name="P66">Je finiray mes jours en ceste affliction,</text:p>
      <text:p text:style-name="P66">Sans espoir de repos, n’aspirant à toute heure,</text:p>
      <text:p text:style-name="P66"><text:soft-page-break/>Que de voir par ma mort ma fortune meilleure.</text:p>
      <text:p text:style-name="_3c_speaker_3e_">Le Magicien</text:p>
      <text:p text:style-name="P66">Or à Dieu donc, mon fils, allez assurément</text:p>
      <text:p text:style-name="P66">Et ne manquez d’un poinct à mon commandement.</text:p>
      <text:p text:style-name="_3c_speaker_3e_">Orphée</text:p>
      <text:p text:style-name="P27">Ainsi <text:span text:style-name="T35">j</text:span>e le feray, n'en doutez point, mon P<text:span text:style-name="T35">e</text:span>re.</text:p>
      <text:p text:style-name="_3c_speaker_3e_"><text:span text:style-name="T36">Le </text:span>Magicien</text:p>
      <text:p text:style-name="P27"><text:span text:style-name="T35">Q</text:span>ue toute cho<text:span text:style-name="T35">se</text:span> soit à vos desseins prosp<text:span text:style-name="T35">e</text:span>re:</text:p>
      <text:p text:style-name="P27">Le Bon-heur vous conduise, et vous face à propos</text:p>
      <text:p text:style-name="P27">Chez Pluton de<text:span text:style-name="T35">v</text:span>aller pour vous me<text:span text:style-name="T35">tt</text:span>re en repos.</text:p>
      <text:p text:style-name="_3c_speaker_3e_">Orphée</text:p>
      <text:p text:style-name="P27">C'est <text:span text:style-name="T35">à</text:span> ce coup qu'il f<text:span text:style-name="T35">au</text:span>t que <text:span text:style-name="T35">j</text:span>e te monstre, Belle,</text:p>
      <text:p text:style-name="P27"><text:span text:style-name="_3c_pb_3e_"><text:span text:style-name="T2">[</text:span></text:span><text:span text:style-name="_3c_pb_3e_"><text:span text:style-name="T9">30</text:span></text:span><text:span text:style-name="_3c_pb_3e_"><text:span text:style-name="T2">]</text:span></text:span>L'in<text:span text:style-name="T35">v</text:span>iolable f<text:span text:style-name="T35">o</text:span>y de mon amour fidelle,</text:p>
      <text:p text:style-name="P27">Que je ne puis jamais pour une autre changer,</text:p>
      <text:p text:style-name="P66">Que la longueur du temps ne peut endommager :</text:p>
      <text:p text:style-name="P66">Car ainsi que le feu sans air ne peut paroistre,</text:p>
      <text:p text:style-name="P66">Tout de mesme, sans toy vivant se ne puis estre.</text:p>
      <text:p text:style-name="P66">Doncques pour te revoir il me faut avancer,</text:p>
      <text:p text:style-name="P66">Et le fleuve d'Oubly promptement traverser:</text:p>
      <text:p text:style-name="P66">J'iray sans m’arrester tant qu’à la fin j'arrive</text:p>
      <text:p text:style-name="P66">Sur l’effroyable bord de l’infernalle rive,</text:p>
      <text:p text:style-name="P66">Sur l’Acheron bourbeux, où le vieil Nautonnier</text:p>
      <text:p text:style-name="P66">Pour passage reçoit d'un chacun le denier.</text:p>
      <text:p text:style-name="P66">Je n'y veux devaller par sanglantes alarmes,</text:p>
      <text:p text:style-name="P66">Je ne te veux t'avoir par la force des armes.</text:p>
      <text:p text:style-name="P66">Mes pleurs, mon amitié, ma constance et ma foy</text:p>
      <text:p text:style-name="P66">Forceront les Enfers d'avoir pitié de moy.</text:p>
      <text:p text:style-name="P66">Proserpine et Pluton j’animeray de sorte </text:p>
      <text:p text:style-name="P66">Qu'il faudra qu'en payant de leur règne je sorte.</text:p>
      <text:p text:style-name="P66">Par ma plaintive voix et par mes doux accords</text:p>
      <text:p text:style-name="P66">Je te veux retirer du Royaume des morts.</text:p>
      <text:p text:style-name="P23"/>
      <text:p text:style-name="P28">Ma<text:span text:style-name="T36">i</text:span>s c'est trop discourir, allons, il faut, Orphée,</text:p>
      <text:p text:style-name="P28">Par <text:span text:style-name="T36">s</text:span>ur tous les A<text:span text:style-name="T36">m</text:span>ans emporter ce trophée.</text:p>
      <text:p text:style-name="P28">Mais a<text:span text:style-name="T36">v</text:span>ant que partir, en toute humilité</text:p>
      <text:p text:style-name="P28"><text:span text:style-name="T36">Il</text:span> me faut supplier la sainc<text:span text:style-name="T36">t</text:span>e De<text:span text:style-name="T36">i</text:span>t<text:span text:style-name="T36">é</text:span></text:p>
      <text:p text:style-name="P28">Du puissant Dieu d'amour e<text:span text:style-name="T36">t</text:span> de Venus <text:span text:style-name="T36">s</text:span>a mer<text:span text:style-name="T36">e</text:span>,</text:p>
      <text:p text:style-name="P28">Afin d'a<text:span text:style-name="T36">v</text:span>oir pitié de ma douleur amere.</text:p>
      <text:p text:style-name="P23"><text:soft-page-break/></text:p>
      <text:p text:style-name="P28">Déesse des Amours, Princesse de beauté,</text:p>
      <text:p text:style-name="P28"><text:span text:style-name="T36">Qui </text:span>me voye<text:span text:style-name="T36">z</text:span> souffrir <text:span text:style-name="T36">s</text:span>i grande cruauté,</text:p>
      <text:p text:style-name="P28">Royne de <text:span text:style-name="T36">l’U</text:span>ni<text:span text:style-name="T36">v</text:span>ers que tout le monde honore,</text:p>
      <text:p text:style-name="P28"><text:span text:style-name="_3c_pb_3e_"><text:span text:style-name="T2">[</text:span></text:span><text:span text:style-name="_3c_pb_3e_"><text:span text:style-name="T9">3</text:span></text:span><text:span text:style-name="_3c_pb_3e_"><text:span text:style-name="T10">1</text:span></text:span><text:span text:style-name="_3c_pb_3e_"><text:span text:style-name="T2">]</text:span></text:span>Dans ce Temple di<text:span text:style-name="T36">v</text:span>in, humble <text:span text:style-name="T36">j</text:span>e vous adore.</text:p>
      <text:p text:style-name="P28">Dee<text:span text:style-name="T36">ss</text:span>e, c'est <text:span text:style-name="T36">à</text:span> vous à qui <text:span text:style-name="T36">j</text:span>'ay mon recours,</text:p>
      <text:p text:style-name="P28">Ne me refu<text:span text:style-name="T36">sez </text:span>p<text:span text:style-name="T36">a</text:span>s vostre di<text:span text:style-name="T36">v</text:span>in secours :</text:p>
      <text:p text:style-name="P28"><text:span text:style-name="T36">As</text:span>sistez, au beso<text:span text:style-name="T36">in</text:span>g ma pa<text:span text:style-name="T36">uv</text:span>re ame embrasée</text:p>
      <text:p text:style-name="P28">Preste de s'en-aller dans la plaine <text:span text:style-name="T36">É</text:span>lysée</text:p>
      <text:p text:style-name="P28">Et vous, Die<text:span text:style-name="T36">u</text:span> Cyprien qui tourne<text:span text:style-name="T36">z </text:span>dans vos mains</text:p>
      <text:p text:style-name="P28">Les c<text:span text:style-name="T36">œ</text:span>urs des Immortels comme ceux des humains,</text:p>
      <text:p text:style-name="P28">Faites, voyant <text:span text:style-name="T36">l</text:span>e dueil dont <text:span text:style-name="T36">u</text:span>ne ame est atteinte,</text:p>
      <text:p text:style-name="P28"><text:span text:style-name="T36">Que </text:span>Pluton soit e<text:span text:style-name="T36">s</text:span>m<text:span text:style-name="T36">eu</text:span> par ma triste comp<text:span text:style-name="T57">l</text:span>ainte :</text:p>
      <text:p text:style-name="P28">Que Proserpine aussi prenne compassion</text:p>
      <text:p text:style-name="P28">De mon cruel tourment, et de ma passion,</text:p>
      <text:p text:style-name="P28">Afin qu'en peu de temps j’emmeine ma Maistresse</text:p>
      <text:p text:style-name="P28">Du Royaume des morts pour finir ma detresse.</text:p>
      <text:h text:style-name="Heading_20_1" text:outline-level="1">A<text:span text:style-name="T36">cte quatriesme<text:line-break/>Orphée, Caron, Pluton, Proserpine, Esprit, Eurydice.</text:span></text:h>
      <text:p text:style-name="_3c_speaker_3e_">Orphée</text:p>
      <text:p text:style-name="P29">A<text:span text:style-name="T37">p</text:span>r<text:span text:style-name="T37">e</text:span>s tant de tra<text:span text:style-name="T37">v</text:span>aux, par la grâce des Dieux</text:p>
      <text:p text:style-name="P29">Me voicy parvenu sur le bord Stygieux.</text:p>
      <text:p text:style-name="P29">Apres avoir passé tant d’estranges traverses,</text:p>
      <text:p text:style-name="P29">Apres avoir souffert tant de peines diverses,</text:p>
      <text:p text:style-name="P29">Cheminé tant de jours et tant de tristes nuicts,</text:p>
      <text:p text:style-name="P54"><text:span text:style-name="_3c_pb_3e_"><text:span text:style-name="T2">[</text:span></text:span><text:span text:style-name="_3c_pb_3e_"><text:span text:style-name="T9">3</text:span></text:span><text:span text:style-name="_3c_pb_3e_"><text:span text:style-name="T11">2</text:span></text:span><text:span text:style-name="_3c_pb_3e_"><text:span text:style-name="T2">]</text:span></text:span><text:span text:style-name="T31">Il est temps de trouver la fin de mes ennuis.</text:span></text:p>
      <text:p text:style-name="P29">Je voy le vieil Nocher qui passe dans sa barque</text:p>
      <text:p text:style-name="P29">Ceux qui font despouïllez de leur corps par la Parque:</text:p>
      <text:p text:style-name="P29">Le nombre des Esprits qui voguent sur ceste eau,</text:p>
      <text:p text:style-name="P67">Fait de chasque costé chanceller le bateau.</text:p>
      <text:p text:style-name="P67">Si faut-il l’appeller : Aborde icy de grace,</text:p>
      <text:p text:style-name="P67">Caron Nocher d'Enfer, vien me prendre et me passe,</text:p>
      <text:p text:style-name="P67">Ne me tiens plus long-temps en la peine où je suis,</text:p>
      <text:p text:style-name="P67">Passe-moy pour revoir la Belle à qui je suis.</text:p>
      <text:p text:style-name="_3c_speaker_3e_">Caron</text:p>
      <text:p text:style-name="P29">Qui es-tu si preste de traverser mon onde ?</text:p>
      <text:p text:style-name="_3c_speaker_3e_"><text:soft-page-break/>Orphée</text:p>
      <text:p text:style-name="P29">Je <text:span text:style-name="T37">s</text:span>uis <text:span text:style-name="T37">u</text:span>n pau<text:span text:style-name="T37">v</text:span>re Amant qui viens da<text:span text:style-name="T37">n</text:span>s ce bas mon<text:span text:style-name="T37">de,</text:span></text:p>
      <text:p text:style-name="P29">Pour espérer secours en mon aff<text:span text:style-name="T37">l</text:span>i<text:span text:style-name="T37">ct</text:span>ion,</text:p>
      <text:p text:style-name="P29">Et mon<text:span text:style-name="T37">s</text:span>trer ma constance et mon <text:span text:style-name="T37">aff</text:span>e<text:span text:style-name="T37">ct</text:span>ion,</text:p>
      <text:p text:style-name="P29"><text:span text:style-name="T37">À</text:span> celle que la mort en <text:span text:style-name="T37">s</text:span>a <text:span text:style-name="T37">j</text:span>eune<text:span text:style-name="T37">ss</text:span>e tendre</text:p>
      <text:p text:style-name="P29">A fa<text:span text:style-name="T37">i</text:span>c<text:span text:style-name="T37">t</text:span> in<text:span text:style-name="T37">j</text:span>u<text:span text:style-name="T37">s</text:span>tement dans ce Règne descendre.</text:p>
      <text:p text:style-name="_3c_speaker_3e_">Caron</text:p>
      <text:p text:style-name="P29">N'espere point passer le fleuve Stygieux,</text:p>
      <text:p text:style-name="P29">Tant que la pasle mort aye sillé tes yeux.</text:p>
      <text:p text:style-name="P29">Le destin ne permet qu'en ma barque <text:span text:style-name="T37">j</text:span>e ba<text:span text:style-name="T37">ss</text:span>e</text:p>
      <text:p text:style-name="P29">Aucun homme mortel, qui premier ne tre<text:span text:style-name="T37">s</text:span>pa<text:span text:style-name="T37">sse,</text:span></text:p>
      <text:p text:style-name="P29">C'est <text:span text:style-name="T37">u</text:span>n a<text:span text:style-name="T37">r</text:span>rest fatal, qu'on ne peut re<text:span text:style-name="T37">v</text:span>oque<text:span text:style-name="T37">r :</text:span></text:p>
      <text:p text:style-name="P29">Retourne d'o<text:span text:style-name="T37">ù</text:span> tu viens, <text:span text:style-name="T37">j</text:span>e ne puis t'embarque<text:span text:style-name="T37">r</text:span>.</text:p>
      <text:p text:style-name="_3c_speaker_3e_">Orphée</text:p>
      <text:p text:style-name="P29">Helas ! sans m'e<text:span text:style-name="T37">sc</text:span>outer il retourne en arri<text:span text:style-name="T37">e</text:span>re,</text:p>
      <text:p text:style-name="P29">Ne pou<text:span text:style-name="T37">v</text:span>ant rien gaigner par mon humble prière.</text:p>
      <text:p text:style-name="P29"><text:span text:style-name="T37">Il </text:span>faut par mes accords ta<text:span text:style-name="T37">sc</text:span>h<text:span text:style-name="T37">e</text:span>r de l'e<text:span text:style-name="T37">sm</text:span>ou<text:span text:style-name="T37">v</text:span>oir,</text:p>
      <text:p text:style-name="P29"><text:span text:style-name="_3c_pb_3e_"><text:span text:style-name="T2">[</text:span></text:span><text:span text:style-name="_3c_pb_3e_"><text:span text:style-name="T9">3</text:span></text:span><text:span text:style-name="_3c_pb_3e_"><text:span text:style-name="T11">3</text:span></text:span><text:span text:style-name="_3c_pb_3e_"><text:span text:style-name="T2">]</text:span></text:span>De bien t<text:span text:style-name="T37">o</text:span>st me p<text:span text:style-name="T37">a</text:span>s<text:span text:style-name="T37">s</text:span>er, pour ma Belle re<text:span text:style-name="T37">v</text:span>oir.</text:p>
      <text:p text:style-name="_3c_label_3e_">C<text:span text:style-name="T37">hanson</text:span></text:p>
      <text:p text:style-name="P29">Puisque l’Amour dessur tout a puissance,</text:p>
      <text:p text:style-name="P29">Puisque les Dieux ressentent ses attraicts,</text:p>
      <text:p text:style-name="P67">Pourrois-je bien luy faire resistance,</text:p>
      <text:p text:style-name="P67">Estant blessé de ses amoureux traicts ?</text:p>
      <text:p text:style-name="P67">Ne le pouvant, Caron,</text:p>
      <text:p text:style-name="P67">Passe-moy l’Achéron.</text:p>
      <text:p text:style-name="_3c_speaker_3e_">Caron</text:p>
      <text:p text:style-name="P29">Hé! qu'entends-<text:span text:style-name="T37">j</text:span>e, bons Dieux! quelle voix nompareille,</text:p>
      <text:p text:style-name="P29">Et quel doux in<text:span text:style-name="T37">stru</text:span>ment me <text:span text:style-name="T37">c</text:span>harme ainsi <text:span text:style-name="T37">l</text:span>'orei<text:span text:style-name="T37">lle ?</text:span></text:p>
      <text:p text:style-name="P30">Sans doute c'e<text:span text:style-name="T37">s</text:span>t Ph<text:span text:style-name="T38">œ</text:span>bus, <text:span text:style-name="T38">j</text:span>e ne <text:span text:style-name="T38">s</text:span>uis abusé,</text:p>
      <text:p text:style-name="P68">Il s'en vient chez Pluton en mortel deguisé:</text:p>
      <text:p text:style-name="P68">Je veux en abordant luy offrir le passage</text:p>
      <text:p text:style-name="P30">Grand Dieu, je ne suis pas encore si peu sage</text:p>
      <text:p text:style-name="P30">De mescognoistre ainsi vostre divinité,</text:p>
      <text:p text:style-name="P30">Bien que vous ayez pris forme d'humanité.</text:p>
      <text:p text:style-name="P30">Vos ravissants accords me font assez cognoistre</text:p>
      <text:p text:style-name="P30">Qu’autre qu’un Apollon en ce lieu ne peut estre.</text:p>
      <text:p text:style-name="_3c_speaker_3e_">Orphée</text:p>
      <text:p text:style-name="P30">D'aise et d'estonnement je sens mon cœur épris</text:p>
      <text:p text:style-name="P30"><text:soft-page-break/>D'estre pour ce grand Dieu sur ce fleuve noir pris,</text:p>
      <text:p text:style-name="P30">Ô puissant Apollon assiste-moy de grâce.</text:p>
      <text:p text:style-name="_3c_speaker_3e_">Caron</text:p>
      <text:p text:style-name="P30">Retirez-vous, Esprits, à ce Dieu faictes place,</text:p>
      <text:p text:style-name="P30">Entrez dans ce bateau, que sans retardement</text:p>
      <text:p text:style-name="P30">Je vous puisse passer ce fleuve promptement.</text:p>
      <text:p text:style-name="_3c_speaker_3e_">Orphé<text:span text:style-name="T38">e</text:span></text:p>
      <text:p text:style-name="_3c_label_3e_">C<text:span text:style-name="T38">hanson</text:span></text:p>
      <text:p text:style-name="P30"><text:span text:style-name="_3c_pb_3e_"><text:span text:style-name="T2">[</text:span></text:span><text:span text:style-name="_3c_pb_3e_"><text:span text:style-name="T9">3</text:span></text:span><text:span text:style-name="_3c_pb_3e_"><text:span text:style-name="T12">4</text:span></text:span><text:span text:style-name="_3c_pb_3e_"><text:span text:style-name="T2">]</text:span></text:span><text:span text:style-name="T38">He</text:span>ureux celuy qui ne ressent la flame</text:p>
      <text:p text:style-name="P30">Du feu caché que lance Cupidon,</text:p>
      <text:p text:style-name="P30">Qui comme moy ne consomme son ame</text:p>
      <text:p text:style-name="P30">Par la chaleur de son ardant brandon.</text:p>
      <text:p text:style-name="P23">Voyant mon mal, Caron,</text:p>
      <text:p text:style-name="P23">Passe-moy <text:span text:style-name="T38">l’</text:span>Achéron.</text:p>
      <text:p text:style-name="_3c_speaker_3e_">Caron</text:p>
      <text:p text:style-name="P30">Je <text:span text:style-name="T38">j</text:span>ur<text:span text:style-name="T38">e</text:span> par le Styx qu'<text:span text:style-name="T38">u</text:span>ne telle harmonie</text:p>
      <text:p text:style-name="P30">R’animeroit un corps dont l’âme est desunie,</text:p>
      <text:p text:style-name="P30">Et que les grands tourmens des esprits malheureux</text:p>
      <text:p text:style-name="P30">Se pourraient oublier par ce fin doucereux.</text:p>
      <text:p text:style-name="P68">Je n'ay rien entendu de pareil en ma vie,</text:p>
      <text:p text:style-name="P68">Ceste divine voix a mon ame ravie :</text:p>
      <text:p text:style-name="P68">Je voudrois estre encor es<text:span text:style-name="T58">l</text:span>oigné de ce port.</text:p>
      <text:p text:style-name="_3c_speaker_3e_">Orphée</text:p>
      <text:p text:style-name="P30">Gr<text:span text:style-name="T38">a</text:span>ce te <text:span text:style-name="T38">so</text:span>it, Caron, de m'a<text:span text:style-name="T38">vo</text:span>ir mis à bord:</text:p>
      <text:p text:style-name="P31">Puisque <text:span text:style-name="T38">j</text:span>e suis passé <text:span text:style-name="T38">l’</text:span>Acherontide r<text:span text:style-name="T38">iv</text:span>e,</text:p>
      <text:p text:style-name="P31"><text:span text:style-name="T39">I</text:span>l faut que <text:span text:style-name="T39">s</text:span>ans tarder dedans <text:span text:style-name="T39">l’</text:span>Enfer <text:span text:style-name="T39">j</text:span>'arri<text:span text:style-name="T39">v</text:span>e :</text:p>
      <text:p text:style-name="P31">La crainte des tourments que l'on y peut trou<text:span text:style-name="T39">v</text:span>er</text:p>
      <text:p text:style-name="P31">Ne m'empe<text:span text:style-name="T39">s</text:span>chera pas d'y pou<text:span text:style-name="T39">v</text:span>oir arri<text:span text:style-name="T39">v</text:span>er.</text:p>
      <text:p text:style-name="P31">Amour, puissant Amour, dont la force suprême</text:p>
      <text:p text:style-name="P31">Peut captiver les Dieux de ce rivage blésme,</text:p>
      <text:p text:style-name="P31">Conduis-moy plus avant, ayes de moy soucy,</text:p>
      <text:p text:style-name="P31">Ne me delaisse pas dans ce regne obscurcy.</text:p>
      <text:p text:style-name="P31">Ne me refuse, Amour, ce que je te propose.</text:p>
      <text:p text:style-name="P31">Mais quel monstre est-cecy qui devant moy s'oppose ?</text:p>
      <text:p text:style-name="P31"><text:span text:style-name="_3c_pb_3e_"><text:span text:style-name="T2">[</text:span></text:span><text:span text:style-name="_3c_pb_3e_"><text:span text:style-name="T9">3</text:span></text:span><text:span text:style-name="_3c_pb_3e_"><text:span text:style-name="T13">5</text:span></text:span><text:span text:style-name="_3c_pb_3e_"><text:span text:style-name="T2">]</text:span></text:span>Je suis perdu, bons Dieux! <text:span text:style-name="T39">A</text:span>pollon, derechef</text:p>
      <text:p text:style-name="P31">Plaise-toy m'exempter de ce triste m<text:span text:style-name="T39">e</text:span>che<text:span text:style-name="T39">f</text:span> :</text:p>
      <text:p text:style-name="P31">Anime-moy, Phœbus, pour charmer ceste beste ;</text:p>
      <text:p text:style-name="P69">Que par mes doux accords j’aye ceste conqueste.</text:p>
      <text:p text:style-name="_3c_speaker_3e_"><text:soft-page-break/>Esprit</text:p>
      <text:p text:style-name="P31">Je t'ad<text:span text:style-name="T39">v</text:span>e<text:span text:style-name="T39">rt</text:span>is, Pluton, qu'<text:span text:style-name="T39">u</text:span>n mortel incognu</text:p>
      <text:p text:style-name="P31">Sans redouter la mort icy bas est venu ;</text:p>
      <text:p text:style-name="P31">Cerb<text:span text:style-name="T39">e</text:span>re s'est rendu <text:span text:style-name="T39">sou</text:span>bs fin ob<text:span text:style-name="T39">e</text:span>y<text:span text:style-name="T39">ss</text:span>anc<text:span text:style-name="T39">e</text:span>:</text:p>
      <text:p text:style-name="P31">Prends garde, s'il te p<text:span text:style-name="T39">lai</text:span>st, que plus outre i<text:span text:style-name="T39">l </text:span>n'a<text:span text:style-name="T39">v</text:span>ance,</text:p>
      <text:p text:style-name="P31">Et qu'il ne soit icy pour ton r<text:span text:style-name="T39">e</text:span>gne empi<text:span text:style-name="T39">e</text:span>ter ;</text:p>
      <text:p text:style-name="P31">De bonne heure tu dois ce malheur é<text:span text:style-name="T39">v</text:span>iter.</text:p>
      <text:p text:style-name="_3c_speaker_3e_">Pluton</text:p>
      <text:p text:style-name="P31"><text:span text:style-name="T39">Q</text:span>ui peut estre celuy qui vient en as<text:span text:style-name="T39">s</text:span>eurance</text:p>
      <text:p text:style-name="P31">Dans te Palais des morts, plein de vaine esp<text:span text:style-name="T39">e</text:span>rance?</text:p>
      <text:p text:style-name="P31">Quoy? n'est-ce pas encor un Alcide vaillant,</text:p>
      <text:p text:style-name="P69">Qui derechef s'en vient pour m'aller bataillant ?</text:p>
      <text:p text:style-name="P69">Mais le voicy venir, oyons ce qu'il demande.</text:p>
      <text:p text:style-name="_3c_speaker_3e_">Orphée</text:p>
      <text:p text:style-name="P31">Monarque qui r<text:span text:style-name="T39">e</text:span>gnez, dans l'infernalle bande,</text:p>
      <text:p text:style-name="P31">Grand Dieu l'effroy des morts, ne <text:span text:style-name="T39">so</text:span>ye<text:span text:style-name="T39">z</text:span> irrité</text:p>
      <text:p text:style-name="P31">De voir <text:span text:style-name="T39">u</text:span>n pau<text:span text:style-name="T39">v</text:span>re Amant plein de témérité.</text:p>
      <text:p text:style-name="P31">La curiosité ne m’a point fait descendre</text:p>
      <text:p text:style-name="P31">Dans vostre empire noir pour vos secrets apprendre,</text:p>
      <text:p text:style-name="P31">Ny pour aucun des<text:span text:style-name="T39">i</text:span>r de voir les malheureux</text:p>
      <text:p text:style-name="P31">Souffrir pour leurs meffaits des <text:span text:style-name="T39">t</text:span>ourmet<text:span text:style-name="T39">n</text:span>s rigoureux.</text:p>
      <text:p text:style-name="P31">Voir Sisyphe porter son Roc insupportable,</text:p>
      <text:p text:style-name="P31">Et Tantale languir pr<text:span text:style-name="T39">e</text:span>s du fruic<text:span text:style-name="T39">t</text:span> d<text:span text:style-name="T39">e</text:span>lectable,</text:p>
      <text:p text:style-name="P31">Ny pour voir le tourment, et la punition</text:p>
      <text:p text:style-name="P55"><text:span text:style-name="_3c_pb_3e_"><text:span text:style-name="T2">[</text:span></text:span><text:span text:style-name="_3c_pb_3e_"><text:span text:style-name="T9">3</text:span></text:span><text:span text:style-name="_3c_pb_3e_"><text:span text:style-name="T13">6</text:span></text:span><text:span text:style-name="_3c_pb_3e_"><text:span text:style-name="T2">]</text:span></text:span><text:span text:style-name="T31">Que Prométhée endure et celuy d'Ixion :</text:span></text:p>
      <text:p text:style-name="P31">Car les peines d'Enfer ne sont point comparables</text:p>
      <text:p text:style-name="P69">À celles des Amans, dessur tous miserables : </text:p>
      <text:p text:style-name="P69">Sçachez doncques, grand Dieu qu'un tourment amoureux</text:p>
      <text:p text:style-name="P69">Est cause qu’on me voit en ce lieu langoureux.</text:p>
      <text:p text:style-name="P69">Je fuis icy venu, non pas comme Thesee,</text:p>
      <text:p text:style-name="P69">Lequel injustement avoit l'ame embrasee ;</text:p>
      <text:p text:style-name="P69">Mais seulement je viens pour tascher d'esmouvoir</text:p>
      <text:p text:style-name="P69">À pitié vostre cœur, et ma femme ravoir.</text:p>
      <text:p text:style-name="P69">Ayez doncques égard au subjet qui m'attire:</text:p>
      <text:p text:style-name="P69">Et bien que la pitié chez, vous ne se retire, </text:p>
      <text:p text:style-name="P69">Qu’il s'en trouve pour moy ! grand Dieu vous n’aurez pas</text:p>
      <text:p text:style-name="P69">De gloire en redoublant mon amoureux trespas.</text:p>
      <text:p text:style-name="P70">Que vostre Deité soit a mes vœux propice.</text:p>
      <text:p text:style-name="P70"><text:soft-page-break/>Ne me refusez point ma fidelle Eurydice.</text:p>
      <text:p text:style-name="P70">Le Destin malheureux m’a faict en mesme jour</text:p>
      <text:p text:style-name="P70">Et veuf et marié sans jouyr de l’amour.</text:p>
      <text:p text:style-name="P70">Le serpent de nature ennemy de la femme,</text:p>
      <text:p text:style-name="P70">Mon espouse mordant luy a faict rendre l’ame.</text:p>
      <text:p text:style-name="P70">Je n'en puis reciter le deuil par mes discours,</text:p>
      <text:p text:style-name="P70">Et n 'ay pour l’avoir qu’à vous seul mon recours.</text:p>
      <text:p text:style-name="P70">Ne me refusez point ma compagne ravie,</text:p>
      <text:p text:style-name="P70">Prenez pitié, grand Dieu, de ma dolente vie.</text:p>
      <text:p text:style-name="P70">J'ay tant souffert de maux depuis qu'elle est icy,</text:p>
      <text:p text:style-name="P70">Qu’on ne voit, rien de tel dans ce regne noircy.</text:p>
      <text:p text:style-name="P70">Helas me la rendant vostre Royaume sombre</text:p>
      <text:p text:style-name="P70">En rien n’amoindrira pour relascher son ombre.</text:p>
      <text:p text:style-name="P70">Vostre Empire est si grand, et remply d'esprits,</text:p>
      <text:p text:style-name="P32"><text:span text:style-name="_3c_pb_3e_"><text:span text:style-name="T2">[</text:span></text:span><text:span text:style-name="_3c_pb_3e_"><text:span text:style-name="T9">3</text:span></text:span><text:span text:style-name="_3c_pb_3e_"><text:span text:style-name="T14">7</text:span></text:span><text:span text:style-name="_3c_pb_3e_"><text:span text:style-name="T2">]</text:span></text:span><text:span text:style-name="T40">Q</text:span>ue quand vous me rendre<text:span text:style-name="T40">z </text:span>les yeux de moy épris,</text:p>
      <text:p text:style-name="P32"><text:span text:style-name="T40">I</text:span>l n'y paro<text:span text:style-name="T40">i</text:span>stra point, non pl<text:span text:style-name="T40">us</text:span> qu'en <text:span text:style-name="T40">u</text:span>ne pree</text:p>
      <text:p text:style-name="P32">Si quelqu'<text:span text:style-name="T40">u</text:span>n en cuei<text:span text:style-name="T40">l</text:span>loit <text:span text:style-name="T40">u</text:span>ne fleur diapr<text:span text:style-name="T40">e</text:span>e:</text:p>
      <text:p text:style-name="P32">Ou s<text:span text:style-name="T40">i</text:span> comme <text:span text:style-name="T40">J</text:span>upin, qui r<text:span text:style-name="T40">e</text:span>gne entre les Dieux,</text:p>
      <text:p text:style-name="P32">Ostoit pour quelque temps <text:span text:style-name="T40">u</text:span>ne estoile des Cieux.</text:p>
      <text:p text:style-name="P32">Consider<text:span text:style-name="T40">ez, </text:span>grand Dieu, que c'est dans ce bas monde</text:p>
      <text:p text:style-name="P32">Comme <text:span text:style-name="T40">s</text:span>i l'on <text:span text:style-name="T40">t</text:span>iroit <text:span text:style-name="T40">u</text:span>ne goutte de <text:span text:style-name="T40">l’</text:span>onde.</text:p>
      <text:p text:style-name="_3c_speaker_3e_">Pluton</text:p>
      <text:p text:style-name="P32">Qui es-tu, malheureux, qui dans les tristes nuicts</text:p>
      <text:p text:style-name="P32">Descends si hardiment sans craindre les ennuis,</text:p>
      <text:p text:style-name="P32">Les souspirs et les pleurs, les peines eternelles,</text:p>
      <text:p text:style-name="P32">Que je fais endurer aux âmes criminelles ?</text:p>
      <text:p text:style-name="P32">Comment? ne sçais- tu pas qu'en mon règne noircy</text:p>
      <text:p text:style-name="P70">Je ne prends des mortels ne pitié ne mercy :</text:p>
      <text:p text:style-name="P70">Et que celuy qui vient dans la pasle demeure</text:p>
      <text:p text:style-name="P70">Qu’il faut qu'auparavant dessus la terre il meure ?</text:p>
      <text:p text:style-name="P70">Et toy fier ennemy, tu viens dedans l’Enfer,</text:p>
      <text:p text:style-name="P70">Temeraire, pensant y pouvoir triompher.</text:p>
      <text:p text:style-name="P70">Tu viens dedans l’Enfer sans redouter la flame,</text:p>
      <text:p text:style-name="P70">Et sans avoir le corps separé de ton ame.</text:p>
      <text:p text:style-name="P70">Tu en seras puny; sus accourez, Esprits,</text:p>
      <text:p text:style-name="P70">Et que presentement ce malheureux soit pris:</text:p>
      <text:p text:style-name="P70">Qu'il ne retourne plus desormais sur la terre:</text:p>
      <text:p text:style-name="P70"><text:soft-page-break/>Sus que dans mes prisons promptement on l’enserre.</text:p>
      <text:p text:style-name="_3c_speaker_3e_">Orphée</text:p>
      <text:p text:style-name="_3c_label_3e_">C<text:span text:style-name="T40">hanson</text:span></text:p>
      <text:p text:style-name="P33">Ne soyez point si rigoureux,</text:p>
      <text:p text:style-name="P33">Esprits qui voyez ma détresse.</text:p>
      <text:p text:style-name="P33"><text:span text:style-name="_3c_pb_3e_"><text:span text:style-name="T2">[</text:span></text:span><text:span text:style-name="_3c_pb_3e_"><text:span text:style-name="T9">3</text:span></text:span><text:span text:style-name="_3c_pb_3e_"><text:span text:style-name="T15">8</text:span></text:span><text:span text:style-name="_3c_pb_3e_"><text:span text:style-name="T2">]</text:span></text:span>N'attente<text:span text:style-name="T41">z </text:span>sur <text:span text:style-name="T41">u</text:span>n amoureux</text:p>
      <text:p text:style-name="P33">Qui vient demander sa Maistresse:</text:p>
      <text:p text:style-name="P33">Car l’amour s'en offenceroit,</text:p>
      <text:p text:style-name="P33">Et sur vous s'en ressentiroit.</text:p>
      <text:p text:style-name="P33">Ce Dieu commande dans les Cieux</text:p>
      <text:p text:style-name="P33">Et soubs les abysmes de l’onde,</text:p>
      <text:p text:style-name="P33">Dessus ce grand rond spacieux,</text:p>
      <text:p text:style-name="P33">Et dans cest effroyable monde.</text:p>
      <text:p text:style-name="P33">Ce tout-puissant Dieu Cupidon.</text:p>
      <text:p text:style-name="P33">Embrase tout de son brandon.</text:p>
      <text:p text:style-name="P33">Tous les plus cruels animaux,</text:p>
      <text:p text:style-name="P33">Tigres, Lyons sur tous sauvages,</text:p>
      <text:p text:style-name="P33">Sentent les amoureux travaux,</text:p>
      <text:p text:style-name="P33">Et les oyseaux dans les bocages</text:p>
      <text:p text:style-name="P33">Commencent d<text:span text:style-name="T41">è</text:span>s le poin<text:span text:style-name="T41">c</text:span>t du <text:span text:style-name="T41">j</text:span>our</text:p>
      <text:p text:style-name="P71">À rendre l’hommage à l’Amour.</text:p>
      <text:p text:style-name="P71">Ne vous offencez donc, grand Dieu,</text:p>
      <text:p text:style-name="P71">Si j'ay l’asseurance dans l’ame</text:p>
      <text:p text:style-name="P71">De venir dans ce triste lieu</text:p>
      <text:p text:style-name="P71">Vous raconter ma vive flame.</text:p>
      <text:p text:style-name="P33"><text:span text:style-name="T41">P</text:span>rene<text:span text:style-name="T41">z </text:span>pitié d'<text:span text:style-name="T41">u</text:span>n pa<text:span text:style-name="T41">uv</text:span>re Amant</text:p>
      <text:p text:style-name="P33">Tout remply d'amoureux tourment.</text:p>
      <text:p text:style-name="_3c_speaker_3e_">Pluton</text:p>
      <text:p text:style-name="P33">Ta constance en amour, et tes di<text:span text:style-name="T41">v</text:span>ins accords</text:p>
      <text:p text:style-name="P33">M'e<text:span text:style-name="T41">sm</text:span>eu<text:span text:style-name="T41">v</text:span>ent à pitié dans mon R<text:span text:style-name="T41">e</text:span>gne des morts,</text:p>
      <text:p text:style-name="P33">Certes <text:span text:style-name="T41">j</text:span>e plains ton mal, et ta douleur extrêm<text:span text:style-name="T41">e :</text:span></text:p>
      <text:p text:style-name="P33">Mais de rompre les loix de mon rivage bléme,</text:p>
      <text:p text:style-name="P33">Qu'un esprit que je tiens te puisse estre rendu,</text:p>
      <text:p text:style-name="P33"><text:span text:style-name="_3c_pb_3e_"><text:span text:style-name="T2">[</text:span></text:span><text:span text:style-name="_3c_pb_3e_"><text:span text:style-name="T9">3</text:span></text:span><text:span text:style-name="_3c_pb_3e_"><text:span text:style-name="T15">9</text:span></text:span><text:span text:style-name="_3c_pb_3e_"><text:span text:style-name="T2">]</text:span></text:span>Lors qu'il est <text:span text:style-name="T41">u</text:span>ne fois icy bas descendu,</text:p>
      <text:p text:style-name="P33">Non cela ne <text:span text:style-name="T41">se</text:span> peut : retourne donc, Orphée,</text:p>
      <text:p text:style-name="P33">Je pardonne à <text:span text:style-name="T41">l’</text:span>erreur de ton ame e<text:span text:style-name="T41">s</text:span>chauffee.</text:p>
      <text:p text:style-name="_3c_speaker_3e_">Orphée</text:p>
      <text:p text:style-name="P33">Helas ! Considerez qu'en l’amoureux poison</text:p>
      <text:p text:style-name="P71"><text:soft-page-break/>L’on ne sçauroit jamais trouver de guerison.</text:p>
      <text:p text:style-name="P71">Les Dieux n'en sont exempts, Cupidon de ses flesches</text:p>
      <text:p text:style-name="P71">Aux cœurs des Immortels a fait cent mille bresches.</text:p>
      <text:p text:style-name="P71">Jupiter en taureau s'est voulu transformer</text:p>
      <text:p text:style-name="P71">Pour Europe ravir sur le bord de la mer:</text:p>
      <text:p text:style-name="P71">Et le Dieu Mars épris des yeux de sa Deesse</text:p>
      <text:p text:style-name="P71">Fut contraint d'oublier sa force vainqueresse.</text:p>
      <text:p text:style-name="P71">L’Amour qui dans ses lacs les tenoit arrestez,</text:p>
      <text:p text:style-name="P71">De Psyché fut épris par ses rares beautez :</text:p>
      <text:p text:style-name="P72">Et vous-mesme grand Dieu, dans la nuict tenebreuse</text:p>
      <text:p text:style-name="P72">Vous avez ressenty sa force genereuse.</text:p>
      <text:p text:style-name="P72">Et moy qui suis mortel, pourrois je resister</text:p>
      <text:p text:style-name="P73">À ses traicts acerez qu'on ne peut éviter ?</text:p>
      <text:p text:style-name="P73">Pourrois-je resister à ceste ardante flame,</text:p>
      <text:p text:style-name="P73">Si tous les immortels en sont épris en l’ame ?</text:p>
      <text:p text:style-name="P74">Pourrois-je resister à ses cuisants efforts,</text:p>
      <text:p text:style-name="P74">S’il se monstre vainqueur dans le regne des morts ?</text:p>
      <text:p text:style-name="P74">Helas ne le pouvant, que mon humble prière</text:p>
      <text:p text:style-name="P74">Vers vostre Deité ne soit mise en arriere.</text:p>
      <text:p text:style-name="P74">Ou bien si vous n’avez pitié de ma douleur,</text:p>
      <text:p text:style-name="P74">Si vous n’avez pitié de mon cruel malheur,</text:p>
      <text:p text:style-name="P74">Si je ne puis r’avoir mon espouse fidelle,</text:p>
      <text:p text:style-name="P74">Au moins permettez-moy que je reste aupres d'elle.</text:p>
      <text:p text:style-name="P56"><text:span text:style-name="_3c_pb_3e_"><text:span text:style-name="T2">[</text:span></text:span><text:span text:style-name="_3c_pb_3e_"><text:span text:style-name="T16">40</text:span></text:span><text:span text:style-name="_3c_pb_3e_"><text:span text:style-name="T2">]</text:span></text:span><text:span text:style-name="T31">Helas ! je suis contant, revoyant ses beaux yeux,</text:span></text:p>
      <text:p text:style-name="P44">De ne revoir jamais la lumiere des Cieux.</text:p>
      <text:p text:style-name="P75">Retenez-nous tous deux dans vostre noir Empire,</text:p>
      <text:p text:style-name="P75">Autre felicité déformais je n'aspire,</text:p>
      <text:p text:style-name="P75">Que de la ramener, ou bien de recevoir</text:p>
      <text:p text:style-name="P76">Icy bas le bon-heur que j’auray de la voir.</text:p>
      <text:p text:style-name="P76">La furie d'Enfer de mon aise jalouse,</text:p>
      <text:p text:style-name="P76">En rien ne me nuira revoyant mon espouse:</text:p>
      <text:p text:style-name="P76">Ce que l'on peut trouver aux Enfers de tourments</text:p>
      <text:p text:style-name="P76">Ne fera rien au prix de mes contentements.</text:p>
      <text:p text:style-name="P76">Mais ils seront plus grands si je reçois la grace</text:p>
      <text:p text:style-name="P76">Que le fleuve d'Oubly derechef elle passe,</text:p>
      <text:p text:style-name="P76">Pour luy faire revoir la lumière du jour,</text:p>
      <text:p text:style-name="P76">Et cueillir les doux fruicts de nostre sainct amour.</text:p>
      <text:p text:style-name="P76"><text:soft-page-break/>Permettez donc, grand Dieu, qu’elle me soit rendue,</text:p>
      <text:p text:style-name="P76">Prenez quelque pitié de mon ame esperduë.</text:p>
      <text:p text:style-name="P76">Je ne demande pas la r'a<text:span text:style-name="T59">v</text:span>oir pour tousjours,</text:p>
      <text:p text:style-name="P76">Car je sçay qu'il nous faut à la fin de nos jours</text:p>
      <text:p text:style-name="P76">Pour venir icy bas passer, quoy qu'il arrive,</text:p>
      <text:p text:style-name="P76">Dans la barque à Caron la Stygieuse rive :</text:p>
      <text:p text:style-name="P76">L'on ne peut autrement, car les destins sont tels,</text:p>
      <text:p text:style-name="P76">Que vous devez avoir les âmes des mortels.</text:p>
      <text:p text:style-name="P76">Doncques pour peu de temps que nous aurons à vivre</text:p>
      <text:p text:style-name="P76">Permettez qu'en sortant elle me puisse suivre.</text:p>
      <text:p text:style-name="P76">Apres avoir jouy des doux contentements</text:p>
      <text:p text:style-name="P76">Que peuvent recevoir les fidelles Amants,</text:p>
      <text:p text:style-name="P76">Après avoir esteint nos flames amoureuses,</text:p>
      <text:p text:style-name="P76">Tous deux nous reviendrons dans vos terres ombreuses,</text:p>
      <text:p text:style-name="P34"><text:span text:style-name="_3c_pb_3e_"><text:span text:style-name="T2">[</text:span></text:span><text:span text:style-name="_3c_pb_3e_"><text:span text:style-name="T16">4</text:span></text:span><text:span text:style-name="_3c_pb_3e_"><text:span text:style-name="T17">1</text:span></text:span><text:span text:style-name="_3c_pb_3e_"><text:span text:style-name="T2">]</text:span></text:span>Tous deux nous y viendrons vous rendre <text:span text:style-name="T42">l</text:span>e de<text:span text:style-name="T42">v</text:span>oir</text:p>
      <text:p text:style-name="P34"><text:span text:style-name="T42">Q</text:span>ue vostre D<text:span text:style-name="T42">e</text:span>ïté mérite rece<text:span text:style-name="T42">v</text:span>oir.</text:p>
      <text:p text:style-name="P34">N'<text:span text:style-name="T42">a</text:span>yez doncques e<text:span text:style-name="T42">s</text:span>gard aux loix de vostre Empire,</text:p>
      <text:p text:style-name="P34">Rendez-moy les beaux yeux pour lesquels je souspire.</text:p>
      <text:p text:style-name="P34">Et vous Royne d’Enfer, qui voyez ma douleur,</text:p>
      <text:p text:style-name="P34">Ayez compassion de mon triste malheur :</text:p>
      <text:p text:style-name="P34">Suppliez vostre espoux de me rendre ma Belle,</text:p>
      <text:p text:style-name="P34">Pardonnant à l’ardeur de mon amour fidelle.</text:p>
      <text:p text:style-name="_3c_speaker_3e_">Proserpine</text:p>
      <text:p text:style-name="P35">Cher espoux, je me sens atteinte de pitié</text:p>
      <text:p text:style-name="P35">De voir à ce mortel une telle amitié.</text:p>
      <text:p text:style-name="P35">Si j’ay pouvoir sur vous, par ma douce priere</text:p>
      <text:p text:style-name="P35">Delivrez, s'il vous plaist, sa femme prisonniere.</text:p>
      <text:p text:style-name="P35">Ne le faictes mourir d'un amoureux trespas :</text:p>
      <text:p text:style-name="P35">Que vostre Deïte ne me refuse pas.</text:p>
      <text:p text:style-name="_3c_speaker_3e_">Pluton</text:p>
      <text:p text:style-name="P35">Je ne vous de<text:span text:style-name="T43">s</text:span>diray, ma fide<text:span text:style-name="T43">ll</text:span>e compagne,</text:p>
      <text:p text:style-name="P35">Qu'elle sorte à présent de l’ombreuse campagne.</text:p>
      <text:p text:style-name="P35">Sus promptement, Esprits, qu’on la rameine icy.</text:p>
      <text:p text:style-name="P35">Orphée, maintenant je te prends à mercy.</text:p>
      <text:p text:style-name="P45">Tu reverras bien tost celle que tu demande,</text:p>
      <text:p text:style-name="P45">Pour la faire sortir de ceste noire bande :</text:p>
      <text:p text:style-name="P77">Je te veux soulager en ton affliction,</text:p>
      <text:p text:style-name="P77"><text:soft-page-break/>Tu l’auras, mais comment ? à la condition</text:p>
      <text:p text:style-name="P77">De ne point retourner le visage en arriere</text:p>
      <text:p text:style-name="P77">Tant que tu sois passé l’infernalle riviere,</text:p>
      <text:p text:style-name="P78">Tant que tu sois sorty de ce qui m’appartient.</text:p>
      <text:p text:style-name="P78">Considere combien mon Royaume contient,</text:p>
      <text:p text:style-name="P36"><text:span text:style-name="_3c_pb_3e_"><text:span text:style-name="T2">[</text:span></text:span><text:span text:style-name="_3c_pb_3e_"><text:span text:style-name="T16">4</text:span></text:span><text:span text:style-name="_3c_pb_3e_"><text:span text:style-name="T17">2</text:span></text:span><text:span text:style-name="_3c_pb_3e_"><text:span text:style-name="T2">]</text:span></text:span>Et de n<text:span text:style-name="T44">e</text:span> p<text:span text:style-name="T44">o</text:span>int a<text:span text:style-name="T44">l</text:span>l<text:span text:style-name="T44">e</text:span>r contre ceste deffence.</text:p>
      <text:p text:style-name="_3c_speaker_3e_">Orphée</text:p>
      <text:p text:style-name="P36">Je n'ay gard<text:span text:style-name="T44">e, </text:span>grand Dieu, de faire ceste offence.</text:p>
      <text:p text:style-name="_3c_speaker_3e_">Pluton</text:p>
      <text:p text:style-name="P36">Autrement tu perdras pour la derniere fois</text:p>
      <text:p text:style-name="P36">Sans espoir de re<text:span text:style-name="T44">v</text:span>oir celle que tu reço<text:span text:style-name="T44">is.</text:span></text:p>
      <text:p text:style-name="_3c_speaker_3e_">Orphée</text:p>
      <text:p text:style-name="P36">Te re<text:span text:style-name="T44">v</text:span>oy-<text:span text:style-name="T44">j</text:span>e, mon coeur, chere ame que <text:span text:style-name="T44">j</text:span>’adore,</text:p>
      <text:p text:style-name="P36">Puis-<text:span text:style-name="T44">j</text:span>e a<text:span text:style-name="T44">v</text:span>oir ce bon-heur de te re<text:span text:style-name="T44">v</text:span>oir en<text:span text:style-name="T44">c</text:span>ore ?</text:p>
      <text:p text:style-name="P36">Pu<text:span text:style-name="T44">is</text:span>-<text:span text:style-name="T44">j</text:span>e estre tant heureux que mes ad<text:span text:style-name="T44">v</text:span>ers<text:span text:style-name="T44">i</text:span>te<text:span text:style-name="T44">z</text:span></text:p>
      <text:p text:style-name="P36"><text:span text:style-name="T44">F</text:span>in<text:span text:style-name="T44">isse</text:span>nt, me voyant en ces f<text:span text:style-name="T44">e</text:span>licitez?</text:p>
      <text:p text:style-name="P36">Las ! ô Dieux <text:span text:style-name="T44">l</text:span>e moyen de raconter mon aise!</text:p>
      <text:p text:style-name="P36">Qu'en signe de cest heur de rechef je te baise,</text:p>
      <text:p text:style-name="P36">Qu’en signe de me voir parfaitement heureux,</text:p>
      <text:p text:style-name="P36">Je te baise cent fois ton bel œil amoureux.</text:p>
      <text:p text:style-name="_3c_speaker_3e_">Eurydice</text:p>
      <text:p text:style-name="P36">Fidelle sans pareil, estant de toy ravie</text:p>
      <text:p text:style-name="P36">Mets-tu pour me revoir en tel danger ta vie,</text:p>
      <text:p text:style-name="P36">Pour si peu de suject ? oses-tu bien venir</text:p>
      <text:p text:style-name="P36">Supplier ce grand Dieu nous vouloir réunir:</text:p>
      <text:p text:style-name="P36">Pour rendre me rendant ton ame satisfaite ?</text:p>
      <text:p text:style-name="P36">Qui croirait en amour une ame si parfaite !</text:p>
      <text:p text:style-name="P36">Ha mon loyal espoux, que je te dois aimer!</text:p>
      <text:p text:style-name="P36">Que je dois maintenant ta constance estimer !</text:p>
      <text:p text:style-name="P36">Tu ne ressembles pas aux infidelles hommes</text:p>
      <text:p text:style-name="P36">Qui n’ont aucun amour en ce siecle où nous sommes,</text:p>
      <text:p text:style-name="P79">Qui soubs un masque feint cachent l’inimitié,</text:p>
      <text:p text:style-name="P79">N 'ayant autre desir qu’à changer de moitié.</text:p>
      <text:p text:style-name="P36"><text:span text:style-name="_3c_pb_3e_"><text:span text:style-name="T2">[</text:span></text:span><text:span text:style-name="_3c_pb_3e_"><text:span text:style-name="T16">4</text:span></text:span><text:span text:style-name="_3c_pb_3e_"><text:span text:style-name="T17">3</text:span></text:span><text:span text:style-name="_3c_pb_3e_"><text:span text:style-name="T2">]</text:span></text:span>Le Ph<text:span text:style-name="T44">œ</text:span>nix peur finir sa fa<text:span text:style-name="T44">sc</text:span>h<text:span text:style-name="T44">e</text:span>us<text:span text:style-name="T44">e</text:span> vieillesse</text:p>
      <text:p text:style-name="P36">Se co<text:span text:style-name="T44">n</text:span>somme et re<text:span text:style-name="T44">vi</text:span>ent en sa tendre <text:span text:style-name="T44">j</text:span>eu<text:span text:style-name="T44">nes</text:span>s<text:span text:style-name="T44">e</text:span>:</text:p>
      <text:p text:style-name="P36">Tout de me<text:span text:style-name="T44">sm</text:span>e, mon c<text:span text:style-name="T44">œ</text:span>ur, ma lumiere, mon <text:span text:style-name="T44">j</text:span>our,</text:p>
      <text:p text:style-name="P36">Je renais par l'ardeur de ton f<text:span text:style-name="T44">id</text:span>elle amour.</text:p>
      <text:p text:style-name="_3c_speaker_3e_">Orphée</text:p>
      <text:p text:style-name="P36"><text:soft-page-break/>Ce n'est icy qu'il faut raconter nostre <text:span text:style-name="T44">jo</text:span>ye :</text:p>
      <text:p text:style-name="P36"><text:span text:style-name="T44">Allons</text:span>, il faut sortir de <text:span text:style-name="T44">l’i</text:span>nfe<text:span text:style-name="T44">rn</text:span>alle voye.</text:p>
      <text:p text:style-name="P36"><text:span text:style-name="T44">Eu</text:span>ryd<text:span text:style-name="T44">i</text:span>ce, <text:span text:style-name="T44">l’</text:span>ob<text:span text:style-name="T44">j</text:span>ec<text:span text:style-name="T44">t</text:span> de mes contentements,</text:p>
      <text:p text:style-name="P36">Au monde retournons pour finir nos tourments.</text:p>
      <text:p text:style-name="P36">Grand Dieu, puis qu’icy bas la grace j’ay receüe</text:p>
      <text:p text:style-name="P36">D'avoir en mes malheurs une si bonne issue,</text:p>
      <text:p text:style-name="P36">Si tost que nous verrons le Soleil radieux,</text:p>
      <text:p text:style-name="P36">Nous vous sacrifirons sur tous les autres Dieux,</text:p>
      <text:p text:style-name="P36">Et ne serons jamais ingrats de recognoistre</text:p>
      <text:p text:style-name="P36">Le bien qu'en ces bas lieux vous nous faites paroistre.</text:p>
      <text:p text:style-name="P57"/>
      <text:p text:style-name="P36">Eurydice mon c<text:span text:style-name="T44">œ</text:span>ur, mon espoir, mon amour,</text:p>
      <text:p text:style-name="P36"><text:span text:style-name="T44">I</text:span>l ne faut <text:span text:style-name="T44">i</text:span>cy bas faire plus long se<text:span text:style-name="T44">j</text:span>o<text:span text:style-name="T44">u</text:span>r.</text:p>
      <text:p text:style-name="P36">Vien-<text:span text:style-name="T44">t’</text:span>en voir de rechef la c<text:span text:style-name="T44">e</text:span>leste lumi<text:span text:style-name="T44">e</text:span>re</text:p>
      <text:p text:style-name="P36">Pour cueillir les doux fru<text:span text:style-name="T60">i</text:span>c<text:span text:style-name="T44">t</text:span>s de nostre amour p<text:span text:style-name="T44">remiere.</text:span></text:p>
      <text:p text:style-name="P36">Mais s<text:span text:style-name="T44">i</text:span> mes yeux vers toy <text:span text:style-name="T44">j</text:span>e ne retourne pas,</text:p>
      <text:p text:style-name="P36">Je t<text:span text:style-name="T44">e</text:span> prie, mon c<text:span text:style-name="T44">œu</text:span>r, ne t'en offense pas :</text:p>
      <text:p text:style-name="P36">Pluton m'a deffendu qu'en repassant son onde</text:p>
      <text:p text:style-name="P36">Je ne face autrement tant que je sois au monde,</text:p>
      <text:p text:style-name="P36">Tant que je sois sorty de son Royaume ombreux.</text:p>
      <text:p text:style-name="P36">Ne t'ennuye donc pas au chemin tenebreux:</text:p>
      <text:p text:style-name="P36">Sage est celuy qui peut endurer un peu d’heure,</text:p>
      <text:p text:style-name="P36">Pour avoir à la fin sa fortune meilleure.</text:p>
      <text:p text:style-name="_3c_speaker_3e_">Eurydice</text:p>
      <text:p text:style-name="P37"><text:span text:style-name="_3c_pb_3e_"><text:span text:style-name="T2">[</text:span></text:span><text:span text:style-name="_3c_pb_3e_"><text:span text:style-name="T16">4</text:span></text:span><text:span text:style-name="_3c_pb_3e_"><text:span text:style-name="T18">4</text:span></text:span><text:span text:style-name="_3c_pb_3e_"><text:span text:style-name="T2">]</text:span></text:span>S<text:span text:style-name="T45">i</text:span> sa di<text:span text:style-name="T45">v</text:span>in<text:span text:style-name="T45">i</text:span>té vous d<text:span text:style-name="T45">ef</text:span>fend de me voir,</text:p>
      <text:p text:style-name="P37">Mon e<text:span text:style-name="T45">s</text:span>poux, ne manquez luy rendre ce de<text:span text:style-name="T45">v</text:span>oir,</text:p>
      <text:p text:style-name="P37">Et <text:span text:style-name="T45">j</text:span>e m’est<text:span text:style-name="T45">i</text:span>meray vo<text:span text:style-name="T45">us</text:span> <text:span text:style-name="T45">s</text:span>ui<text:span text:style-name="T45">v</text:span>ant bien-heureuse.</text:p>
      <text:p text:style-name="_3c_speaker_3e_">Orphée</text:p>
      <text:p text:style-name="P37"><text:span text:style-name="T45">J</text:span>e vous e<text:span text:style-name="T45">sc</text:span>la<text:span text:style-name="T45">i</text:span>reray de ma flamme amoureuse.</text:p>
      <text:p text:style-name="_3c_speaker_3e_">Pluton</text:p>
      <text:p text:style-name="P80">Esprit, suis-le de près, et s'il fait autrement,</text:p>
      <text:p text:style-name="P80">Sois soigneux d’obeïr à mon commandement.</text:p>
      <text:h text:style-name="Heading_20_1" text:outline-level="1">Acte cinquiesme<text:line-break/><text:span text:style-name="T31">Orphée, Bacchantes, Bergers, Apollon, Chasseur. </text:span></text:h>
      <text:p text:style-name="_3c_speaker_3e_">Orphée</text:p>
      <text:p text:style-name="P37">Ô Cieux ! et qu’ay-je fait ? helas je ne suis né</text:p>
      <text:p text:style-name="P80">Que pour estre vivant au malheur destiné.</text:p>
      <text:p text:style-name="P80"><text:soft-page-break/>Que sera-ce de moy, puissants Dieux, où iray-je ?</text:p>
      <text:p text:style-name="P80">Quel chemin m’est meilleur? las ! helas ! que feray-je ?</text:p>
      <text:p text:style-name="P80">L’effort de mon amour m’a fait tourner les yeux</text:p>
      <text:p text:style-name="P80">Avant que de revoir la lumiere des Cieux:</text:p>
      <text:p text:style-name="P80">Et je n'ay pas si tost ceste faute commise</text:p>
      <text:p text:style-name="P80">Qu'un Esprit sans pitié mon espouse a reprise</text:p>
      <text:p text:style-name="P80">Je retourne à l’instant pour penser la ravoir,</text:p>
      <text:p text:style-name="P37"><text:span text:style-name="_3c_pb_3e_"><text:span text:style-name="T2">[</text:span></text:span><text:span text:style-name="_3c_pb_3e_"><text:span text:style-name="T16">4</text:span></text:span><text:span text:style-name="_3c_pb_3e_"><text:span text:style-name="T18">5</text:span></text:span><text:span text:style-name="_3c_pb_3e_"><text:span text:style-name="T2">]</text:span></text:span>Mai<text:span text:style-name="T61">s</text:span> helas ! <text:span text:style-name="T45">j</text:span>e n'ay <text:span text:style-name="T45">sç</text:span>eu le No<text:span text:style-name="T45">che</text:span>r esmou<text:span text:style-name="T45">v</text:span>oir,</text:p>
      <text:p text:style-name="P37"><text:span text:style-name="T45">J</text:span>e me forço<text:span text:style-name="T45">is</text:span> en va<text:span text:style-name="T45">in</text:span> de tra<text:span text:style-name="T45">v</text:span>erser son onde</text:p>
      <text:p text:style-name="P37"><text:span text:style-name="T45">P</text:span>our a<text:span text:style-name="T45">ll</text:span>er derechef au Plut<text:span text:style-name="T45">o</text:span>n<text:span text:style-name="T45">i</text:span>que mo<text:span text:style-name="T45">n</text:span>de :</text:p>
      <text:p text:style-name="P37">N'ayant pas obs<text:span text:style-name="T45">e</text:span>r<text:span text:style-name="T45">v</text:span>é ce que Pluton m'a di<text:span text:style-name="T45">t</text:span>,</text:p>
      <text:p text:style-name="P37">Le pa<text:span text:style-name="T45">ssa</text:span>g<text:span text:style-name="T45">e</text:span> fatal m’<text:span text:style-name="T45">e</text:span>st du tout interdit.</text:p>
      <text:p text:style-name="P37">Pour la derniere fois <text:span text:style-name="T45">j</text:span>'ay ma Belle perduë,</text:p>
      <text:p text:style-name="P37">Il n'y a plus d'espoir qu'elle me fist renduë:</text:p>
      <text:p text:style-name="P37">Las ! qui peut raconter tant de travaux divers</text:p>
      <text:p text:style-name="P80">Que je souffre vivant dans ce bas univers ?</text:p>
      <text:p text:style-name="P80">Le moyen de conter mes amoureuses peines</text:p>
      <text:p text:style-name="P80">Qui peut s'imaginer la moindre de mes gesnes?</text:p>
      <text:p text:style-name="P80">Aucun soulagement je ne puis esperer,</text:p>
      <text:p text:style-name="P80">L'on me voit maintenant plus d’ennuis endurer,</text:p>
      <text:p text:style-name="P80">Que Tantale ne fait pres du fruict qu’il desire :</text:p>
      <text:p text:style-name="P80">Car s'il n'en peut avoir, il voit où il aspire.</text:p>
      <text:p text:style-name="P80">Et moy je ne la puis posseder ny la veoir :</text:p>
      <text:p text:style-name="P80">Pluton ne me veut plus en grâce recevoir.</text:p>
      <text:p text:style-name="P58"/>
      <text:p text:style-name="P80">Ha ! mes yeux, c’est par vous qu’ainsi je me tourmente,</text:p>
      <text:p text:style-name="P80">Par vous je suis privé de ma fidelle amante,</text:p>
      <text:p text:style-name="P80">Par vous je l’avois prise à mon contentement,</text:p>
      <text:p text:style-name="P80">Et par vous je la perds si miserablement.</text:p>
      <text:p text:style-name="P81">Vous ne la verrez plus, il vous en faut distraire.</text:p>
      <text:p text:style-name="P81">Chose estrange de voir un effect si contraire !</text:p>
      <text:p text:style-name="P82">Icare se perdit par son ambition,</text:p>
      <text:p text:style-name="P82">Et je me suis perdu par trop d'affection.</text:p>
      <text:p text:style-name="P82">Je semble Phaëthon qui ne sçeut pas conduire</text:p>
      <text:p text:style-name="P82">Le grand char de Phœbus, ny ses chevaux reduire:</text:p>
      <text:p text:style-name="P82">Il mourut n'allant pas le droict chemin des Cieux,</text:p>
      <text:p text:style-name="P38"><text:span text:style-name="_3c_pb_3e_"><text:span text:style-name="T2">[</text:span></text:span><text:span text:style-name="_3c_pb_3e_"><text:span text:style-name="T16">4</text:span></text:span><text:span text:style-name="_3c_pb_3e_"><text:span text:style-name="T19">6</text:span></text:span><text:span text:style-name="_3c_pb_3e_"><text:span text:style-name="T2">]</text:span></text:span>Et <text:span text:style-name="T46">j</text:span>e meurs n'ayant <text:span text:style-name="T46">sç</text:span>eu commander à mes yeux :</text:p>
      <text:p text:style-name="P38"><text:soft-page-break/>Ma<text:span text:style-name="T46">is</text:span> il <text:span text:style-name="T46">se</text:span> perdit <text:span text:style-name="T46">se</text:span>ul, et <text:span text:style-name="T46">j</text:span>e ne <text:span text:style-name="T46">s</text:span>uis de me<text:span text:style-name="T46">s</text:span>me,</text:p>
      <text:p text:style-name="P38">Me perdant <text:span text:style-name="T46">j</text:span>e te perds dans le Royaume ble<text:span text:style-name="T46">s</text:span>me.</text:p>
      <text:p text:style-name="P23"/>
      <text:p text:style-name="P38">Ô Ciel si par se mort tu m'as voulu punir,</text:p>
      <text:p text:style-name="P38">Au moins tu m'en devois oster le souvenir :</text:p>
      <text:p text:style-name="P38">Je croy que tout expres tu reserves mon estre</text:p>
      <text:p text:style-name="P38">Pour de tous les mortels le plus malheureux estre,</text:p>
      <text:p text:style-name="P38">Car je cherche la mort, et ne la puis trouver,</text:p>
      <text:p text:style-name="P83">Quelque part que ce soit que je puisse arriver.</text:p>
      <text:p text:style-name="P83">Or doncques je vivroy, puisque les destinées</text:p>
      <text:p text:style-name="P83">Me forcent d'achever en ce dueil mes années:</text:p>
      <text:p text:style-name="P83">Aux lieux les plus deserts je finiray mes jours,</text:p>
      <text:p text:style-name="P83">En maudissant le sort et mes tristes amours.</text:p>
      <text:p text:style-name="_3c_speaker_3e_">Bacchante I</text:p>
      <text:p text:style-name="P83">Orphée, ton renom de l’un à l’autre Pole</text:p>
      <text:p text:style-name="P83">Tout ainsi que le vent par tout le monde vole.</text:p>
      <text:p text:style-name="P83">De mesme que l'aymant peut attirer le fer,</text:p>
      <text:p text:style-name="P83">Tu attires nos cœurs et les peux eschauffer.</text:p>
      <text:p text:style-name="P84">Nous avons entendu que ta chere partie</text:p>
      <text:p text:style-name="P84">D'une seconde mort est de toy departie,</text:p>
      <text:p text:style-name="P84">Que l’espoir est perdu de jamais la r'auoir ;</text:p>
      <text:p text:style-name="P84">Doncques ne pouvant plus en ce monde la voir,</text:p>
      <text:p text:style-name="P84">Voyant que le destin t'en a voulu distraire,</text:p>
      <text:p text:style-name="P84">Puis que la Deité de Pluton t'est contraire,</text:p>
      <text:p text:style-name="P84">Choisis autre party ; qu'un amoureux trespas</text:p>
      <text:p text:style-name="P84">En la fleur de tes ans ne te consomme pas.</text:p>
      <text:p text:style-name="_3c_speaker_3e_">Orphée</text:p>
      <text:p text:style-name="P84">Assez, retirez-vous, ou changez de langage,</text:p>
      <text:p text:style-name="P59"><text:span text:style-name="_3c_pb_3e_"><text:span text:style-name="T2">[</text:span></text:span><text:span text:style-name="_3c_pb_3e_"><text:span text:style-name="T16">4</text:span></text:span><text:span text:style-name="_3c_pb_3e_"><text:span text:style-name="T20">7</text:span></text:span><text:span text:style-name="_3c_pb_3e_"><text:span text:style-name="T2">]</text:span></text:span><text:span text:style-name="T31">À d autre déformais mon amour ne s'engage.</text:span></text:p>
      <text:p text:style-name="P46">Par semblables propos mes peines n'accroissez,</text:p>
      <text:p text:style-name="P84">Que sert de m’affliger? las ! Je le suis assez.</text:p>
      <text:p text:style-name="_3c_speaker_3e_">Bacchante II</text:p>
      <text:p text:style-name="P84">Est-ce vous affliger de donner le remède</text:p>
      <text:p text:style-name="P84">À l’extreme douleur qui vostre ame possède?</text:p>
      <text:p text:style-name="P84">Est-ce vous affliger de donner guérison</text:p>
      <text:p text:style-name="P84">Aux tou<text:span text:style-name="T62">r</text:span>mens qui sans fin vous tiennent en prison ?</text:p>
      <text:p text:style-name="_3c_speaker_3e_">Orphée</text:p>
      <text:p text:style-name="P84">Jamais d'un autre amour je n’auray l’ame éprise ;</text:p>
      <text:p text:style-name="P84"><text:soft-page-break/>Les plus grandes beautez à présent je méprise.</text:p>
      <text:p text:style-name="P84">Si l’amour autrefois a captivé mon cœur,</text:p>
      <text:p text:style-name="P84">Desormais il ne peut plus estre mon vainqueur.</text:p>
      <text:p text:style-name="_3c_speaker_3e_">Bacchante III</text:p>
      <text:p text:style-name="P84">Delaissez ceste humeur ; une ame genereuse</text:p>
      <text:p text:style-name="P84">Ne se peut exempter de la flame amoureuse:</text:p>
      <text:p text:style-name="P85">De nuict quand tes flambeaux sont du tout consommez</text:p>
      <text:p text:style-name="P85">Sur la table à l'instant d'autres sont allumés</text:p>
      <text:p text:style-name="P86">Il faudroit autrement demeurer sans lumière.</text:p>
      <text:p text:style-name="_3c_speaker_3e_">Orphée</text:p>
      <text:p text:style-name="P86">Je veux jusqu'à la fin de mon heure derniere,</text:p>
      <text:p text:style-name="P86">Les femmes abhorrer tout ainsi que Demons,</text:p>
      <text:p text:style-name="P86">En finissant mes tours dessur ces tristes monts.</text:p>
      <text:p text:style-name="P86">Ne m'importunez plus, car jamais dans mon ame</text:p>
      <text:p text:style-name="P86">Je ne ressentiray l’ardeur d'une autre flame.</text:p>
      <text:p text:style-name="P86">Dessur tous les Amants me voyant malheureux,</text:p>
      <text:p text:style-name="P86">Le moyen qu’à présent je puisse estre amoureux ?</text:p>
      <text:p text:style-name="_3c_speaker_3e_">Bacchante I</text:p>
      <text:p text:style-name="P60"><text:span text:style-name="_3c_pb_3e_"><text:span text:style-name="T2">[</text:span></text:span><text:span text:style-name="_3c_pb_3e_"><text:span text:style-name="T16">4</text:span></text:span><text:span text:style-name="_3c_pb_3e_"><text:span text:style-name="T21">8</text:span></text:span><text:span text:style-name="_3c_pb_3e_"><text:span text:style-name="T2">]</text:span></text:span><text:span text:style-name="T31">Souvent nous recevons la fortune mauvaise,</text:span></text:p>
      <text:p text:style-name="P47">Puis à la fin du temps nous sommes à nostre aise.</text:p>
      <text:p text:style-name="P47">Aux Amants quelquefois ce Dieu donne du fiel,</text:p>
      <text:p text:style-name="P47">Et puis leur fait gouster les douceurs de son miel.</text:p>
      <text:p text:style-name="P47">Le Pilote sçavant ne perd pas le courage,</text:p>
      <text:p text:style-name="P47">Se voyant sur la mer agité de l’orage.</text:p>
      <text:p text:style-name="P48">Toute chose prend fin, nous voyons arriver</text:p>
      <text:p text:style-name="P48">Le Printemps gracieux apres le triste hyver:</text:p>
      <text:p text:style-name="P39">De mesme vous pouvez finir vostre détresse,</text:p>
      <text:p text:style-name="P87">Faisant élection de quelque autre maistresse.</text:p>
      <text:p text:style-name="_3c_speaker_3e_">Orphée</text:p>
      <text:p text:style-name="P39">C’est en vain me parler : cest Archer inhumai<text:span text:style-name="T47">n</text:span></text:p>
      <text:p text:style-name="P39">Ne me tiendra <text:span text:style-name="T47">j</text:span>ama<text:span text:style-name="T47">is</text:span> <text:span text:style-name="T47">e</text:span>scla<text:span text:style-name="T47">ve </text:span>soubs sa main:</text:p>
      <text:p text:style-name="P39">Cet a<text:span text:style-name="T47">v</text:span>eugle tyran maintenant <text:span text:style-name="T47">j</text:span>e déteste,</text:p>
      <text:p text:style-name="P39">Je <text:span text:style-name="T47">l’</text:span>ay plus en horreur mille fois que la peste,</text:p>
      <text:p text:style-name="P39">Ses rigueurs et ses feux me <text:span text:style-name="T47">s</text:span>ont par trop c<text:span text:style-name="T47">o</text:span>gnus,</text:p>
      <text:p text:style-name="P39">S<text:span text:style-name="T47">i</text:span> toutes vous estie<text:span text:style-name="T47">z </text:span>belles <text:span text:style-name="T47">c</text:span>omme Venus,</text:p>
      <text:p text:style-name="P39">Si <text:span text:style-name="T47">l’</text:span>on trou<text:span text:style-name="T47">vo</text:span>it en vous <text:span text:style-name="T47">se</text:span>s attrai<text:span text:style-name="T47">ct</text:span>s agr<text:span text:style-name="T47">e</text:span>ables,</text:p>
      <text:p text:style-name="P39">Vous ne seriez jamais à mes yeux desirables:</text:p>
      <text:p text:style-name="P39">Je despite ce Dieu, son arc et son flambeau,</text:p>
      <text:p text:style-name="P39"><text:soft-page-break/>Je n’aspire plus rien qu’à me voir au tombeau.</text:p>
      <text:p text:style-name="_3c_speaker_3e_">Bacchante II</text:p>
      <text:p text:style-name="P39">Changez de volonté, delaissez cette envie,</text:p>
      <text:p text:style-name="P39">De quelque autre beauté r’animez vostre vie,</text:p>
      <text:p text:style-name="P39">Surmontez le malheur, contentez vos esprits,</text:p>
      <text:p text:style-name="P39">Jouyssez desormais des douceurs de Cypris.</text:p>
      <text:p text:style-name="_3c_speaker_3e_">Orphée</text:p>
      <text:p text:style-name="P39"><text:span text:style-name="_3c_pb_3e_"><text:span text:style-name="T2">[</text:span></text:span><text:span text:style-name="_3c_pb_3e_"><text:span text:style-name="T16">4</text:span></text:span><text:span text:style-name="_3c_pb_3e_"><text:span text:style-name="T22">9</text:span></text:span><text:span text:style-name="_3c_pb_3e_"><text:span text:style-name="T2">]</text:span></text:span>Vous perdez vostre temps, ret<text:span text:style-name="T47">i</text:span>re<text:span text:style-name="T47">z</text:span>-vou<text:span text:style-name="T47">s</text:span>, inf<text:span text:style-name="T47">a</text:span>mes,</text:p>
      <text:p text:style-name="P39">Je vous dis de rechef que <text:span text:style-name="T47">j’</text:span>abhorre les femmes.</text:p>
      <text:p text:style-name="_3c_speaker_3e_">Bacchante III</text:p>
      <text:p text:style-name="P39">No<text:span text:style-name="T47">u</text:span>s me<text:span text:style-name="T47">s</text:span>pri<text:span text:style-name="T47">se</text:span>r ainsi! tu t'en repentiras,</text:p>
      <text:p text:style-name="P39">Sçaches qu'en peu de temps de nos mains tu mourras ;</text:p>
      <text:p text:style-name="P39">Marsyas fut puny de son outrecuidance,</text:p>
      <text:p text:style-name="P39">Et toy tu sentiras que vaut ton impudance.</text:p>
      <text:p text:style-name="P39">Mes compagnes, allons les autres advertir</text:p>
      <text:p text:style-name="P39">Afin de luy causer un triste repentir :</text:p>
      <text:p text:style-name="P39">L’on s'assemble aujourdhuy pour faire sacrifice</text:p>
      <text:p text:style-name="P87">À nostre Dieu Bacchus rendant ce sainct office,</text:p>
      <text:p text:style-name="P87">Que par mesme moyen son sang soit espandu,</text:p>
      <text:p text:style-name="P87">De sa temerité vray salaire rendu.</text:p>
      <text:p text:style-name="_3c_speaker_3e_">Orphée</text:p>
      <text:p text:style-name="P39">Ayant perdu l’espoir que mes maux diminuent,</text:p>
      <text:p text:style-name="P87">Puisque sans nul repos mes peines continuent,</text:p>
      <text:p text:style-name="P87">Sur ce mont escorté par mes tristes accens</text:p>
      <text:p text:style-name="P87">Je plaindray la douleur qu’en mon cœur je ressens.</text:p>
      <text:p text:style-name="P87">Je veux par doux accords plaindre mon malin signe,</text:p>
      <text:p text:style-name="P87">Et chanter en mourant tout ainsi que le Cygne,</text:p>
      <text:p text:style-name="P87">Et qu'apres mon trespas aux siecles advenir,</text:p>
      <text:p text:style-name="P87">L’on aye de ma mort un triste souvenir.</text:p>
      <text:p text:style-name="_3c_label_3e_">C<text:span text:style-name="T47">hanson</text:span></text:p>
      <text:p text:style-name="P39">Perfide Amour que l’on adore, </text:p>
      <text:p text:style-name="P87">L’on offre en vain sur tes autels,</text:p>
      <text:p text:style-name="P39"><text:span text:style-name="_3c_pb_3e_"><text:span text:style-name="T2">[</text:span></text:span><text:span text:style-name="_3c_pb_3e_"><text:span text:style-name="T22">50</text:span></text:span><text:span text:style-name="_3c_pb_3e_"><text:span text:style-name="T2">]</text:span></text:span>Ingrat, tant plus que <text:span text:style-name="T47">l’</text:span>on <text:span text:style-name="T47">t’</text:span>honore</text:p>
      <text:p text:style-name="P39"><text:span text:style-name="T47">P</text:span>lus tu tourmentes les mortels.</text:p>
      <text:p text:style-name="P39">Malheureuses les ames</text:p>
      <text:p text:style-name="P39">Quii bruslent de tes flames.</text:p>
      <text:p text:style-name="P87">Par tes appas tu nous attires</text:p>
      <text:p text:style-name="P87">Pour aisément nous decevoir,</text:p>
      <text:p text:style-name="P87"><text:soft-page-break/>Puis à l’instant tu te retires</text:p>
      <text:p text:style-name="P87">Nous ayant mis soubs ton peuvoir.</text:p>
      <text:p text:style-name="P87">Malheureuses les ames</text:p>
      <text:p text:style-name="P87">Qui bruslent de tes flames.</text:p>
      <text:p text:style-name="P87">Jamais les âmes ne reposent,</text:p>
      <text:p text:style-name="P87">Reduictes dessoubs tes tourments,</text:p>
      <text:p text:style-name="P87">Tes rigueurs sans cesse s'opposent</text:p>
      <text:p text:style-name="P87">À nos libres contentements.</text:p>
      <text:p text:style-name="P87">Malheureuses les ames</text:p>
      <text:p text:style-name="P87">Qui bruslent de tes flames.</text:p>
      <text:p text:style-name="_3c_speaker_3e_">Chasseur</text:p>
      <text:p text:style-name="P87">Quel son harmonieux me charme ainsi les sens,</text:p>
      <text:p text:style-name="P88">Et d’où peut procéder l’aise que je ressens?</text:p>
      <text:p text:style-name="P88">D’ou vient qu'en ce désert tout sauvage et rustique,</text:p>
      <text:p text:style-name="P89">L’on entend resonner une telle musique ?</text:p>
      <text:p text:style-name="P89">Quel miracle est-cecy ? pres de ce grand rocher,</text:p>
      <text:p text:style-name="P89">Je voy les animaux, et les bois approcher.</text:p>
      <text:p text:style-name="_3c_speaker_3e_">Orphée</text:p>
      <text:p text:style-name="P89">Les ondes souvent courroucées</text:p>
      <text:p text:style-name="P89">Appaisent leurs grandes fureurs,</text:p>
      <text:p text:style-name="P89">Mais sans fin nos tristes pensées</text:p>
      <text:p text:style-name="P89">Tu tourmentes de mille erreurs.</text:p>
      <text:p text:style-name="P40"><text:span text:style-name="_3c_pb_3e_"><text:span text:style-name="T2">[</text:span></text:span><text:span text:style-name="_3c_pb_3e_"><text:span text:style-name="T22">5</text:span></text:span><text:span text:style-name="_3c_pb_3e_"><text:span text:style-name="T23">1</text:span></text:span><text:span text:style-name="_3c_pb_3e_"><text:span text:style-name="T2">]</text:span></text:span>Malheureuses les âmes</text:p>
      <text:p text:style-name="P40"><text:span text:style-name="T48">Q</text:span>ui brus<text:span text:style-name="T48">le</text:span>nt de tes f<text:span text:style-name="T48">la</text:span>mes.</text:p>
      <text:p text:style-name="_3c_speaker_3e_">Bacchante I</text:p>
      <text:p text:style-name="P40">Courage, nous voicy pres de nostre ennemy:</text:p>
      <text:p text:style-name="P40"><text:span text:style-name="T48">I</text:span>l ne faut de nos dards <text:span text:style-name="T48">l’</text:span>offencer à demy,</text:p>
      <text:p text:style-name="P40">Ce tra<text:span text:style-name="T48">i</text:span>stre malheureux, c'est dommage qu'il vi<text:span text:style-name="T48">v</text:span>e,</text:p>
      <text:p text:style-name="P40">Maintena<text:span text:style-name="T48">n</text:span>t vengeons-nous ta<text:span text:style-name="T48">n</text:span>t que la mort s'en<text:span text:style-name="T48">s</text:span>u<text:span text:style-name="T48">iv</text:span>e.</text:p>
      <text:p text:style-name="_3c_speaker_3e_">Bacchante II</text:p>
      <text:p text:style-name="P23">Voila pour commencer, <text:span text:style-name="T48">il </text:span>ne peut e<text:span text:style-name="T48">sc</text:span>happer.</text:p>
      <text:p text:style-name="_3c_speaker_3e_">Bacchante III</text:p>
      <text:p text:style-name="P23">Vous secondant je veux droict au cœur le frapper.</text:p>
      <text:p text:style-name="_3c_speaker_3e_">Orphée</text:p>
      <text:p text:style-name="P40">Au fort de ma douleur amere</text:p>
      <text:p text:style-name="P40">Mes larmes n'ont peu t'esmouvoir :</text:p>
      <text:p text:style-name="P40">Tu as mesme offencé ta mere</text:p>
      <text:p text:style-name="P40">En t'oubliant de ton devoir.</text:p>
      <text:p text:style-name="P23"><text:soft-page-break/>Malheureuses les <text:span text:style-name="T48">am</text:span>es</text:p>
      <text:p text:style-name="P23">Qui bruslent de tes flames.</text:p>
      <text:p text:style-name="_3c_speaker_3e_">Bacchante IIII</text:p>
      <text:p text:style-name="P40">Nous perdons nostre temps, c'est en vain s'efforce<text:span text:style-name="T48">r,</text:span></text:p>
      <text:p text:style-name="P40">Sans <text:span text:style-name="T48">u</text:span>n antre moyen <text:span text:style-name="T48">l’</text:span>on ne peut <text:span text:style-name="T48">l’</text:span>offencer.</text:p>
      <text:p text:style-name="P40">Nos coups sont retenus, ses accords ont puissance</text:p>
      <text:p text:style-name="P40">D'empescher que nos dards ne luy fassent nuisance.</text:p>
      <text:p text:style-name="P40">Il nous faut d'un grand bruit faire que ce doux son</text:p>
      <text:p text:style-name="P40"><text:span text:style-name="_3c_pb_3e_"><text:span text:style-name="T2">[</text:span></text:span><text:span text:style-name="_3c_pb_3e_"><text:span text:style-name="T22">5</text:span></text:span><text:span text:style-name="_3c_pb_3e_"><text:span text:style-name="T23">2</text:span></text:span><text:span text:style-name="_3c_pb_3e_"><text:span text:style-name="T2">]</text:span></text:span>Ne soit plus entendu ny <text:span text:style-name="T48">s</text:span>a triste chanson.</text:p>
      <text:p text:style-name="P40">Crions <text:span text:style-name="T48">à</text:span> haute voix, <text:span text:style-name="T48">s</text:span>us empes<text:span text:style-name="T48">c</text:span>hons <text:span text:style-name="T48">se</text:span>s charmes</text:p>
      <text:p text:style-name="P40">De ne plus retenir nos clameurs ny nos armes.</text:p>
      <text:p text:style-name="_3c_speaker_3e_">Chasseur</text:p>
      <text:p text:style-name="P40">Ô <text:span text:style-name="T48">se</text:span>xe malheureux! ô femmes <text:span text:style-name="T48">s</text:span>ans raison!</text:p>
      <text:p text:style-name="P40">Helas, quelle pitié! las, quelle trahison !</text:p>
      <text:p text:style-name="_3c_speaker_3e_">Bacchante I</text:p>
      <text:p text:style-name="P23"><text:span text:style-name="T48">Il</text:span> est mort, autant vaut, redoublons fins nous feindre</text:p>
      <text:p text:style-name="P23">Approch<text:span text:style-name="T48">on</text:span>s de plus prest nous ne d<text:span text:style-name="T48">ev</text:span>ons rien craindre.</text:p>
      <text:p text:style-name="_3c_speaker_3e_">Bacchante II</text:p>
      <text:p text:style-name="P40">Ô traistre des<text:span text:style-name="T48">l</text:span>oyal !</text:p>
      <text:p text:style-name="_3c_speaker_3e_">O<text:span text:style-name="T48">r</text:span>ph<text:span text:style-name="T48">ée</text:span></text:p>
      <text:p text:style-name="P40"><text:span text:style-name="T48">H</text:span>é ! <text:span text:style-name="T48">d</text:span>e gra<text:span text:style-name="T48">c</text:span>e <text:span text:style-name="T48">p</text:span>ardon,</text:p>
      <text:p text:style-name="P40"><text:span text:style-name="T48">J</text:span>e mets entre vos mains ma vie <text:span text:style-name="T48">à</text:span> <text:span text:style-name="T48">l’</text:span>abandon.</text:p>
      <text:p text:style-name="_3c_speaker_3e_">Bacchante III</text:p>
      <text:p text:style-name="P40">Tien, voila le pardon, que mérite l'offence.</text:p>
      <text:p text:style-name="_3c_speaker_3e_">Orphée</text:p>
      <text:p text:style-name="P40">Cieux, terre, mer, Enfers, je vous prens à vengeance.</text:p>
      <text:p text:style-name="_3c_speaker_3e_">Bacchante I</text:p>
      <text:p text:style-name="P40">Courage, c'en e<text:span text:style-name="T48">st </text:span>faic<text:span text:style-name="T48">t</text:span>: de cest acier tranchant</text:p>
      <text:p text:style-name="P41">Par pieces decoupons le corps de ce meschant:</text:p>
      <text:p text:style-name="P41">Que ses membres espars servent de nourriture</text:p>
      <text:p text:style-name="P41">Aux affamez corbeaux qui cherchent leur pasture.</text:p>
      <text:p text:style-name="_3c_speaker_3e_">Bacchante <text:span text:style-name="T49">II</text:span></text:p>
      <text:p text:style-name="P41"><text:span text:style-name="_3c_pb_3e_"><text:span text:style-name="T2">[</text:span></text:span><text:span text:style-name="_3c_pb_3e_"><text:span text:style-name="T22">5</text:span></text:span><text:span text:style-name="_3c_pb_3e_"><text:span text:style-name="T24">3</text:span></text:span><text:span text:style-name="_3c_pb_3e_"><text:span text:style-name="T2">]</text:span></text:span><text:span text:style-name="T49">I</text:span>l est assez puny de <text:span text:style-name="T49">s</text:span>a témérité,</text:p>
      <text:p text:style-name="P41">Pour avoir indiscret nostre sexe irrité.</text:p>
      <text:p text:style-name="P41">Allons, retirons-nous de peur que l’assemblée</text:p>
      <text:p text:style-name="P41">Par ce retardement se peust rendre troublée.</text:p>
      <text:p text:style-name="P90">L’heure approche, il est temps de partir de ce lieu</text:p>
      <text:p text:style-name="P90">Pour rendre le devoir à Bacchus nostre Dieu.</text:p>
      <text:p text:style-name="_3c_speaker_3e_">Chasseur</text:p>
      <text:p text:style-name="P41">Venez voir, mes amis, la piteuse ad<text:span text:style-name="T49">v</text:span>anture</text:p>
      <text:p text:style-name="P90"><text:soft-page-break/>D'un corps ensanglanté privé de sepulture.</text:p>
      <text:p text:style-name="_3c_speaker_3e_">Berger I</text:p>
      <text:p text:style-name="P41">Ô <text:span text:style-name="T49">s</text:span>p<text:span text:style-name="T49">ec</text:span>tacle cruel! ô Dieux ! et qu'est-cecy ?</text:p>
      <text:p text:style-name="P41">D'un triste estonnement j'ay le cœur tout transi.</text:p>
      <text:p text:style-name="P41">Comment est arrivé ce meurtre abominable ?</text:p>
      <text:p text:style-name="P41">Raconte-nous un peu ceste fin miserable.</text:p>
      <text:p text:style-name="P41">Dy-nous au nom de Pan, qui ce meurtre a commis,</text:p>
      <text:p text:style-name="P90">Que nous puissions sçavoir qui sont ses ennemis.</text:p>
      <text:p text:style-name="_3c_speaker_3e_">Chasseur</text:p>
      <text:p text:style-name="P41">Ain<text:span text:style-name="T49">s</text:span>i que <text:span text:style-name="T49">j</text:span>e dormois, ma Chas<text:span text:style-name="T49">s</text:span>e estant finie,</text:p>
      <text:p text:style-name="P41">Je me <text:span text:style-name="T49">se</text:span>ns é<text:span text:style-name="T49">v</text:span>ei<text:span text:style-name="T49">ll</text:span>é d'<text:span text:style-name="T49">u</text:span>ne douce harmoni<text:span text:style-name="T49">e</text:span>.</text:p>
      <text:p text:style-name="P41">Je regarde attentif et tout remply d'e<text:span text:style-name="T49">sm</text:span>oy</text:p>
      <text:p text:style-name="P41"><text:span text:style-name="T49">J</text:span>e vis mille animaux s'assembler de<text:span text:style-name="T49">v</text:span>ant moy.</text:p>
      <text:p text:style-name="P41">Ce mortel de<text:span text:style-name="T49">ssu</text:span>s eux a<text:span text:style-name="T49">v</text:span>oit telle puissance</text:p>
      <text:p text:style-name="P41">Qu'ils venoient à <text:span text:style-name="T49">l’</text:span>en<text:span text:style-name="T49">v</text:span>y luy rendre <text:span text:style-name="T49">o</text:span>bey<text:span text:style-name="T49">ss</text:span>ance.</text:p>
      <text:p text:style-name="P61"><text:span text:style-name="_3c_pb_3e_"><text:span text:style-name="T2">[</text:span></text:span><text:span text:style-name="_3c_pb_3e_"><text:span text:style-name="T22">5</text:span></text:span><text:span text:style-name="_3c_pb_3e_"><text:span text:style-name="T25">4</text:span></text:span><text:span text:style-name="_3c_pb_3e_"><text:span text:style-name="T2">]</text:span></text:span><text:span text:style-name="T31">Ses accords ravissants et ses douces chansons</text:span></text:p>
      <text:p text:style-name="P41">Attiroient les rochers, les bois, et les buissons.</text:p>
      <text:p text:style-name="P41">Les farouches oiseaux de different plumage</text:p>
      <text:p text:style-name="P90">À la foule venoient et luy rendoient hommage.</text:p>
      <text:p text:style-name="P41">Comme je regardois ravy d'estonnement</text:p>
      <text:p text:style-name="P41">De voir tant d’animaux venir en un moment,</text:p>
      <text:p text:style-name="P41">Des femmes aussitost en trouppe s'assemblerent</text:p>
      <text:p text:style-name="P41">Qui sans aucun esgard dessur luy se ruerent,</text:p>
      <text:p text:style-name="P41">Sans pitié, sans mercy, n'ayant autre desir</text:p>
      <text:p text:style-name="P41">Que pour le mettre à mort, à l'instant le saisir.</text:p>
      <text:p text:style-name="P41">De mesme que les loups qui viennent de furie</text:p>
      <text:p text:style-name="P41">Pour ravir les agneaux dedans leur Bergerie.</text:p>
      <text:p text:style-name="P41">Ces meschantes estoient si pleines de fureur</text:p>
      <text:p text:style-name="P90">Qu’à mes yeux les voyant elles faisoient horreur.</text:p>
      <text:p text:style-name="P90">Chacune à son abord se saisit d'une pierre</text:p>
      <text:p text:style-name="P90">Pour tascher à l’instant de le mettre par terre :</text:p>
      <text:p text:style-name="P90">Mille fleches et dards elles lançoient aussi,</text:p>
      <text:p text:style-name="P91">Dont le pauvre mortel ne prenoit nul soucy :</text:p>
      <text:p text:style-name="P91">Le fin mélodieux de sa lyre divine</text:p>
      <text:p text:style-name="P91">Empeschoit pour un temps sa mortelle ruïne.</text:p>
      <text:p text:style-name="P91">Leurs pierres et leurs dards ne pouvoient l’approcher,</text:p>
      <text:p text:style-name="P91">Tout tombait à ses pieds sans le pouvoir toucher ;</text:p>
      <text:p text:style-name="P91"><text:soft-page-break/>Tout estait retenu par ceste melodie,</text:p>
      <text:p text:style-name="P91">Capable de charmer l’ame plus refroidie.</text:p>
      <text:p text:style-name="P91">Mais enfin cognoissant que ses rares accords</text:p>
      <text:p text:style-name="P91">Luy servoient de bouclier pour desfendre son corps,</text:p>
      <text:p text:style-name="P91">Chacune s'escria comme folle esperduë.</text:p>
      <text:p text:style-name="P91">Alors sa douce voix n'estant plus entenduë,</text:p>
      <text:p text:style-name="P42"><text:span text:style-name="_3c_pb_3e_"><text:span text:style-name="T2">[</text:span></text:span><text:span text:style-name="_3c_pb_3e_"><text:span text:style-name="T22">5</text:span></text:span><text:span text:style-name="_3c_pb_3e_"><text:span text:style-name="T25">5</text:span></text:span><text:span text:style-name="_3c_pb_3e_"><text:span text:style-name="T2">]</text:span></text:span>De pierres et de dards à <text:span text:style-name="T50">l’</text:span>instant fut atteint,</text:p>
      <text:p text:style-name="P42">Et de fin sang vermeil ce bocage en est teint.</text:p>
      <text:p text:style-name="_3c_speaker_3e_">Berger II</text:p>
      <text:p text:style-name="P42">C'est Orphée, bons Dieux ! ô monstre abominable,</text:p>
      <text:p text:style-name="P42">Est<text:span text:style-name="T50">r</text:span>ange cruauté qui n'a point de semblable !</text:p>
      <text:p text:style-name="_3c_speaker_3e_">Berger I</text:p>
      <text:p text:style-name="P42"><text:span text:style-name="T50">I</text:span>l <text:span text:style-name="T50">n’</text:span>en faut plus douter, <text:span text:style-name="T50">à </text:span>ce doux instrument</text:p>
      <text:p text:style-name="P42">Je recognois le corps de ce parfait Amant:</text:p>
      <text:p text:style-name="P42">Las ! <text:span text:style-name="T50">n</text:span>e nous celez point qui <text:span text:style-name="T50">s</text:span>ont ces meurtri<text:span text:style-name="T50">e</text:span>res,</text:p>
      <text:p text:style-name="P42">Ces <text:span text:style-name="T50">a</text:span>mes <text:span text:style-name="T50">s</text:span>ans pitié, ces maudites sorcières.</text:p>
      <text:p text:style-name="_3c_speaker_3e_">Chasseur</text:p>
      <text:p text:style-name="P42">Ce que <text:span text:style-name="T50">j</text:span>'en pu<text:span text:style-name="T50">is j</text:span>uger, aux pots qu'elles tenoient</text:p>
      <text:p text:style-name="P42">Pour adorer Bacchus dans son Temple venoient,</text:p>
      <text:p text:style-name="P92">Eny<text:span text:style-name="T63">v</text:span>rées de vin, brutallement hardies,</text:p>
      <text:p text:style-name="P92">Ce meurtre commettant paroissoient estourdies.</text:p>
      <text:p text:style-name="_3c_speaker_3e_">Berger <text:span text:style-name="T50">II</text:span></text:p>
      <text:p text:style-name="P42">Ô déplorable mort ! quel dommage, grands Dieux,</text:p>
      <text:p text:style-name="P42">Qu’il soit ainsi meurtry par ce sexe odieux !</text:p>
      <text:p text:style-name="_3c_speaker_3e_">Berger I</text:p>
      <text:p text:style-name="P42"><text:span text:style-name="T50">Q</text:span>u<text:span text:style-name="T50">e</text:span> maudit soit, Bacch<text:span text:style-name="T50">u</text:span>s, <text:span text:style-name="T50">l’</text:span>heure de ta naissance,</text:p>
      <text:p text:style-name="P42">Et ceux qui sans raison redoutent ta puissance,</text:p>
      <text:p text:style-name="P92">Qui tes brutales loix reçoivent dans leurs cœurs,</text:p>
      <text:p text:style-name="P62"><text:span text:style-name="_3c_pb_3e_"><text:span text:style-name="T2">[</text:span></text:span><text:span text:style-name="_3c_pb_3e_"><text:span text:style-name="T22">5</text:span></text:span><text:span text:style-name="_3c_pb_3e_"><text:span text:style-name="T25">6</text:span></text:span><text:span text:style-name="_3c_pb_3e_"><text:span text:style-name="T2">]</text:span></text:span><text:span text:style-name="T31">Que tu vas decevant, par tes douces liqueurs.</text:span></text:p>
      <text:p text:style-name="P42">Malheureux fut le jour que tu pris nourriture</text:p>
      <text:p text:style-name="P42">Pour le mal que tu fais à l’humaine nature.</text:p>
      <text:p text:style-name="P42">Penthee prevoyant le mal de ton poison,</text:p>
      <text:p text:style-name="P42">Ne voulant t'adorer avoit bonne raison.</text:p>
      <text:p text:style-name="P42">Souvent les trahisons, les meurtres, les turies,</text:p>
      <text:p text:style-name="P42">Les grandes cruautés, les sanglantes furies,</text:p>
      <text:p text:style-name="P42">Ne viennent que par toy, car de ton vin fumeux,</text:p>
      <text:p text:style-name="P42">Tu nous rends tout ainsi que sangliers escumeux.</text:p>
      <text:p text:style-name="_3c_speaker_3e_">Berger III</text:p>
      <text:p text:style-name="P42"><text:soft-page-break/>Phœbus, cache du tout ta lumiere dorée,</text:p>
      <text:p text:style-name="P92">Que la terre à présent n'en soit plus decorée:</text:p>
      <text:p text:style-name="P92">Qu’en signe de regrets, de plaintes est d'ennuis</text:p>
      <text:p text:style-name="P92">Desormais l’on n soit qu'en tenebreuses nuicts</text:p>
      <text:p text:style-name="P92">Toy gracieux Printemps qui decores les prees</text:p>
      <text:p text:style-name="P92">D'un million de fleurs de couleurs diaprees,</text:p>
      <text:p text:style-name="P92">Delaisse ta saison, ô qu'un fascheux hyver</text:p>
      <text:p text:style-name="P92">L’on voye pour jamais sur la terre arriver.</text:p>
      <text:p text:style-name="P92">Et vous petits oiseaux qui dedans tes bocages,</text:p>
      <text:p text:style-name="P92">D'arbre en arbre chantez vos differents ramages,</text:p>
      <text:p text:style-name="P92">Taisez-vous maintenant ; et vous tristes Corbeaux,</text:p>
      <text:p text:style-name="P92">Chouettes et hiboux, augures des tombeaux,</text:p>
      <text:p text:style-name="P92">Vollez par l’Uni<text:span text:style-name="T64">v</text:span>ers, tesmoignez cette perte,</text:p>
      <text:p text:style-name="P92">Perte qui ne sçauroit plus estre recouverte.</text:p>
      <text:p text:style-name="P92">Lauriers que les saisons n'empeschent d’estre verds,</text:p>
      <text:p text:style-name="P92">Desormais ne soyez de feuillage couverts.</text:p>
      <text:p text:style-name="P92">Et vous fleuves espars, rivieres crystallines,</text:p>
      <text:p text:style-name="P42"><text:span text:style-name="_3c_pb_3e_"><text:span text:style-name="T2">[</text:span></text:span><text:span text:style-name="_3c_pb_3e_"><text:span text:style-name="T22">5</text:span></text:span><text:span text:style-name="_3c_pb_3e_"><text:span text:style-name="T25">7</text:span></text:span><text:span text:style-name="_3c_pb_3e_"><text:span text:style-name="T2">]</text:span></text:span>Ne fai<text:span text:style-name="T50">ct</text:span>es plus couler vos ondes argentines.</text:p>
      <text:p text:style-name="P42"><text:span text:style-name="T50">É</text:span>cho qui réside<text:span text:style-name="T50">z da</text:span>ns les antres des bois,</text:p>
      <text:p text:style-name="P42">Le disant es<text:span text:style-name="T50">l</text:span>ancez vostre piteuse voix.</text:p>
      <text:p text:style-name="P42">Ô rigoureux destin ! que <text:span text:style-name="T50">s</text:span>ur tou<text:span text:style-name="T50">s</text:span> <text:span text:style-name="T50">j</text:span>e remarque,</text:p>
      <text:p text:style-name="P42">De voir que le malheur <text:span text:style-name="T50">à</text:span> la vertu s'attaque.</text:p>
      <text:p text:style-name="P42">Tousjours les vertueux sont pleins d'adversitez ;</text:p>
      <text:p text:style-name="P42">Les vaisseaux dans la mer ne sont tant agitez.</text:p>
      <text:p text:style-name="P42">Mais quel son ravissant resonne dans la nuë?</text:p>
      <text:p text:style-name="P42">Les Dieux sont-ils joyeux de la perte advenuë ?</text:p>
      <text:p text:style-name="_3c_speaker_3e_">Apollon</text:p>
      <text:p text:style-name="P42">Bergers, ne faictes plus ces lamentations ;</text:p>
      <text:p text:style-name="P92">Finissez vostre deuil, et-vos afflictions:</text:p>
      <text:p text:style-name="P92">Mon fils est bien heureux, son angoisse est finie ;</text:p>
      <text:p text:style-name="P92">L'ame de son espouse à la sienne est unie.</text:p>
      <text:p text:style-name="P93">Pluton à ma faveur luy donne tel pouvoir</text:p>
      <text:p text:style-name="P94">Qu’il peut comme il luy plaist afin à son aise la voir,</text:p>
      <text:p text:style-name="P94">Aux champs Élysiens tous deux ils se promeinent,</text:p>
      <text:p text:style-name="P94">Où leurs libres desirs ensemblement les meinent.</text:p>
      <text:p text:style-name="P94">Annoncez aux Bergers qu'apres tant de tourments</text:p>
      <text:p text:style-name="P94">Orphée peut jouyr de ses contentements,</text:p>
      <text:p text:style-name="P94"><text:soft-page-break/>Et que dans peu de temps sa mort sera vengée,</text:p>
      <text:p text:style-name="P94">Bacchus m'en a donné sa promesse engagée.</text:p>
      <text:p text:style-name="P94">L’on a veu le serpent en roc se convertir,</text:p>
      <text:p text:style-name="P94">Affamé s'avançant pour son chef engloutir.</text:p>
      <text:p text:style-name="P94">De mesme l’on verra ce sexe misérable</text:p>
      <text:p text:style-name="P94">Estroitement puny de ce meurtre execrable.</text:p>
      <text:p text:style-name="P94">Les Dieux qui jugent tout par le droit d’equité,</text:p>
      <text:p text:style-name="P94">Les puniront ainsi qu'elles ont merité.</text:p>
      <text:p text:style-name="P43"><text:span text:style-name="_3c_pb_3e_"><text:span text:style-name="T2">[</text:span></text:span><text:span text:style-name="_3c_pb_3e_"><text:span text:style-name="T22">5</text:span></text:span><text:span text:style-name="_3c_pb_3e_"><text:span text:style-name="T26">8</text:span></text:span><text:span text:style-name="_3c_pb_3e_"><text:span text:style-name="T2">]</text:span></text:span>Alle<text:span text:style-name="T51">z</text:span> et maintenant fini<text:span text:style-name="T51">s</text:span>s<text:span text:style-name="T51">ez l</text:span>es complaintes</text:p>
      <text:p text:style-name="P43">Dont vos <text:span text:style-name="T51">a</text:span>mes estoient par cy-d<text:span text:style-name="T51">ev</text:span>ant atteintes.</text:p>
      <text:p text:style-name="_3c_speaker_3e_">Berger I</text:p>
      <text:p text:style-name="P43">Rendons grâces, Bergers, à l'oracle di<text:span text:style-name="T51">v</text:span>in,</text:p>
      <text:p text:style-name="P43">Allons, e<text:span text:style-name="T51">t</text:span> d<text:span text:style-name="T51">es</text:span>ormais ne lamentons en vain,</text:p>
      <text:p text:style-name="P43">Puisqu'il est bien heureux dans <text:span text:style-name="T51">l’</text:span>ombreuse campa<text:span text:style-name="T51">gne</text:span></text:p>
      <text:p text:style-name="P43">Re<text:span text:style-name="T51">v</text:span>oyant <text:span text:style-name="T51">à</text:span> <text:span text:style-name="T51">so</text:span>n gré <text:span text:style-name="T51">s</text:span>a fide<text:span text:style-name="T51">l</text:span>le compagne.</text:p>
      <text:p text:style-name="_3c_speaker_3e_">Berger II</text:p>
      <text:p text:style-name="P43"><text:span text:style-name="T51">L’</text:span>aise que <text:span text:style-name="T51">j</text:span>e ressens de cet e<text:span text:style-name="T51">v</text:span>enement,</text:p>
      <text:p text:style-name="P43">R<text:span text:style-name="T51">éj</text:span>ouyt mon Esprit d’<text:span text:style-name="T51">u</text:span>n doux contentement.</text:p>
      <text:p text:style-name="P43">Ô couple bien heureux ! amants ins<text:span text:style-name="T51">e</text:span>parables,</text:p>
      <text:p text:style-name="P43">Qu'aux champs <text:span text:style-name="T51">É</text:span>ly<text:span text:style-name="T51">s</text:span>i<text:span text:style-name="T51">e</text:span>ns vos <text:span text:style-name="T51">j</text:span>oyes soient durables.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Condensed" svg:font-family="'DejaVu Sans Condensed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loext:graphic-properties draw:fill="solid" draw:fill-color="#ffffff" draw:opacity="100%"/>
      <style:paragraph-properties fo:margin-left="0cm" fo:margin-right="0cm" fo:text-indent="-3.669cm" style:auto-text-indent="false" style:page-number="auto" fo:background-color="#ffffff"/>
    </style:style>
    <style:style style:name="Frame_20_contents" style:display-name="Frame contents" style:family="paragraph" style:parent-style-name="Text_20_body" style:class="extra"/>
    <style:style style:name="_3c_label_3e_" style:display-name="&lt;label&gt;" style:family="paragraph" style:parent-style-name="Standard">
      <style:paragraph-properties fo:margin-left="2cm" fo:margin-right="2cm" fo:text-align="justify" style:justify-single-word="false" fo:text-indent="0.3cm" style:auto-text-indent="false"/>
      <style:text-properties fo:font-style="italic"/>
    </style:style>
    <style:style style:name="_3c_castItem_3e_" style:display-name="&lt;castItem&gt;" style:family="paragraph" style:parent-style-name="List_20_Contents" style:class="text">
      <style:paragraph-properties fo:text-align="end" style:justify-single-word="false"/>
      <style:text-properties fo:font-variant="small-caps"/>
    </style:style>
    <style:style style:name="_3c_speaker_3e_" style:display-name="&lt;speaker&gt;" style:family="paragraph" style:parent-style-name="Standard">
      <style:paragraph-properties fo:text-align="center" style:justify-single-word="false"/>
      <style:text-properties fo:font-variant="small-caps"/>
    </style:style>
    <style:style style:name="_3c_stage_3e_" style:display-name="&lt;stage&gt;" style:family="paragraph" style:parent-style-name="_3c_speaker_3e_">
      <style:text-properties fo:font-variant="normal" fo:text-transform="none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family="'DejaVu Sans Condensed'" fo:font-size="12pt" fo:letter-spacing="normal" fo:language="fr" fo:country="FR" style:font-name-asian="DejaVu Sans Condensed" style:font-family-asian="'DejaVu Sans Condensed'" style:font-size-asian="12pt" style:language-asian="fr" style:country-asian="FR" style:font-name-complex="DejaVu Sans Condensed" style:font-family-complex="'DejaVu Sans Condensed'" style:font-size-complex="12pt" style:language-complex="fr" style:country-complex="FR" style:text-scale="100%"/>
    </style:style>
    <style:style style:name="CharStyle4" style:family="text" style:parent-style-name="DefaultFontStyle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corr_3e_" style:display-name="&lt;corr&gt;" style:family="text">
      <style:text-properties style:text-line-through-style="solid" style:text-line-through-type="sing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olina Suchecka</meta:initial-creator>
    <meta:creation-date>2019-03-24T12:23:45.39</meta:creation-date>
    <dc:date>2020-08-06T12:25:51.656126777</dc:date>
    <meta:editing-duration>P1DT23H15M30S</meta:editing-duration>
    <meta:editing-cycles>65</meta:editing-cycles>
    <meta:generator>LibreOffice/6.4.4.2$Linux_X86_64 LibreOffice_project/40$Build-2</meta:generator>
    <meta:document-statistic meta:table-count="0" meta:image-count="0" meta:object-count="0" meta:page-count="42" meta:paragraph-count="1553" meta:word-count="11126" meta:character-count="62633" meta:non-whitespace-character-count="53050"/>
  </office:meta>
</office:document-meta>
</file>